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835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2.417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3.888cm"/>
    </style:style>
    <style:style style:name="co10" style:family="table-column">
      <style:table-column-properties fo:break-before="auto" style:column-width="3.397cm"/>
    </style:style>
    <style:style style:name="co11" style:family="table-column">
      <style:table-column-properties fo:break-before="auto" style:column-width="4.018cm"/>
    </style:style>
    <style:style style:name="co12" style:family="table-column">
      <style:table-column-properties fo:break-before="auto" style:column-width="3.789cm"/>
    </style:style>
    <style:style style:name="co13" style:family="table-column">
      <style:table-column-properties fo:break-before="auto" style:column-width="3.919cm"/>
    </style:style>
    <style:style style:name="co14" style:family="table-column">
      <style:table-column-properties fo:break-before="auto" style:column-width="2.221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2.745cm"/>
    </style:style>
    <style:style style:name="co17" style:family="table-column">
      <style:table-column-properties fo:break-before="auto" style:column-width="2.581cm"/>
    </style:style>
    <style:style style:name="co18" style:family="table-column">
      <style:table-column-properties fo:break-before="auto" style:column-width="2.679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1.667cm"/>
    </style:style>
    <style:style style:name="co21" style:family="table-column">
      <style:table-column-properties fo:break-before="auto" style:column-width="2.351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2.612cm"/>
    </style:style>
    <style:style style:name="co24" style:family="table-column">
      <style:table-column-properties fo:break-before="auto" style:column-width="3.136cm"/>
    </style:style>
    <style:style style:name="co25" style:family="table-column">
      <style:table-column-properties fo:break-before="auto" style:column-width="4.376cm"/>
    </style:style>
    <style:style style:name="co26" style:family="table-column">
      <style:table-column-properties fo:break-before="auto" style:column-width="5.096cm"/>
    </style:style>
    <style:style style:name="co27" style:family="table-column">
      <style:table-column-properties fo:break-before="auto" style:column-width="3.627cm"/>
    </style:style>
    <style:style style:name="co28" style:family="table-column">
      <style:table-column-properties fo:break-before="auto" style:column-width="2.484cm"/>
    </style:style>
    <style:style style:name="co29" style:family="table-column">
      <style:table-column-properties fo:break-before="auto" style:column-width="4.41cm"/>
    </style:style>
    <style:style style:name="co30" style:family="table-column">
      <style:table-column-properties fo:break-before="auto" style:column-width="4.934cm"/>
    </style:style>
    <style:style style:name="co31" style:family="table-column">
      <style:table-column-properties fo:break-before="auto" style:column-width="4.149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4.475cm"/>
    </style:style>
    <style:style style:name="co34" style:family="table-column">
      <style:table-column-properties fo:break-before="auto" style:column-width="2.549cm"/>
    </style:style>
    <style:style style:name="co35" style:family="table-column">
      <style:table-column-properties fo:break-before="auto" style:column-width="3.17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985cm"/>
    </style:style>
    <style:style style:name="co38" style:family="table-column">
      <style:table-column-properties fo:break-before="auto" style:column-width="4.313cm"/>
    </style:style>
    <style:style style:name="co39" style:family="table-column">
      <style:table-column-properties fo:break-before="auto" style:column-width="4.509cm"/>
    </style:style>
    <style:style style:name="co40" style:family="table-column">
      <style:table-column-properties fo:break-before="auto" style:column-width="1.7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0" table:number-columns-repeated="15" table:default-cell-style-name="Default"/>
        <table:table-row table:style-name="ro1">
          <table:table-cell table:style-name="ce1" office:value-type="string" calcext:value-type="string" table:number-columns-spanned="49" table:number-rows-spanned="1">
            <text:p><text:span text:style-name="T1">VERBAS INDENIZATÓRIAS E OUTRAS REMUNERAÇÕES TEMPORÁRIAS</text:span></text:p>
          </table:table-cell>
          <table:covered-table-cell table:number-columns-repeated="48" table:style-name="ce6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4" table:number-rows-spanned="1">
            <text:p><text:span text:style-name="T1">Mês/ano de referência: 08/2023</text:span></text:p>
          </table:table-cell>
          <table:covered-table-cell table:number-columns-repeated="3" table:style-name="ce6"/>
          <table:table-cell table:style-name="ce13" office:value-type="string" calcext:value-type="string" table:number-columns-spanned="15" table:number-rows-spanned="1">
            <text:p><text:span text:style-name="T1">VERBAS INDENIZATÓRIAS</text:span></text:p>
          </table:table-cell>
          <table:covered-table-cell table:number-columns-repeated="14" table:style-name="ce14"/>
          <table:table-cell table:style-name="ce13" office:value-type="string" calcext:value-type="string" table:number-columns-spanned="30" table:number-rows-spanned="1">
            <text:p><text:span text:style-name="T1">OUTRAS REMUNERAÇÕES TEMPORÁRIAS</text:span></text:p>
          </table:table-cell>
          <table:covered-table-cell table:number-columns-repeated="29" table:style-name="ce14"/>
          <table:table-cell table:number-columns-repeated="15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 table:number-columns-spanned="2" table:number-rows-spanned="1">
            <text:p><text:span text:style-name="T2">Nome</text:span></text:p>
          </table:table-cell>
          <table:covered-table-cell table:style-name="ce11"/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Auxílio Educ. Infantil - TJSE (07)</text:span></text:p>
          </table:table-cell>
          <table:table-cell table:style-name="ce2" office:value-type="string" calcext:value-type="string">
            <text:p><text:span text:style-name="T2">Dif. Auxílio Educ. Infantil - TJSE (07.1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Ajuda de Custo (11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Gratificação Diretor Subsede (34)</text:span></text:p>
          </table:table-cell>
          <table:table-cell table:style-name="ce2" office:value-type="string" calcext:value-type="string">
            <text:p><text:span text:style-name="T2">Dif. Gratificação Diretor Subsede (35)</text:span></text:p>
          </table:table-cell>
          <table:table-cell table:style-name="ce2" office:value-type="string" calcext:value-type="string">
            <text:p><text:span text:style-name="T2">Grat. por Acumulação de Acervo (36)</text:span></text:p>
          </table:table-cell>
          <table:table-cell table:style-name="ce2" office:value-type="string" calcext:value-type="string">
            <text:p><text:span text:style-name="T2">Dif. Grat. por Acumulação de Acervo (37)</text:span></text:p>
          </table:table-cell>
          <table:table-cell table:style-name="ce2" office:value-type="string" calcext:value-type="string">
            <text:p><text:span text:style-name="T2">Substituição (Diferença de Entrância) (38)</text:span></text:p>
          </table:table-cell>
          <table:table-cell table:style-name="ce2" office:value-type="string" calcext:value-type="string">
            <text:p><text:span text:style-name="T2">Dif. Substituição (Diferença de Entrância) (39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15"/>
        </table:table-row>
        <table:table-row table:style-name="ro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 table:number-columns-spanned="2" table:number-rows-spanned="1">
            <text:p><text:span text:style-name="T3">ADEILDO JOSE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 table:number-columns-spanned="2" table:number-rows-spanned="1">
            <text:p><text:span text:style-name="T3">ADEILTON CARLO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UXILIAR DE SERVIÇOS GERAI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 table:number-columns-spanned="2" table:number-rows-spanned="1">
            <text:p><text:span text:style-name="T3">ADEILTON DE OLIVEIRA FIEL</text:span></text:p>
          </table:table-cell>
          <table:covered-table-cell table:style-name="ce12"/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 table:number-columns-spanned="2" table:number-rows-spanned="1">
            <text:p><text:span text:style-name="T3">ADELIA MOREIRA PESSO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 table:number-columns-spanned="2" table:number-rows-spanned="1">
            <text:p><text:span text:style-name="T3">ADEMILTON DE OLIVEIR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364" calcext:value-type="float">
            <text:p>2364</text:p>
          </table:table-cell>
          <table:table-cell table:style-name="ce8" office:value-type="string" calcext:value-type="string" table:number-columns-spanned="2" table:number-rows-spanned="1">
            <text:p><text:span text:style-name="T3">ADEMIR COST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 table:number-columns-spanned="2" table:number-rows-spanned="1">
            <text:p><text:span text:style-name="T3">ADERBAL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 table:number-columns-spanned="2" table:number-rows-spanned="1">
            <text:p><text:span text:style-name="T3">ADIEL FEITOSA LEIT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381.21" calcext:value-type="float">
            <text:p>1.381,2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690.21" calcext:value-type="float">
            <text:p>3.690,2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 table:number-columns-spanned="2" table:number-rows-spanned="1">
            <text:p><text:span text:style-name="T3">ADLER DE OLIVEIR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D. DE SOFTWARE/DTI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 table:number-columns-spanned="2" table:number-rows-spanned="1">
            <text:p><text:span text:style-name="T3">ADNA CRISTINA DE CARVALHO VILANO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TURMA RECURS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 table:number-columns-spanned="2" table:number-rows-spanned="1">
            <text:p><text:span text:style-name="T3">ADRIANA DOS SANTOS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 table:number-columns-spanned="2" table:number-rows-spanned="1">
            <text:p><text:span text:style-name="T3">ADRIANA FREIRE DE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 table:number-columns-spanned="2" table:number-rows-spanned="1">
            <text:p><text:span text:style-name="T3">ADRIANA NUNE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 table:number-columns-spanned="2" table:number-rows-spanned="1">
            <text:p><text:span text:style-name="T3">ADRIANA RIBEIRO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ÇA AUXILIAR DE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 table:number-columns-spanned="2" table:number-rows-spanned="1">
            <text:p><text:span text:style-name="T3">ADRIANA SICUPIRA PEREGRINO BRAGA SAL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NACIONAL DO MINISTÉRIO PÚBLIC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 table:number-columns-spanned="2" table:number-rows-spanned="1">
            <text:p><text:span text:style-name="T3">ADRIANO CARVALHO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 table:number-columns-spanned="2" table:number-rows-spanned="1">
            <text:p><text:span text:style-name="T3">ADRIANO SANTOS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 table:number-columns-spanned="2" table:number-rows-spanned="1">
            <text:p><text:span text:style-name="T3">ADRIANO ULISSES DEDA CHAGAS DE MEL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 table:number-columns-spanned="2" table:number-rows-spanned="1">
            <text:p><text:span text:style-name="T3">ADSON ALBERTO CARDOSO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 table:number-columns-spanned="2" table:number-rows-spanned="1">
            <text:p><text:span text:style-name="T3">AGMARIO FABIANO SANTOS CONCEIÇAO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 table:number-columns-spanned="2" table:number-rows-spanned="1">
            <text:p><text:span text:style-name="T3">AGNALDO SILV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 table:number-columns-spanned="2" table:number-rows-spanned="1">
            <text:p><text:span text:style-name="T3">AILA BATISTA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 table:number-columns-spanned="2" table:number-rows-spanned="1">
            <text:p><text:span text:style-name="T3">ALAN FERREIRA HORA</text:span></text:p>
          </table:table-cell>
          <table:covered-table-cell table:style-name="ce12"/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 table:number-columns-spanned="2" table:number-rows-spanned="1">
            <text:p><text:span text:style-name="T3">ALAN VICTOR BATIST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 table:number-columns-spanned="2" table:number-rows-spanned="1">
            <text:p><text:span text:style-name="T3">ALANNA CORREIA SILVA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13" calcext:value-type="float">
            <text:p>2313</text:p>
          </table:table-cell>
          <table:table-cell table:style-name="ce8" office:value-type="string" calcext:value-type="string" table:number-columns-spanned="2" table:number-rows-spanned="1">
            <text:p><text:span text:style-name="T3">ALBERTO BATIST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 table:number-columns-spanned="2" table:number-rows-spanned="1">
            <text:p><text:span text:style-name="T3">ALBERTO RODRIGUES CARDOSO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ÃO DE AUDITORIA INTER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889.05" calcext:value-type="float">
            <text:p>889,05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889.05" calcext:value-type="float">
            <text:p>889,05</text:p>
          </table:table-cell>
          <table:table-cell table:number-columns-repeated="15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 table:number-columns-spanned="2" table:number-rows-spanned="1">
            <text:p><text:span text:style-name="T3">ALBERTO VINICIUS DE MEL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93" calcext:value-type="float">
            <text:p>2393</text:p>
          </table:table-cell>
          <table:table-cell table:style-name="ce8" office:value-type="string" calcext:value-type="string" table:number-columns-spanned="2" table:number-rows-spanned="1">
            <text:p><text:span text:style-name="T3">ALBERTO VINICIUS DE MEL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859.17" calcext:value-type="float">
            <text:p>1.859,17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859.17" calcext:value-type="float">
            <text:p>1.859,1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 table:number-columns-spanned="2" table:number-rows-spanned="1">
            <text:p><text:span text:style-name="T3">ALBERTO VINICIUS DE MEL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371.83" calcext:value-type="float">
            <text:p>371,83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371.83" calcext:value-type="float">
            <text:p>371,83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 table:number-columns-spanned="2" table:number-rows-spanned="1">
            <text:p><text:span text:style-name="T3">ALDELEINE MELHOR BARBOS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177.48" calcext:value-type="float">
            <text:p>10.177,48</text:p>
          </table:table-cell>
          <table:table-cell table:number-columns-repeated="15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 table:number-columns-spanned="2" table:number-rows-spanned="1">
            <text:p><text:span text:style-name="T3">ALDO SOUZA ARAGA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 table:number-columns-spanned="2" table:number-rows-spanned="1">
            <text:p><text:span text:style-name="T3">ALESSANDRA ALVES DE OLIVEIRA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style-name="ce15" office:value-type="float" office:value="340" calcext:value-type="float">
            <text:p>34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340" calcext:value-type="float">
            <text:p>340,00</text:p>
          </table:table-cell>
          <table:table-cell table:number-columns-repeated="15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 table:number-columns-spanned="2" table:number-rows-spanned="1">
            <text:p><text:span text:style-name="T3">ALESSANDRA PEDRAL DE SANTANA SUZART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 table:number-columns-spanned="2" table:number-rows-spanned="1">
            <text:p><text:span text:style-name="T3">ALESSANDRA SOUZA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 table:number-columns-spanned="2" table:number-rows-spanned="1">
            <text:p><text:span text:style-name="T3">ALEX ESTEVAM DE SOUZA LEIT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 table:number-columns-spanned="2" table:number-rows-spanned="1">
            <text:p><text:span text:style-name="T3">ALEX MAIA ESMERALDO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1141.52" calcext:value-type="float">
            <text:p>21.141,52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 table:number-columns-spanned="2" table:number-rows-spanned="1">
            <text:p><text:span text:style-name="T3">ALEX SANTOS DO CARMO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 table:number-columns-spanned="2" table:number-rows-spanned="1">
            <text:p><text:span text:style-name="T3">ALEXANDER REZENDE LIM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 table:number-columns-spanned="2" table:number-rows-spanned="1">
            <text:p><text:span text:style-name="T3">ALEXANDRE ALBAGLI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 table:number-columns-spanned="2" table:number-rows-spanned="1">
            <text:p><text:span text:style-name="T3">ALEXANDRE ANDRADE DE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 table:number-columns-spanned="2" table:number-rows-spanned="1">
            <text:p><text:span text:style-name="T3">ALEXANDRE FRANCO BARRE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PROTECAO AO RIO SAO FRANCISCO E AS NASCENTE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 table:number-columns-spanned="2" table:number-rows-spanned="1">
            <text:p><text:span text:style-name="T3">ALEXANDRE GONCALVE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 table:number-columns-spanned="2" table:number-rows-spanned="1">
            <text:p><text:span text:style-name="T3">ALEXANDRE JOSE ANDRADE DE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 table:number-columns-spanned="2" table:number-rows-spanned="1">
            <text:p><text:span text:style-name="T3">ALEXANDRE MENDONC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03" calcext:value-type="float">
            <text:p>2303</text:p>
          </table:table-cell>
          <table:table-cell table:style-name="ce8" office:value-type="string" calcext:value-type="string" table:number-columns-spanned="2" table:number-rows-spanned="1">
            <text:p><text:span text:style-name="T3">ALEXANDRE SOARES FREIRE DA COSTA</text:span></text:p>
          </table:table-cell>
          <table:covered-table-cell table:style-name="ce12"/>
          <table:table-cell table:style-name="ce8" office:value-type="string" calcext:value-type="string">
            <text:p><text:span text:style-name="T3">1º 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 table:number-columns-spanned="2" table:number-rows-spanned="1">
            <text:p><text:span text:style-name="T3">ALEXANDRO SAMPAIO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1253" calcext:value-type="float">
            <text:p>1.253,00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3571" calcext:value-type="float">
            <text:p>3.571,00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180.57" calcext:value-type="float">
            <text:p>10.180,57</text:p>
          </table:table-cell>
          <table:table-cell table:number-columns-repeated="15"/>
        </table:table-row>
        <table:table-row table:style-name="ro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 table:number-columns-spanned="2" table:number-rows-spanned="1">
            <text:p><text:span text:style-name="T3">ALEXSANDRO AZEVEDO GUIMARA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E SIMAO DIA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style-name="ce15" office:value-type="float" office:value="600" calcext:value-type="float">
            <text:p>60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900" calcext:value-type="float">
            <text:p>900,00</text:p>
          </table:table-cell>
          <table:table-cell table:number-columns-repeated="15"/>
        </table:table-row>
        <table:table-row table:style-name="ro4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 table:number-columns-spanned="2" table:number-rows-spanned="1">
            <text:p><text:span text:style-name="T3">ALEXSANDRO CARLOS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646.62" calcext:value-type="float">
            <text:p>646,62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646.62" calcext:value-type="float">
            <text:p>646,62</text:p>
          </table:table-cell>
          <table:table-cell table:number-columns-repeated="15"/>
        </table:table-row>
        <table:table-row table:style-name="ro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 table:number-columns-spanned="2" table:number-rows-spanned="1">
            <text:p><text:span text:style-name="T3">ALFRAN PEREIRA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 table:number-columns-spanned="2" table:number-rows-spanned="1">
            <text:p><text:span text:style-name="T3">ALICE REGINA LOUREDO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 table:number-columns-spanned="2" table:number-rows-spanned="1">
            <text:p><text:span text:style-name="T3">ALINE BARBOZA ALCANTARA DE CARVALHO LEIT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 table:number-columns-spanned="2" table:number-rows-spanned="1">
            <text:p><text:span text:style-name="T3">ALINE MARI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 table:number-columns-spanned="2" table:number-rows-spanned="1">
            <text:p><text:span text:style-name="T3">ALINE NUNES VASCONCEL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 table:number-columns-spanned="2" table:number-rows-spanned="1">
            <text:p><text:span text:style-name="T3">ALINE RIBEIRO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 table:number-columns-spanned="2" table:number-rows-spanned="1">
            <text:p><text:span text:style-name="T3">ALINE WILTSHIRE CARVALHO RODRIGUES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 table:number-columns-spanned="2" table:number-rows-spanned="1">
            <text:p><text:span text:style-name="T3">ALISSON SANTAN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44" calcext:value-type="float">
            <text:p>2344</text:p>
          </table:table-cell>
          <table:table-cell table:style-name="ce8" office:value-type="string" calcext:value-type="string" table:number-columns-spanned="2" table:number-rows-spanned="1">
            <text:p><text:span text:style-name="T3">ALISSON SANTANA MOT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DIVISAO DE COMUNICACAO, CERIMONIAL E EVENTOS/COORDENADORIA DE COMUNICACAO SOCIAL (CODCOM/MPSE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92" calcext:value-type="float">
            <text:p>2392</text:p>
          </table:table-cell>
          <table:table-cell table:style-name="ce8" office:value-type="string" calcext:value-type="string" table:number-columns-spanned="2" table:number-rows-spanned="1">
            <text:p><text:span text:style-name="T3">ALLAINE CRISTINA SOUZA BISP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 table:number-columns-spanned="2" table:number-rows-spanned="1">
            <text:p><text:span text:style-name="T3">ALLAN DAVIS CARVALHO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 table:number-columns-spanned="2" table:number-rows-spanned="1">
            <text:p><text:span text:style-name="T3">ALLAN SILVEIRA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RQUIVO CENTRAL DO MINISTERIO PUBLIC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321.32" calcext:value-type="float">
            <text:p>321,32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321.32" calcext:value-type="float">
            <text:p>321,32</text:p>
          </table:table-cell>
          <table:table-cell table:number-columns-repeated="15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 table:number-columns-spanned="2" table:number-rows-spanned="1">
            <text:p><text:span text:style-name="T3">ALLANA BRUNA ANDRADE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 table:number-columns-spanned="2" table:number-rows-spanned="1">
            <text:p><text:span text:style-name="T3">ALLANA RACHEL MONTEIRO BATISTA SOARE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 table:number-columns-spanned="2" table:number-rows-spanned="1">
            <text:p><text:span text:style-name="T3">ALLIUSKA CAROLINE DA SILVA OLIVEIRA SOBRAL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 table:number-columns-spanned="2" table:number-rows-spanned="1">
            <text:p><text:span text:style-name="T3">ALONSO GOMES CAMPO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 table:number-columns-spanned="2" table:number-rows-spanned="1">
            <text:p><text:span text:style-name="T3">ALVINO AQUINO SANTO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 table:number-columns-spanned="2" table:number-rows-spanned="1">
            <text:p><text:span text:style-name="T3">AMANDA CARVALHO PAIVA DE ALMEIDA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 table:number-columns-spanned="2" table:number-rows-spanned="1">
            <text:p><text:span text:style-name="T3">AMILTON NEVES BRITO FI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 table:number-columns-spanned="2" table:number-rows-spanned="1">
            <text:p><text:span text:style-name="T3">ANA CARLA MORAIS DE SOUZA MEL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 table:number-columns-spanned="2" table:number-rows-spanned="1">
            <text:p><text:span text:style-name="T3">ANA CAROLINA OLIVEIRA D AVIL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 table:number-columns-spanned="2" table:number-rows-spanned="1">
            <text:p><text:span text:style-name="T3">ANA CELIA BARBOSA MATIA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449.45" calcext:value-type="float">
            <text:p>1.449,45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449.45" calcext:value-type="float">
            <text:p>1.449,45</text:p>
          </table:table-cell>
          <table:table-cell table:number-columns-repeated="15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 table:number-columns-spanned="2" table:number-rows-spanned="1">
            <text:p><text:span text:style-name="T3">ANA CELIA GUIMARAES PRADO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 table:number-columns-spanned="2" table:number-rows-spanned="1">
            <text:p><text:span text:style-name="T3">ANA CHRISTINA SOUZA BRANDI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2017.52" calcext:value-type="float">
            <text:p>22.017,52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7517.99" calcext:value-type="float">
            <text:p>7.517,99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3156.48" calcext:value-type="float">
            <text:p>13.156,48</text:p>
          </table:table-cell>
          <table:table-cell table:number-columns-repeated="15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 table:number-columns-spanned="2" table:number-rows-spanned="1">
            <text:p><text:span text:style-name="T3">ANA CLAUDIA MACHADO COSTA MORA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 table:number-columns-spanned="2" table:number-rows-spanned="1">
            <text:p><text:span text:style-name="T3">ANA CONCEICAO LIMA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 table:number-columns-spanned="2" table:number-rows-spanned="1">
            <text:p><text:span text:style-name="T3">ANA CRISTINA ARAGAO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347" calcext:value-type="float">
            <text:p>2347</text:p>
          </table:table-cell>
          <table:table-cell table:style-name="ce8" office:value-type="string" calcext:value-type="string" table:number-columns-spanned="2" table:number-rows-spanned="1">
            <text:p><text:span text:style-name="T3">ANA CRISTINA CARVALHO BARROS</text:span></text:p>
          </table:table-cell>
          <table:covered-table-cell table:style-name="ce12"/>
          <table:table-cell table:style-name="ce8" office:value-type="string" calcext:value-type="string">
            <text:p><text:span text:style-name="T3">ENFERMEIRA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105.39" calcext:value-type="float">
            <text:p>1.105,39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1105.39" calcext:value-type="float">
            <text:p>1.105,39</text:p>
          </table:table-cell>
          <table:table-cell table:number-columns-repeated="15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 table:number-columns-spanned="2" table:number-rows-spanned="1">
            <text:p><text:span text:style-name="T3">ANA GALGANE PA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6187.54" calcext:value-type="float">
            <text:p>6.187,5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6187.54" calcext:value-type="float">
            <text:p>6.187,54</text:p>
          </table:table-cell>
          <table:table-cell table:number-columns-repeated="15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 table:number-columns-spanned="2" table:number-rows-spanned="1">
            <text:p><text:span text:style-name="T3">ANA KARLA LIM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APOIO ADMINISTRATIVO/DIRETORIA ADMINISTRATIV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 table:number-columns-spanned="2" table:number-rows-spanned="1">
            <text:p><text:span text:style-name="T3">ANA LEILA COSTA GARCEZ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AUXILIAR DE ARACAJU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 table:number-columns-spanned="2" table:number-rows-spanned="1">
            <text:p><text:span text:style-name="T3">ANA LUIZA OLIVEIRA SOBRAL</text:span></text:p>
          </table:table-cell>
          <table:covered-table-cell table:style-name="ce12"/>
          <table:table-cell table:style-name="ce8" office:value-type="string" calcext:value-type="string">
            <text:p><text:span text:style-name="T3">PSICOLOGO-requisitad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740.47" calcext:value-type="float">
            <text:p>1.740,47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4140.47" calcext:value-type="float">
            <text:p>4.140,47</text:p>
          </table:table-cell>
          <table:table-cell table:number-columns-repeated="15"/>
        </table:table-row>
        <table:table-row table:style-name="ro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 table:number-columns-spanned="2" table:number-rows-spanned="1">
            <text:p><text:span text:style-name="T3">ANA MARIA MENEZES SANTOS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 table:number-columns-spanned="2" table:number-rows-spanned="1">
            <text:p><text:span text:style-name="T3">ANA MARIA MENEZES TAPIOC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 table:number-columns-spanned="2" table:number-rows-spanned="1">
            <text:p><text:span text:style-name="T3">ANA PATRICIA FONTES DA SILVA VILLACOR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 table:number-columns-spanned="2" table:number-rows-spanned="1">
            <text:p><text:span text:style-name="T3">ANA PAULA DE JESUS PASSOS LUN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900.5" calcext:value-type="float">
            <text:p>2.900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 table:number-columns-spanned="2" table:number-rows-spanned="1">
            <text:p><text:span text:style-name="T3">ANA PAULA MACHADO COSTA MENES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1879.5" calcext:value-type="float">
            <text:p>1.879,50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7236.07" calcext:value-type="float">
            <text:p>7.236,07</text:p>
          </table:table-cell>
          <table:table-cell table:number-columns-repeated="15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 table:number-columns-spanned="2" table:number-rows-spanned="1">
            <text:p><text:span text:style-name="T3">ANA PAULA PEREIRA LIM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 table:number-columns-spanned="2" table:number-rows-spanned="1">
            <text:p><text:span text:style-name="T3">ANA PAULA SOUZA VIAN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 table:number-columns-spanned="2" table:number-rows-spanned="1">
            <text:p><text:span text:style-name="T3">ANA SOARES DE SOUZA</text:span></text:p>
          </table:table-cell>
          <table:covered-table-cell table:style-name="ce12"/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1" calcext:value-type="float">
            <text:p>2371</text:p>
          </table:table-cell>
          <table:table-cell table:style-name="ce8" office:value-type="string" calcext:value-type="string" table:number-columns-spanned="2" table:number-rows-spanned="1">
            <text:p><text:span text:style-name="T3">ANANIAS SILVA SOUZA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 table:number-columns-spanned="2" table:number-rows-spanned="1">
            <text:p><text:span text:style-name="T3">ANDERSON BARRETO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1º 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 table:number-columns-spanned="2" table:number-rows-spanned="1">
            <text:p><text:span text:style-name="T3">ANDERSON ESTEVAM DE SOUZA LEIT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 table:number-columns-spanned="2" table:number-rows-spanned="1">
            <text:p><text:span text:style-name="T3">ANDERSON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 table:number-columns-spanned="2" table:number-rows-spanned="1">
            <text:p><text:span text:style-name="T3">ANDERSON OLIVEIR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 table:number-columns-spanned="2" table:number-rows-spanned="1">
            <text:p><text:span text:style-name="T3">ANDERSON VIANA SOUZ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 table:number-columns-spanned="2" table:number-rows-spanned="1">
            <text:p><text:span text:style-name="T3">ANDRE ARAGAO DA FONSEC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a Diretoria de Gestão Estratégica e Orçamentária</text:span></text:p>
          </table:table-cell>
          <table:table-cell table:style-name="ce8" office:value-type="string" calcext:value-type="string">
            <text:p><text:span text:style-name="T3">DIRETORIA DE GESTAO ESTRATEGICA E ORCAMENTARI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 table:number-columns-spanned="2" table:number-rows-spanned="1">
            <text:p><text:span text:style-name="T3">ANDRE DOS SANTOS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GESTAO DE PESSOAS - INSTITUCION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5" calcext:value-type="float">
            <text:p>2325</text:p>
          </table:table-cell>
          <table:table-cell table:style-name="ce8" office:value-type="string" calcext:value-type="string" table:number-columns-spanned="2" table:number-rows-spanned="1">
            <text:p><text:span text:style-name="T3">ANDRE FABIANO DO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 table:number-columns-spanned="2" table:number-rows-spanned="1">
            <text:p><text:span text:style-name="T3">ANDRE LIMA FEITOZ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 table:number-columns-spanned="2" table:number-rows-spanned="1">
            <text:p><text:span text:style-name="T3">ANDRE LUCAS ALMADA MARINHO PONT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 table:number-columns-spanned="2" table:number-rows-spanned="1">
            <text:p><text:span text:style-name="T3">ANDRE LUIZ MENEZES GUIMARAES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Núcleo de Empenh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 table:number-columns-spanned="2" table:number-rows-spanned="1">
            <text:p><text:span text:style-name="T3">ANDRE ROLLEMBERG MENDONÇA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CENTRAL DE DILIGÊNCIAS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 table:number-columns-spanned="2" table:number-rows-spanned="1">
            <text:p><text:span text:style-name="T3">ANDREA DOS ANJOS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 table:number-columns-spanned="2" table:number-rows-spanned="1">
            <text:p><text:span text:style-name="T3">ANDREA LEITE TORR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 table:number-columns-spanned="2" table:number-rows-spanned="1">
            <text:p><text:span text:style-name="T3">ANDREA MARIA PRATA MARTIN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 table:number-columns-spanned="2" table:number-rows-spanned="1">
            <text:p><text:span text:style-name="T3">ANDRESSA PEDRAL DE SANTANA RODRIGU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 table:number-columns-spanned="2" table:number-rows-spanned="1">
            <text:p><text:span text:style-name="T3">ANGELO MARCIO ARAGAO MACED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900.5" calcext:value-type="float">
            <text:p>2.900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14" calcext:value-type="float">
            <text:p>2314</text:p>
          </table:table-cell>
          <table:table-cell table:style-name="ce8" office:value-type="string" calcext:value-type="string" table:number-columns-spanned="2" table:number-rows-spanned="1">
            <text:p><text:span text:style-name="T3">ANISIO ANDRADE AMARAL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 table:number-columns-spanned="2" table:number-rows-spanned="1">
            <text:p><text:span text:style-name="T3">ANNA CARLA ANDRADE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I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 table:number-columns-spanned="2" table:number-rows-spanned="1">
            <text:p><text:span text:style-name="T3">ANNA CAROLINA SANTOS NUN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 table:number-columns-spanned="2" table:number-rows-spanned="1">
            <text:p><text:span text:style-name="T3">ANNA KARINA ROLIM CARTAX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85.71" calcext:value-type="float">
            <text:p>3.385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 table:number-columns-spanned="2" table:number-rows-spanned="1">
            <text:p><text:span text:style-name="T3">ANNE CAROLYNE OLIVEIR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 table:number-columns-spanned="2" table:number-rows-spanned="1">
            <text:p><text:span text:style-name="T3">ANTONIO ALMEIDA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 table:number-columns-spanned="2" table:number-rows-spanned="1">
            <text:p><text:span text:style-name="T3">ANTONIO AUTRAN SANTOS ALVES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161.4" calcext:value-type="float">
            <text:p>161,40</text:p>
          </table:table-cell>
          <table:table-cell table:style-name="ce15" office:value-type="float" office:value="4680.72" calcext:value-type="float">
            <text:p>4.680,72</text:p>
          </table:table-cell>
          <table:table-cell table:number-columns-repeated="18" table:style-name="ce15" office:value-type="float" office:value="0" calcext:value-type="float">
            <text:p>0,00</text:p>
          </table:table-cell>
          <table:table-cell table:style-name="ce15" office:value-type="float" office:value="4842.12" calcext:value-type="float">
            <text:p>4.842,12</text:p>
          </table:table-cell>
          <table:table-cell table:number-columns-repeated="15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 table:number-columns-spanned="2" table:number-rows-spanned="1">
            <text:p><text:span text:style-name="T3">ANTONIO CARLOS ANDRADE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 table:number-columns-spanned="2" table:number-rows-spanned="1">
            <text:p><text:span text:style-name="T3">ANTONIO CARLOS NASCIMENT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 table:number-columns-spanned="2" table:number-rows-spanned="1">
            <text:p><text:span text:style-name="T3">ANTONIO CARLO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 table:number-columns-spanned="2" table:number-rows-spanned="1">
            <text:p><text:span text:style-name="T3">ANTONIO CESAR LEITE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 table:number-columns-spanned="2" table:number-rows-spanned="1">
            <text:p><text:span text:style-name="T3">ANTONIO DIEGO CARDOSO VIANA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. de C. e G.  de Estagiári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 table:number-columns-spanned="2" table:number-rows-spanned="1">
            <text:p><text:span text:style-name="T3">ANTONIO FERNANDES DA SILVA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9.04" calcext:value-type="float">
            <text:p>119,04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5207.78" calcext:value-type="float">
            <text:p>5.207,78</text:p>
          </table:table-cell>
          <table:table-cell table:number-columns-repeated="15"/>
        </table:table-row>
        <table:table-row table:style-name="ro4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 table:number-columns-spanned="2" table:number-rows-spanned="1">
            <text:p><text:span text:style-name="T3">ANTONIO FERNANDES LIMA BRAZ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 table:number-columns-spanned="2" table:number-rows-spanned="1">
            <text:p><text:span text:style-name="T3">ANTONIO RESENDE NE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575.44" calcext:value-type="float">
            <text:p>575,4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185.4" calcext:value-type="float">
            <text:p>1.185,4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60.84" calcext:value-type="float">
            <text:p>1.760,84</text:p>
          </table:table-cell>
          <table:table-cell table:number-columns-repeated="15"/>
        </table:table-row>
        <table:table-row table:style-name="ro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 table:number-columns-spanned="2" table:number-rows-spanned="1">
            <text:p><text:span text:style-name="T3">ANTONIO RICARDO MENDONÇA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APOIO ADMINISTRATIVO/DIRETORIA ADMINISTRATIV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 table:number-columns-spanned="2" table:number-rows-spanned="1">
            <text:p><text:span text:style-name="T3">ANTONIO SERGIO CARVALHO SOUZA FI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 table:number-columns-spanned="2" table:number-rows-spanned="1">
            <text:p><text:span text:style-name="T3">ANTONIO TELES LEITE NE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 table:number-columns-spanned="2" table:number-rows-spanned="1">
            <text:p><text:span text:style-name="T3">ANTONIO VIANA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 table:number-columns-spanned="2" table:number-rows-spanned="1">
            <text:p><text:span text:style-name="T3">ARANDA GOMES DE LIM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74.23" calcext:value-type="float">
            <text:p>474,23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104.23" calcext:value-type="float">
            <text:p>3.104,23</text:p>
          </table:table-cell>
          <table:table-cell table:style-name="ce15" office:value-type="float" office:value="300" calcext:value-type="float">
            <text:p>300,00</text:p>
          </table:table-cell>
          <table:table-cell table:style-name="ce15" office:value-type="float" office:value="120" calcext:value-type="float">
            <text:p>12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420" calcext:value-type="float">
            <text:p>420,00</text:p>
          </table:table-cell>
          <table:table-cell table:number-columns-repeated="15"/>
        </table:table-row>
        <table:table-row table:style-name="ro4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 table:number-columns-spanned="2" table:number-rows-spanned="1">
            <text:p><text:span text:style-name="T3">ARIELE ROCHA FELICIO CAVALCANTI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 table:number-columns-spanned="2" table:number-rows-spanned="1">
            <text:p><text:span text:style-name="T3">ARILMA VIANA DA FONSEC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3147.55" calcext:value-type="float">
            <text:p>3.147,55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3147.55" calcext:value-type="float">
            <text:p>3.147,55</text:p>
          </table:table-cell>
          <table:table-cell table:number-columns-repeated="15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 table:number-columns-spanned="2" table:number-rows-spanned="1">
            <text:p><text:span text:style-name="T3">ARNALDO BARRETTO NE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 table:number-columns-spanned="2" table:number-rows-spanned="1">
            <text:p><text:span text:style-name="T3">ARNALDO FIGUEIREDO SOBRAL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2017.52" calcext:value-type="float">
            <text:p>22.017,52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 table:number-columns-spanned="2" table:number-rows-spanned="1">
            <text:p><text:span text:style-name="T3">ARNALDO JOSE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 table:number-columns-spanned="2" table:number-rows-spanned="1">
            <text:p><text:span text:style-name="T3">AROLDINA ARAGAO SOUZA DUARTE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 table:number-columns-spanned="2" table:number-rows-spanned="1">
            <text:p><text:span text:style-name="T3">AROLDO LUIZ NOGUEIRA SOARE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 table:number-columns-spanned="2" table:number-rows-spanned="1">
            <text:p><text:span text:style-name="T3">AROLDO VIEIRA FREITA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 table:number-columns-spanned="2" table:number-rows-spanned="1">
            <text:p><text:span text:style-name="T3">ARTUR LEANDRO DA COSTA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 table:number-columns-spanned="2" table:number-rows-spanned="1">
            <text:p><text:span text:style-name="T3">ARTUR OSCAR NABUCO DAVILA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 table:number-columns-spanned="2" table:number-rows-spanned="1">
            <text:p><text:span text:style-name="T3">ARTUR PEREIRA DOS REIS BARBOS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 table:number-columns-spanned="2" table:number-rows-spanned="1">
            <text:p><text:span text:style-name="T3">ATHOS BRITO DO AMOR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 table:number-columns-spanned="2" table:number-rows-spanned="1">
            <text:p><text:span text:style-name="T3">AUGUSTO CESAR LEITE DE RESENDE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 table:number-columns-spanned="2" table:number-rows-spanned="1">
            <text:p><text:span text:style-name="T3">AYMIR RALIN PIRES DE ATHAY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11" calcext:value-type="float">
            <text:p>2311</text:p>
          </table:table-cell>
          <table:table-cell table:style-name="ce8" office:value-type="string" calcext:value-type="string" table:number-columns-spanned="2" table:number-rows-spanned="1">
            <text:p><text:span text:style-name="T3">AYRE ROCHA MESSIA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 table:number-columns-spanned="2" table:number-rows-spanned="1">
            <text:p><text:span text:style-name="T3">BARBARA FERREIRA DOS REI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 table:number-columns-spanned="2" table:number-rows-spanned="1">
            <text:p><text:span text:style-name="T3">BARBARA LIMA DE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 table:number-columns-spanned="2" table:number-rows-spanned="1">
            <text:p><text:span text:style-name="T3">BELARMINO ALVES DOS ANJOS NE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2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 table:number-columns-spanned="2" table:number-rows-spanned="1">
            <text:p><text:span text:style-name="T3">BERENICE ANDRADE DE MEL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 table:number-columns-spanned="2" table:number-rows-spanned="1">
            <text:p><text:span text:style-name="T3">BILLY CARDOSO SOARES</text:span></text:p>
          </table:table-cell>
          <table:covered-table-cell table:style-name="ce12"/>
          <table:table-cell table:style-name="ce8" office:value-type="string" calcext:value-type="string">
            <text:p><text:span text:style-name="T3">ASSISTENTE TECNICO-ADMINISTRATIVO requisitad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 table:number-columns-spanned="2" table:number-rows-spanned="1">
            <text:p><text:span text:style-name="T3">BRENO AMORIM DE BRI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 table:number-columns-spanned="2" table:number-rows-spanned="1">
            <text:p><text:span text:style-name="T3">BRUNA BARRETO NUNES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 table:number-columns-spanned="2" table:number-rows-spanned="1">
            <text:p><text:span text:style-name="T3">BRUNA KAROLINE ALVES RIBEIR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 table:number-columns-spanned="2" table:number-rows-spanned="1">
            <text:p><text:span text:style-name="T3">BRUNA TAYNARA DA SILVA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 table:number-columns-spanned="2" table:number-rows-spanned="1">
            <text:p><text:span text:style-name="T3">BRUNO CARVALHO DE ALENCAR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540" calcext:value-type="float">
            <text:p>54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560" calcext:value-type="float">
            <text:p>560,00</text:p>
          </table:table-cell>
          <table:table-cell table:number-columns-repeated="15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 table:number-columns-spanned="2" table:number-rows-spanned="1">
            <text:p><text:span text:style-name="T3">BRUNO GARCIA CRUZ DE HOLANDA CAVALCANT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 table:number-columns-spanned="2" table:number-rows-spanned="1">
            <text:p><text:span text:style-name="T3">BRUNO LEMO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74.23" calcext:value-type="float">
            <text:p>474,23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104.23" calcext:value-type="float">
            <text:p>3.104,23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34" calcext:value-type="float">
            <text:p>2334</text:p>
          </table:table-cell>
          <table:table-cell table:style-name="ce8" office:value-type="string" calcext:value-type="string" table:number-columns-spanned="2" table:number-rows-spanned="1">
            <text:p><text:span text:style-name="T3">BRUNO LIMA PEREIRA</text:span></text:p>
          </table:table-cell>
          <table:covered-table-cell table:style-name="ce12"/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 table:number-columns-spanned="2" table:number-rows-spanned="1">
            <text:p><text:span text:style-name="T3">BRUNO MELO MOU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339.41" calcext:value-type="float">
            <text:p>17.339,41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9969.41" calcext:value-type="float">
            <text:p>19.969,41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 table:number-columns-spanned="2" table:number-rows-spanned="1">
            <text:p><text:span text:style-name="T3">BRUNO OLIVEIRA FALCA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 table:number-columns-spanned="2" table:number-rows-spanned="1">
            <text:p><text:span text:style-name="T3">BRUNO RAMOS ELOY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 table:number-columns-spanned="2" table:number-rows-spanned="1">
            <text:p><text:span text:style-name="T3">CAIO NABUCO D AVILA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 table:number-columns-spanned="2" table:number-rows-spanned="1">
            <text:p><text:span text:style-name="T3">CAIQUE RABELO ALONSO GONZALEZ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19.38" calcext:value-type="float">
            <text:p>19,38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328.38" calcext:value-type="float">
            <text:p>2.328,38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58.61" calcext:value-type="float">
            <text:p>158,61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264.89" calcext:value-type="float">
            <text:p>1.264,89</text:p>
          </table:table-cell>
          <table:table-cell table:number-columns-repeated="15"/>
        </table:table-row>
        <table:table-row table:style-name="ro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 table:number-columns-spanned="2" table:number-rows-spanned="1">
            <text:p><text:span text:style-name="T3">CAMILA MEDEIROS DE SOUZA MELO VILA NO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 table:number-columns-spanned="2" table:number-rows-spanned="1">
            <text:p><text:span text:style-name="T3">CAMILA NUNES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 table:number-columns-spanned="2" table:number-rows-spanned="1">
            <text:p><text:span text:style-name="T3">CAMILLA CANUTO ALV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 table:number-columns-spanned="2" table:number-rows-spanned="1">
            <text:p><text:span text:style-name="T3">CARINA ALVES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74.23" calcext:value-type="float">
            <text:p>474,23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783.23" calcext:value-type="float">
            <text:p>2.783,23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15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 table:number-columns-spanned="2" table:number-rows-spanned="1">
            <text:p><text:span text:style-name="T3">CARLA ROCHA BARRETO HORA DE LIM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 table:number-columns-spanned="2" table:number-rows-spanned="1">
            <text:p><text:span text:style-name="T3">CARLOS AUGUSTO ALCANTARA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6469.34" calcext:value-type="float">
            <text:p>6.469,34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2107.83" calcext:value-type="float">
            <text:p>12.107,83</text:p>
          </table:table-cell>
          <table:table-cell table:number-columns-repeated="15"/>
        </table:table-row>
        <table:table-row table:style-name="ro4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 table:number-columns-spanned="2" table:number-rows-spanned="1">
            <text:p><text:span text:style-name="T3">CARLOS AUGUSTO DOS SANTOS RAM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 table:number-columns-spanned="2" table:number-rows-spanned="1">
            <text:p><text:span text:style-name="T3">CARLOS CEZAR SOUZA SOAR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40" calcext:value-type="float">
            <text:p>2340</text:p>
          </table:table-cell>
          <table:table-cell table:style-name="ce8" office:value-type="string" calcext:value-type="string" table:number-columns-spanned="2" table:number-rows-spanned="1">
            <text:p><text:span text:style-name="T3">CARLOS EDUARDO VIEIRA</text:span></text:p>
          </table:table-cell>
          <table:covered-table-cell table:style-name="ce12"/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 table:number-columns-spanned="2" table:number-rows-spanned="1">
            <text:p><text:span text:style-name="T3">CARLOS FERNANDO AQUINO MO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 table:number-columns-spanned="2" table:number-rows-spanned="1">
            <text:p><text:span text:style-name="T3">CARLOS HENRIQUE DE MELO CONCEIÇÃO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E ACOMP. DE ATIV. JUDICIAIS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 table:number-columns-spanned="2" table:number-rows-spanned="1">
            <text:p><text:span text:style-name="T3">CARLOS HENRIQUE SIQUEIRA RIBEIR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 table:number-columns-spanned="2" table:number-rows-spanned="1">
            <text:p><text:span text:style-name="T3">CARLOS ISSAC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 table:number-columns-spanned="2" table:number-rows-spanned="1">
            <text:p><text:span text:style-name="T3">CARLOS RONALD DE JESU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 table:number-columns-spanned="2" table:number-rows-spanned="1">
            <text:p><text:span text:style-name="T3">CARMEN LUCIA BUARQUE DE GUSMA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2017.52" calcext:value-type="float">
            <text:p>22.017,52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 table:number-columns-spanned="2" table:number-rows-spanned="1">
            <text:p><text:span text:style-name="T3">CAROLINE LEAO NOGUEIRA MEL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 table:number-columns-spanned="2" table:number-rows-spanned="1">
            <text:p><text:span text:style-name="T3">CAROLINE OLIVEIRA RIBEIR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 table:number-columns-spanned="2" table:number-rows-spanned="1">
            <text:p><text:span text:style-name="T3">CATIANE DOS SANTO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 table:number-columns-spanned="2" table:number-rows-spanned="1">
            <text:p><text:span text:style-name="T3">CAYO RUBENS CASTILHAN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 table:number-columns-spanned="2" table:number-rows-spanned="1">
            <text:p><text:span text:style-name="T3">CECILIA NOGUEIRA GUIMARAES BARRE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1141.52" calcext:value-type="float">
            <text:p>21.141,52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 table:number-columns-spanned="2" table:number-rows-spanned="1">
            <text:p><text:span text:style-name="T3">CELENE SOCORRO DE MORAES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 table:number-columns-spanned="2" table:number-rows-spanned="1">
            <text:p><text:span text:style-name="T3">CELIA REGINA SANTOS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 table:number-columns-spanned="2" table:number-rows-spanned="1">
            <text:p><text:span text:style-name="T3">CELSO LUIS DORIA LE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5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 table:number-columns-spanned="2" table:number-rows-spanned="1">
            <text:p><text:span text:style-name="T3">CIBELLE MACHADO DE SOUZA ENOMO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 table:number-columns-spanned="2" table:number-rows-spanned="1">
            <text:p><text:span text:style-name="T3">CICERO SANTOS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 table:number-columns-spanned="2" table:number-rows-spanned="1">
            <text:p><text:span text:style-name="T3">CINTHIA CARDOZO ROZA DE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 table:number-columns-spanned="2" table:number-rows-spanned="1">
            <text:p><text:span text:style-name="T3">CINTHIA MAGNO SANTOS LEÃ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32" calcext:value-type="float">
            <text:p>2332</text:p>
          </table:table-cell>
          <table:table-cell table:style-name="ce8" office:value-type="string" calcext:value-type="string" table:number-columns-spanned="2" table:number-rows-spanned="1">
            <text:p><text:span text:style-name="T3">CLAUDEMIR MAURICI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 table:number-columns-spanned="2" table:number-rows-spanned="1">
            <text:p><text:span text:style-name="T3">CLAUDIA DANIELA DE FREITAS SILVEIRA FRANC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 table:number-columns-spanned="2" table:number-rows-spanned="1">
            <text:p><text:span text:style-name="T3">CLAUDIA DE OLIVEIRA MENDONCA BARROS</text:span></text:p>
          </table:table-cell>
          <table:covered-table-cell table:style-name="ce12"/>
          <table:table-cell table:style-name="ce8" office:value-type="string" calcext:value-type="string">
            <text:p><text:span text:style-name="T3">MAJOR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 table:number-columns-spanned="2" table:number-rows-spanned="1">
            <text:p><text:span text:style-name="T3">CLAUDIA DO AMARAL CALMON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 table:number-columns-spanned="2" table:number-rows-spanned="1">
            <text:p><text:span text:style-name="T3">CLAUDIA ERNEST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 table:number-columns-spanned="2" table:number-rows-spanned="1">
            <text:p><text:span text:style-name="T3">CLAUDIA REGINA SANTOS LIMA GETIRAN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 table:number-columns-spanned="2" table:number-rows-spanned="1">
            <text:p><text:span text:style-name="T3">CLAUDIA VIRGINIA OLIVER DE S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 table:number-columns-spanned="2" table:number-rows-spanned="1">
            <text:p><text:span text:style-name="T3">CLAUDIO ROBERTO ALFREDO DE SOUS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7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367" calcext:value-type="float">
            <text:p>2367</text:p>
          </table:table-cell>
          <table:table-cell table:style-name="ce8" office:value-type="string" calcext:value-type="string" table:number-columns-spanned="2" table:number-rows-spanned="1">
            <text:p><text:span text:style-name="T3">CLAUDIONOR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SUBTENENTE - requisitado - BESP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 table:number-columns-spanned="2" table:number-rows-spanned="1">
            <text:p><text:span text:style-name="T3">CLEIDINALDO TAVAR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157.5" calcext:value-type="float">
            <text:p>3.157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 table:number-columns-spanned="2" table:number-rows-spanned="1">
            <text:p><text:span text:style-name="T3">CLELIO MAI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DE PESSOAS II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 table:number-columns-spanned="2" table:number-rows-spanned="1">
            <text:p><text:span text:style-name="T3">CLESIA MARIA OLIVEIRA CAVALCANTE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39" calcext:value-type="float">
            <text:p>2339</text:p>
          </table:table-cell>
          <table:table-cell table:style-name="ce8" office:value-type="string" calcext:value-type="string" table:number-columns-spanned="2" table:number-rows-spanned="1">
            <text:p><text:span text:style-name="T3">CLEYDSON MACHAD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 table:number-columns-spanned="2" table:number-rows-spanned="1">
            <text:p><text:span text:style-name="T3">CONCEICAO FONTES FELIX COS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 table:number-columns-spanned="2" table:number-rows-spanned="1">
            <text:p><text:span text:style-name="T3">CRISTIANNE DELGADO CARVALHO PESSOA DE LIM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 table:number-columns-spanned="2" table:number-rows-spanned="1">
            <text:p><text:span text:style-name="T3">DAIANE SILVA SAMPAIO LOBA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 table:number-columns-spanned="2" table:number-rows-spanned="1">
            <text:p><text:span text:style-name="T3">DANIEL ARAUJO RAMALH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57" calcext:value-type="float">
            <text:p>2357</text:p>
          </table:table-cell>
          <table:table-cell table:style-name="ce8" office:value-type="string" calcext:value-type="string" table:number-columns-spanned="2" table:number-rows-spanned="1">
            <text:p><text:span text:style-name="T3">DANIEL BISP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 table:number-columns-spanned="2" table:number-rows-spanned="1">
            <text:p><text:span text:style-name="T3">DANIEL CARNEIRO DUARTE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 table:number-columns-spanned="2" table:number-rows-spanned="1">
            <text:p><text:span text:style-name="T3">DANIEL DE BARROS BRANCO CAJUEIR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290.01" calcext:value-type="float">
            <text:p>1.290,01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290.01" calcext:value-type="float">
            <text:p>1.290,01</text:p>
          </table:table-cell>
          <table:table-cell table:number-columns-repeated="15"/>
        </table:table-row>
        <table:table-row table:style-name="ro4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 table:number-columns-spanned="2" table:number-rows-spanned="1">
            <text:p><text:span text:style-name="T3">DANIEL DIAS SANTA ROS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 table:number-columns-spanned="2" table:number-rows-spanned="1">
            <text:p><text:span text:style-name="T3">DANIEL FAGUNDE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 table:number-columns-spanned="2" table:number-rows-spanned="1">
            <text:p><text:span text:style-name="T3">DANIEL RIBEIRO DA SILVEIRA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 table:number-columns-spanned="2" table:number-rows-spanned="1">
            <text:p><text:span text:style-name="T3">DANIELLE COSTA MENDONC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 table:number-columns-spanned="2" table:number-rows-spanned="1">
            <text:p><text:span text:style-name="T3">DANIELLE TAVARES DA SILVA DRAPAL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 table:number-columns-spanned="2" table:number-rows-spanned="1">
            <text:p><text:span text:style-name="T3">DANILO BUARQUE COU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 table:number-columns-spanned="2" table:number-rows-spanned="1">
            <text:p><text:span text:style-name="T3">DANILO JOSE AMARAL GOULART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<text:span text:style-name="T3">DARCILO MELO COSTA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 table:number-columns-spanned="2" table:number-rows-spanned="1">
            <text:p><text:span text:style-name="T3">DARLY GIULIA SANTOS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8" calcext:value-type="float">
            <text:p>2328</text:p>
          </table:table-cell>
          <table:table-cell table:style-name="ce8" office:value-type="string" calcext:value-type="string" table:number-columns-spanned="2" table:number-rows-spanned="1">
            <text:p><text:span text:style-name="T3">DAVID RIBEIRO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 table:number-columns-spanned="2" table:number-rows-spanned="1">
            <text:p><text:span text:style-name="T3">DAYSE MORAE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 table:number-columns-spanned="2" table:number-rows-spanned="1">
            <text:p><text:span text:style-name="T3">DEBORA CARDOSO CAVALHER REZEN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 table:number-columns-spanned="2" table:number-rows-spanned="1">
            <text:p><text:span text:style-name="T3">DEIJANIRO JONA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 table:number-columns-spanned="2" table:number-rows-spanned="1">
            <text:p><text:span text:style-name="T3">DEJAIR DA COSTA TAVAR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 table:number-columns-spanned="2" table:number-rows-spanned="1">
            <text:p><text:span text:style-name="T3">DENISE COELHO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 table:number-columns-spanned="2" table:number-rows-spanned="1">
            <text:p><text:span text:style-name="T3">DENISE DOS SANTO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 table:number-columns-spanned="2" table:number-rows-spanned="1">
            <text:p><text:span text:style-name="T3">DENISE DOS SANTO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 table:number-columns-spanned="2" table:number-rows-spanned="1">
            <text:p><text:span text:style-name="T3">DENISE DOS SANTO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 table:number-columns-spanned="2" table:number-rows-spanned="1">
            <text:p><text:span text:style-name="T3">DENISE DOS SANTO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 table:number-columns-spanned="2" table:number-rows-spanned="1">
            <text:p><text:span text:style-name="T3">DENISE OLIVEIRA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 table:number-columns-spanned="2" table:number-rows-spanned="1">
            <text:p><text:span text:style-name="T3">DENISSON SANTAN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 table:number-columns-spanned="2" table:number-rows-spanned="1">
            <text:p><text:span text:style-name="T3">DENISSON SOARES BEZER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ÃO DE AUDITORIA INTERN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 table:number-columns-spanned="2" table:number-rows-spanned="1">
            <text:p><text:span text:style-name="T3">DENIVAL ANDRADE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756.38" calcext:value-type="float">
            <text:p>3.756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 table:number-columns-spanned="2" table:number-rows-spanned="1">
            <text:p><text:span text:style-name="T3">DENIVAN RODRIGUES FREIRE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Coord. da D. Adm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 table:number-columns-spanned="2" table:number-rows-spanned="1">
            <text:p><text:span text:style-name="T3">DENNIS CHRISTIAN NUNES DE FREITA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0" calcext:value-type="float">
            <text:p>2370</text:p>
          </table:table-cell>
          <table:table-cell table:style-name="ce8" office:value-type="string" calcext:value-type="string" table:number-columns-spanned="2" table:number-rows-spanned="1">
            <text:p><text:span text:style-name="T3">DERVAL MORAES HORT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38" calcext:value-type="float">
            <text:p>2338</text:p>
          </table:table-cell>
          <table:table-cell table:style-name="ce8" office:value-type="string" calcext:value-type="string" table:number-columns-spanned="2" table:number-rows-spanned="1">
            <text:p><text:span text:style-name="T3">DHIANA GOES DA SILVA MONTE ALEGRE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 table:number-columns-spanned="2" table:number-rows-spanned="1">
            <text:p><text:span text:style-name="T3">DHIOGO LIMA VELOZ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592.7" calcext:value-type="float">
            <text:p>592,7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592.7" calcext:value-type="float">
            <text:p>592,70</text:p>
          </table:table-cell>
          <table:table-cell table:number-columns-repeated="15"/>
        </table:table-row>
        <table:table-row table:style-name="ro4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 table:number-columns-spanned="2" table:number-rows-spanned="1">
            <text:p><text:span text:style-name="T3">DIANA NATHALIE MELO PEREIRA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 table:number-columns-spanned="2" table:number-rows-spanned="1">
            <text:p><text:span text:style-name="T3">DIEGO GARCIA CRUZ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 table:number-columns-spanned="2" table:number-rows-spanned="1">
            <text:p><text:span text:style-name="T3">DIEGO GOUVEIA PESSOA DE LIM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 table:number-columns-spanned="2" table:number-rows-spanned="1">
            <text:p><text:span text:style-name="T3">DIEGO SOARES RIBEIRO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ISÃO FINANCEIRA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 table:number-columns-spanned="2" table:number-rows-spanned="1">
            <text:p><text:span text:style-name="T3">DIOGO HENRIQUE PEREIRA MONTALVA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 table:number-columns-spanned="2" table:number-rows-spanned="1">
            <text:p><text:span text:style-name="T3">DJHONE DO NASCIMENTO SIQU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 table:number-columns-spanned="2" table:number-rows-spanned="1">
            <text:p><text:span text:style-name="T3">DORVALINA TELES DANTA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 table:number-columns-spanned="2" table:number-rows-spanned="1">
            <text:p><text:span text:style-name="T3">DOUGLAS SOARES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 table:number-columns-spanned="2" table:number-rows-spanned="1">
            <text:p><text:span text:style-name="T3">EDILENILZA DA SILVA SOUZA MACEDO</text:span></text:p>
          </table:table-cell>
          <table:covered-table-cell table:style-name="ce12"/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43" calcext:value-type="float">
            <text:p>2343</text:p>
          </table:table-cell>
          <table:table-cell table:style-name="ce8" office:value-type="string" calcext:value-type="string" table:number-columns-spanned="2" table:number-rows-spanned="1">
            <text:p><text:span text:style-name="T3">EDILSON BARRET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69" calcext:value-type="float">
            <text:p>2369</text:p>
          </table:table-cell>
          <table:table-cell table:style-name="ce8" office:value-type="string" calcext:value-type="string" table:number-columns-spanned="2" table:number-rows-spanned="1">
            <text:p><text:span text:style-name="T3">EDILSON DAS VIRGENS LEM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 table:number-columns-spanned="2" table:number-rows-spanned="1">
            <text:p><text:span text:style-name="T3">EDINALDO BARBOSA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 table:number-columns-spanned="2" table:number-rows-spanned="1">
            <text:p><text:span text:style-name="T3">EDJILDA RESENDE DE LIMA GUER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2017.52" calcext:value-type="float">
            <text:p>22.017,52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 table:number-columns-spanned="2" table:number-rows-spanned="1">
            <text:p><text:span text:style-name="T3">EDMILSON ARAUJO DO CARMO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 table:number-columns-spanned="2" table:number-rows-spanned="1">
            <text:p><text:span text:style-name="T3">EDMILSON DE SOUZ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08" calcext:value-type="float">
            <text:p>2308</text:p>
          </table:table-cell>
          <table:table-cell table:style-name="ce8" office:value-type="string" calcext:value-type="string" table:number-columns-spanned="2" table:number-rows-spanned="1">
            <text:p><text:span text:style-name="T3">EDMILSON PEREIRA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 table:number-columns-spanned="2" table:number-rows-spanned="1">
            <text:p><text:span text:style-name="T3">EDNALD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 table:number-columns-spanned="2" table:number-rows-spanned="1">
            <text:p><text:span text:style-name="T3">EDSON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 table:number-columns-spanned="2" table:number-rows-spanned="1">
            <text:p><text:span text:style-name="T3">EDUARDO ALBERTO FREIRE DE ALMEIDA SEAB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 table:number-columns-spanned="2" table:number-rows-spanned="1">
            <text:p><text:span text:style-name="T3">EDUARDO ANTONIO SEAB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 table:number-columns-spanned="2" table:number-rows-spanned="1">
            <text:p><text:span text:style-name="T3">EDUARDO BARRETO DAVILA FONTES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5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 table:number-columns-spanned="2" table:number-rows-spanned="1">
            <text:p><text:span text:style-name="T3">EDUARDO DE CABRAL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 table:number-columns-spanned="2" table:number-rows-spanned="1">
            <text:p><text:span text:style-name="T3">EDUARDO DE SOUSA CARVALHO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 table:number-columns-spanned="2" table:number-rows-spanned="1">
            <text:p><text:span text:style-name="T3">EDUARDO FARIA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 table:number-columns-spanned="2" table:number-rows-spanned="1">
            <text:p><text:span text:style-name="T3">EDUARDO FRANKLIN MIRANDA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 table:number-columns-spanned="2" table:number-rows-spanned="1">
            <text:p><text:span text:style-name="T3">EDUARDO LIMA DE MATO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249.25" calcext:value-type="float">
            <text:p>249,25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605.82" calcext:value-type="float">
            <text:p>5.605,82</text:p>
          </table:table-cell>
          <table:table-cell table:number-columns-repeated="15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 table:number-columns-spanned="2" table:number-rows-spanned="1">
            <text:p><text:span text:style-name="T3">EDUARDO VIEIRA DOS SANTO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 table:number-columns-spanned="2" table:number-rows-spanned="1">
            <text:p><text:span text:style-name="T3">EDVALDO BEZERR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 table:number-columns-spanned="2" table:number-rows-spanned="1">
            <text:p><text:span text:style-name="T3">EDVALDO VIEIRA MESSIA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 table:number-columns-spanned="2" table:number-rows-spanned="1">
            <text:p><text:span text:style-name="T3">EDYLENO ITALO SANTOS SODRE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 table:number-columns-spanned="2" table:number-rows-spanned="1">
            <text:p><text:span text:style-name="T3">ELAINE PESSO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 table:number-columns-spanned="2" table:number-rows-spanned="1">
            <text:p><text:span text:style-name="T3">ELBER GONCALVES DOS ANJ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 table:number-columns-spanned="2" table:number-rows-spanned="1">
            <text:p><text:span text:style-name="T3">ELDA MARIA GONCALVES MENEZES MACED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 table:number-columns-spanned="2" table:number-rows-spanned="1">
            <text:p><text:span text:style-name="T3">ELEN ROSE SOUZ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 table:number-columns-spanned="2" table:number-rows-spanned="1">
            <text:p><text:span text:style-name="T3">ELENICE PIRES DAMACEN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 table:number-columns-spanned="2" table:number-rows-spanned="1">
            <text:p><text:span text:style-name="T3">ELIANE CARNEIRO FRANCO</text:span></text:p>
          </table:table-cell>
          <table:covered-table-cell table:style-name="ce12"/>
          <table:table-cell table:style-name="ce8" office:value-type="string" calcext:value-type="string">
            <text:p><text:span text:style-name="T3">AUX.ADMINISTRATIVO - requisitad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 table:number-columns-spanned="2" table:number-rows-spanned="1">
            <text:p><text:span text:style-name="T3">ELIANE GOES DA SILVA MONTE ALEGRE</text:span></text:p>
          </table:table-cell>
          <table:covered-table-cell table:style-name="ce12"/>
          <table:table-cell table:style-name="ce8" office:value-type="string" calcext:value-type="string">
            <text:p><text:span text:style-name="T3">* ADVOGAD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5" calcext:value-type="float">
            <text:p>2375</text:p>
          </table:table-cell>
          <table:table-cell table:style-name="ce8" office:value-type="string" calcext:value-type="string" table:number-columns-spanned="2" table:number-rows-spanned="1">
            <text:p><text:span text:style-name="T3">ELIAS DOS SANTOS FEITOSA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 table:number-columns-spanned="2" table:number-rows-spanned="1">
            <text:p><text:span text:style-name="T3">ELISGARDENIA RODRIGUES MACENA MENDONC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 table:number-columns-spanned="2" table:number-rows-spanned="1">
            <text:p><text:span text:style-name="T3">ELIZALDO DIA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2" calcext:value-type="float">
            <text:p>2322</text:p>
          </table:table-cell>
          <table:table-cell table:style-name="ce8" office:value-type="string" calcext:value-type="string" table:number-columns-spanned="2" table:number-rows-spanned="1">
            <text:p><text:span text:style-name="T3">ELLEN SUSAN DOS SANTOS CORREI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 table:number-columns-spanned="2" table:number-rows-spanned="1">
            <text:p><text:span text:style-name="T3">ELOANDERSON DANTAS BATIS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15"/>
        </table:table-row>
        <table:table-row table:style-name="ro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 table:number-columns-spanned="2" table:number-rows-spanned="1">
            <text:p><text:span text:style-name="T3">ELZA CESPEDES RAMOS SIQUEIRA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 table:number-columns-spanned="2" table:number-rows-spanned="1">
            <text:p><text:span text:style-name="T3">ELZA LORENZA QUARANTA LEIT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2" calcext:value-type="float">
            <text:p>2372</text:p>
          </table:table-cell>
          <table:table-cell table:style-name="ce8" office:value-type="string" calcext:value-type="string" table:number-columns-spanned="2" table:number-rows-spanned="1">
            <text:p><text:span text:style-name="T3">EMANUELY KARILINY MENDE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 table:number-columns-spanned="2" table:number-rows-spanned="1">
            <text:p><text:span text:style-name="T3">EMILLY VARJAO RIBEIR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 table:number-columns-spanned="2" table:number-rows-spanned="1">
            <text:p><text:span text:style-name="T3">EMILSON CHAGA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 table:number-columns-spanned="2" table:number-rows-spanned="1">
            <text:p><text:span text:style-name="T3">ENID SANTOS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 table:number-columns-spanned="2" table:number-rows-spanned="1">
            <text:p><text:span text:style-name="T3">ENIO PEREIRA ANDRADE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31" calcext:value-type="float">
            <text:p>2331</text:p>
          </table:table-cell>
          <table:table-cell table:style-name="ce8" office:value-type="string" calcext:value-type="string" table:number-columns-spanned="2" table:number-rows-spanned="1">
            <text:p><text:span text:style-name="T3">ERALDO ALVE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 table:number-columns-spanned="2" table:number-rows-spanned="1">
            <text:p><text:span text:style-name="T3">ERIC VINICIUS MOURA DANTAS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SETOR DE ALMOXARIFAD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352.05" calcext:value-type="float">
            <text:p>352,05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352.05" calcext:value-type="float">
            <text:p>352,05</text:p>
          </table:table-cell>
          <table:table-cell table:number-columns-repeated="15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 table:number-columns-spanned="2" table:number-rows-spanned="1">
            <text:p><text:span text:style-name="T3">ERICA LUIZE LIM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 table:number-columns-spanned="2" table:number-rows-spanned="1">
            <text:p><text:span text:style-name="T3">ERIKA VALERIA CABRAL TAVARES REZEND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 table:number-columns-spanned="2" table:number-rows-spanned="1">
            <text:p><text:span text:style-name="T3">ERLON LEAL MARTIN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756.38" calcext:value-type="float">
            <text:p>3.756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 table:number-columns-spanned="2" table:number-rows-spanned="1">
            <text:p><text:span text:style-name="T3">ERNESTO ANIZIO AZEVEDO MEL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1276.98" calcext:value-type="float">
            <text:p>11.276,98</text:p>
          </table:table-cell>
          <table:table-cell table:number-columns-repeated="15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 table:number-columns-spanned="2" table:number-rows-spanned="1">
            <text:p><text:span text:style-name="T3">ESTACIO MOREIRA DE ARIMATE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0" calcext:value-type="float">
            <text:p>2320</text:p>
          </table:table-cell>
          <table:table-cell table:style-name="ce8" office:value-type="string" calcext:value-type="string" table:number-columns-spanned="2" table:number-rows-spanned="1">
            <text:p><text:span text:style-name="T3">ESTER ALVES RAM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 table:number-columns-spanned="2" table:number-rows-spanned="1">
            <text:p><text:span text:style-name="T3">ETELIO DE CARVALHO PRADO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7142.09" calcext:value-type="float">
            <text:p>7.142,09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7142.09" calcext:value-type="float">
            <text:p>7.142,09</text:p>
          </table:table-cell>
          <table:table-cell table:number-columns-repeated="15"/>
        </table:table-row>
        <table:table-row table:style-name="ro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 table:number-columns-spanned="2" table:number-rows-spanned="1">
            <text:p><text:span text:style-name="T3">EUVALDO MENESES ALVE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 table:number-columns-spanned="2" table:number-rows-spanned="1">
            <text:p><text:span text:style-name="T3">EUZA MARIA GENTIL MISSANO COST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 table:number-columns-spanned="2" table:number-rows-spanned="1">
            <text:p><text:span text:style-name="T3">EVA CECILIA TRINDADE SIQU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 table:number-columns-spanned="2" table:number-rows-spanned="1">
            <text:p><text:span text:style-name="T3">EVERALDO DA SILVA CERQU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 table:number-columns-spanned="2" table:number-rows-spanned="1">
            <text:p><text:span text:style-name="T3">EVERTON OLIVEIRA ANGELO DA COS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 table:number-columns-spanned="2" table:number-rows-spanned="1">
            <text:p><text:span text:style-name="T3">EVERTON REGO GO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 table:number-columns-spanned="2" table:number-rows-spanned="1">
            <text:p><text:span text:style-name="T3">EVERTON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 table:number-columns-spanned="2" table:number-rows-spanned="1">
            <text:p><text:span text:style-name="T3">EVILIN OLIVEIRA SANTOS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74.23" calcext:value-type="float">
            <text:p>474,23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783.23" calcext:value-type="float">
            <text:p>2.783,23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 table:number-columns-spanned="2" table:number-rows-spanned="1">
            <text:p><text:span text:style-name="T3">EWERTON FARIA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 table:number-columns-spanned="2" table:number-rows-spanned="1">
            <text:p><text:span text:style-name="T3">FABIA PRISCILLA DE ARAUJO COS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 table:number-columns-spanned="2" table:number-rows-spanned="1">
            <text:p><text:span text:style-name="T3">FABIANA CARVALHO VIANA FRANC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 table:number-columns-spanned="2" table:number-rows-spanned="1">
            <text:p><text:span text:style-name="T3">FABIANA LIMA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85.71" calcext:value-type="float">
            <text:p>3.385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 table:number-columns-spanned="2" table:number-rows-spanned="1">
            <text:p><text:span text:style-name="T3">FABIO ANTONIO LEITE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 table:number-columns-spanned="2" table:number-rows-spanned="1">
            <text:p><text:span text:style-name="T3">FABIO AUGUSTO MENEZE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Setor de Estat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 table:number-columns-spanned="2" table:number-rows-spanned="1">
            <text:p><text:span text:style-name="T3">FABIO COST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 table:number-columns-spanned="2" table:number-rows-spanned="1">
            <text:p><text:span text:style-name="T3">FABIO ERIK MONTE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48" calcext:value-type="float">
            <text:p>2348</text:p>
          </table:table-cell>
          <table:table-cell table:style-name="ce8" office:value-type="string" calcext:value-type="string" table:number-columns-spanned="2" table:number-rows-spanned="1">
            <text:p><text:span text:style-name="T3">FABIO OLIVEIRA UCHOA</text:span></text:p>
          </table:table-cell>
          <table:covered-table-cell table:style-name="ce12"/>
          <table:table-cell table:style-name="ce8" office:value-type="string" calcext:value-type="string">
            <text:p><text:span text:style-name="T3">OFICIAL ADMINISTRATIVO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 table:number-columns-spanned="2" table:number-rows-spanned="1">
            <text:p><text:span text:style-name="T3">FABIO PINHEIRO SILVA DE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1141.52" calcext:value-type="float">
            <text:p>21.141,52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 table:number-columns-spanned="2" table:number-rows-spanned="1">
            <text:p><text:span text:style-name="T3">FABIO PUTUMUJU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7" table:style-name="ce15" office:value-type="float" office:value="0" calcext:value-type="float">
            <text:p>0,00</text:p>
          </table:table-cell>
          <table:table-cell table:style-name="ce15" office:value-type="float" office:value="4070.99" calcext:value-type="float">
            <text:p>4.070,99</text:p>
          </table:table-cell>
          <table:table-cell table:number-columns-repeated="7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59.52" calcext:value-type="float">
            <text:p>59,52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9219.25" calcext:value-type="float">
            <text:p>9.219,25</text:p>
          </table:table-cell>
          <table:table-cell table:number-columns-repeated="15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 table:number-columns-spanned="2" table:number-rows-spanned="1">
            <text:p><text:span text:style-name="T3">FABIO SILVA TORR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 table:number-columns-spanned="2" table:number-rows-spanned="1">
            <text:p><text:span text:style-name="T3">FABIO VIEGAS MENDONCA DE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3712.75" calcext:value-type="float">
            <text:p>3.712,75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9069.32" calcext:value-type="float">
            <text:p>9.069,32</text:p>
          </table:table-cell>
          <table:table-cell table:number-columns-repeated="15"/>
        </table:table-row>
        <table:table-row table:style-name="ro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 table:number-columns-spanned="2" table:number-rows-spanned="1">
            <text:p><text:span text:style-name="T3">FABRICIO EMMANUEL LIM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74.23" calcext:value-type="float">
            <text:p>474,23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783.23" calcext:value-type="float">
            <text:p>2.783,23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 table:number-columns-spanned="2" table:number-rows-spanned="1">
            <text:p><text:span text:style-name="T3">FELIPE AUGUSTO RIBEIRO VIAN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 table:number-columns-spanned="2" table:number-rows-spanned="1">
            <text:p><text:span text:style-name="T3">FELIPE LEANDRO PODEROSO BISPO DA MO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 table:number-columns-spanned="2" table:number-rows-spanned="1">
            <text:p><text:span text:style-name="T3">FELIX CARBALLAL SILV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1141.52" calcext:value-type="float">
            <text:p>21.141,52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1566.25" calcext:value-type="float">
            <text:p>1.566,25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4463.75" calcext:value-type="float">
            <text:p>4.463,75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1386.57" calcext:value-type="float">
            <text:p>11.386,57</text:p>
          </table:table-cell>
          <table:table-cell table:number-columns-repeated="15"/>
        </table:table-row>
        <table:table-row table:style-name="ro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 table:number-columns-spanned="2" table:number-rows-spanned="1">
            <text:p><text:span text:style-name="T3">FELLIPE BARROS CAVALCANT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 table:number-columns-spanned="2" table:number-rows-spanned="1">
            <text:p><text:span text:style-name="T3">FERNANDA CAMPO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 table:number-columns-spanned="2" table:number-rows-spanned="1">
            <text:p><text:span text:style-name="T3">FERNANDA RAMOS ARAUJO SOBRAL DE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7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 table:number-columns-spanned="2" table:number-rows-spanned="1">
            <text:p><text:span text:style-name="T3">FERNANDA SANTOS SOUSA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 table:number-columns-spanned="2" table:number-rows-spanned="1">
            <text:p><text:span text:style-name="T3">FERNANDA SILVA COS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 table:number-columns-spanned="2" table:number-rows-spanned="1">
            <text:p><text:span text:style-name="T3">FERNANDA TAGEANNE CORREIA GAM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 table:number-columns-spanned="2" table:number-rows-spanned="1">
            <text:p><text:span text:style-name="T3">FERNANDO HENRIQUE VIEIRA TRIND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 table:number-columns-spanned="2" table:number-rows-spanned="1">
            <text:p><text:span text:style-name="T3">FLAMARION D AVILA FONT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 table:number-columns-spanned="2" table:number-rows-spanned="1">
            <text:p><text:span text:style-name="T3">FLAVIA ARAUJO BARRET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 table:number-columns-spanned="2" table:number-rows-spanned="1">
            <text:p><text:span text:style-name="T3">FLAVIA FRANCO DO PRADO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 table:number-columns-spanned="2" table:number-rows-spanned="1">
            <text:p><text:span text:style-name="T3">FLAVIA PATRICIA SANTOS BARRE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367.41" calcext:value-type="float">
            <text:p>1.367,41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367.41" calcext:value-type="float">
            <text:p>1.367,41</text:p>
          </table:table-cell>
          <table:table-cell table:number-columns-repeated="15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 table:number-columns-spanned="2" table:number-rows-spanned="1">
            <text:p><text:span text:style-name="T3">FLAVIANO ALMEID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 table:number-columns-spanned="2" table:number-rows-spanned="1">
            <text:p><text:span text:style-name="T3">FLAVIO FONSEC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 table:number-columns-spanned="2" table:number-rows-spanned="1">
            <text:p><text:span text:style-name="T3">FLAVIO FONSECA SILVA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900.5" calcext:value-type="float">
            <text:p>2.900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 table:number-columns-spanned="2" table:number-rows-spanned="1">
            <text:p><text:span text:style-name="T3">FLAVIO PRADO FONSEC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 table:number-columns-spanned="2" table:number-rows-spanned="1">
            <text:p><text:span text:style-name="T3">FLAVIO SILVA VASCONCEL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 table:number-columns-spanned="2" table:number-rows-spanned="1">
            <text:p><text:span text:style-name="T3">FLAVIO WALLACE SANTOS FREIRE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 table:number-columns-spanned="2" table:number-rows-spanned="1">
            <text:p><text:span text:style-name="T3">FRANCIS CARDOSO ARAGAO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 table:number-columns-spanned="2" table:number-rows-spanned="1">
            <text:p><text:span text:style-name="T3">FRANCISCO FERREIRA DE LIMA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 table:number-columns-spanned="2" table:number-rows-spanned="1">
            <text:p><text:span text:style-name="T3">FRANCISCO JOSE DE OLIVEIRA GOI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3" table:style-name="ce15" office:value-type="float" office:value="0" calcext:value-type="float">
            <text:p>0,00</text:p>
          </table:table-cell>
          <table:table-cell table:style-name="ce15" office:value-type="float" office:value="1785.52" calcext:value-type="float">
            <text:p>1.785,52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7142.09" calcext:value-type="float">
            <text:p>7.142,09</text:p>
          </table:table-cell>
          <table:table-cell table:number-columns-repeated="15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 table:number-columns-spanned="2" table:number-rows-spanned="1">
            <text:p><text:span text:style-name="T3">FRANCISCO MODESTO DOS PASSOS NE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 table:number-columns-spanned="2" table:number-rows-spanned="1">
            <text:p><text:span text:style-name="T3">FRANCISCO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 table:number-columns-spanned="2" table:number-rows-spanned="1">
            <text:p><text:span text:style-name="T3">FRANCISLENE FISCINA GARCEZ</text:span></text:p>
          </table:table-cell>
          <table:covered-table-cell table:style-name="ce12"/>
          <table:table-cell table:style-name="ce8" office:value-type="string" calcext:value-type="string">
            <text:p><text:span text:style-name="T3">FISCAL DE TRIBUTO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83" calcext:value-type="float">
            <text:p>2383</text:p>
          </table:table-cell>
          <table:table-cell table:style-name="ce8" office:value-type="string" calcext:value-type="string" table:number-columns-spanned="2" table:number-rows-spanned="1">
            <text:p><text:span text:style-name="T3">GABRIEL ARTIME SUZART DE FREITA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206.8" calcext:value-type="float">
            <text:p>206,8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572.5" calcext:value-type="float">
            <text:p>1.572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4088.3" calcext:value-type="float">
            <text:p>4.088,3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481.77" calcext:value-type="float">
            <text:p>3.481,77</text:p>
          </table:table-cell>
          <table:table-cell table:style-name="ce15" office:value-type="float" office:value="812.42" calcext:value-type="float">
            <text:p>812,42</text:p>
          </table:table-cell>
          <table:table-cell table:style-name="ce15" office:value-type="float" office:value="9128.49" calcext:value-type="float">
            <text:p>9.128,49</text:p>
          </table:table-cell>
          <table:table-cell table:number-columns-repeated="15"/>
        </table:table-row>
        <table:table-row table:style-name="ro4">
          <table:table-cell table:style-name="ce3" office:value-type="float" office:value="2384" calcext:value-type="float">
            <text:p>2384</text:p>
          </table:table-cell>
          <table:table-cell table:style-name="ce8" office:value-type="string" calcext:value-type="string" table:number-columns-spanned="2" table:number-rows-spanned="1">
            <text:p><text:span text:style-name="T3">GABRIEL PARAIZO DANTAS BRAZ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241.27" calcext:value-type="float">
            <text:p>241,27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572.5" calcext:value-type="float">
            <text:p>1.572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4122.77" calcext:value-type="float">
            <text:p>4.122,77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481.77" calcext:value-type="float">
            <text:p>3.481,77</text:p>
          </table:table-cell>
          <table:table-cell table:style-name="ce15" office:value-type="float" office:value="812.42" calcext:value-type="float">
            <text:p>812,42</text:p>
          </table:table-cell>
          <table:table-cell table:style-name="ce15" office:value-type="float" office:value="9128.49" calcext:value-type="float">
            <text:p>9.128,49</text:p>
          </table:table-cell>
          <table:table-cell table:number-columns-repeated="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 table:number-columns-spanned="2" table:number-rows-spanned="1">
            <text:p><text:span text:style-name="T3">GABRIELA ANDRADE ROCH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381.21" calcext:value-type="float">
            <text:p>1.381,2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690.21" calcext:value-type="float">
            <text:p>3.690,2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 table:number-columns-spanned="2" table:number-rows-spanned="1">
            <text:p><text:span text:style-name="T3">GENIVALDO DE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 table:number-columns-spanned="2" table:number-rows-spanned="1">
            <text:p><text:span text:style-name="T3">GEORGE VICTOR FREIRE DUART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381.21" calcext:value-type="float">
            <text:p>1.381,2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690.21" calcext:value-type="float">
            <text:p>3.690,2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 table:number-columns-spanned="2" table:number-rows-spanned="1">
            <text:p><text:span text:style-name="T3">GERALDO CEZAR BARROS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 table:number-columns-spanned="2" table:number-rows-spanned="1">
            <text:p><text:span text:style-name="T3">GERALDO MELO DE OLIVEIRA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900.5" calcext:value-type="float">
            <text:p>2.900,50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15"/>
        </table:table-row>
        <table:table-row table:style-name="ro4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 table:number-columns-spanned="2" table:number-rows-spanned="1">
            <text:p><text:span text:style-name="T3">GERINALDO DOS SANTOS BARBOS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 table:number-columns-spanned="2" table:number-rows-spanned="1">
            <text:p><text:span text:style-name="T3">GERSICA DAYANE SOUZ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NUCLEO DE LIQUIDAÇAO E PAGAMENT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88" calcext:value-type="float">
            <text:p>2388</text:p>
          </table:table-cell>
          <table:table-cell table:style-name="ce8" office:value-type="string" calcext:value-type="string" table:number-columns-spanned="2" table:number-rows-spanned="1">
            <text:p><text:span text:style-name="T3">GERVASIO MARQUES PEREIRA FILHO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 table:number-columns-spanned="2" table:number-rows-spanned="1">
            <text:p><text:span text:style-name="T3">GESSICA SANTOS SOUZA CABRAL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. DE COMUNICAÇAO  C. E EVENTOS</text:span></text:p>
          </table:table-cell>
          <table:table-cell table:style-name="ce8" office:value-type="string" calcext:value-type="string">
            <text:p><text:span text:style-name="T3">DIVISAO DE COMUNICACAO, CERIMONIAL E EVENTOS/COORDENADORIA DE COMUNICACAO SOCIAL (CODCOM/MPSE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 table:number-columns-spanned="2" table:number-rows-spanned="1">
            <text:p><text:span text:style-name="T3">GICELE MARA CAVALCANTE DAVILA FONT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 table:number-columns-spanned="2" table:number-rows-spanned="1">
            <text:p><text:span text:style-name="T3">GILBERTO DORIA DANTA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726.32" calcext:value-type="float">
            <text:p>1.726,32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726.32" calcext:value-type="float">
            <text:p>1.726,32</text:p>
          </table:table-cell>
          <table:table-cell table:number-columns-repeated="15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 table:number-columns-spanned="2" table:number-rows-spanned="1">
            <text:p><text:span text:style-name="T3">GILDETE XAVIER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 table:number-columns-spanned="2" table:number-rows-spanned="1">
            <text:p><text:span text:style-name="T3">GILTON FEITOSA CONCEICA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 table:number-columns-spanned="2" table:number-rows-spanned="1">
            <text:p><text:span text:style-name="T3">GILVAN DE OLIVEIRA FIEL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 table:number-columns-spanned="2" table:number-rows-spanned="1">
            <text:p><text:span text:style-name="T3">GILVAN OLIVEIRA DE REZENDE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 table:number-columns-spanned="2" table:number-rows-spanned="1">
            <text:p><text:span text:style-name="T3">GILVANIA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5">
          <table:table-cell table:style-name="ce3" office:value-type="float" office:value="2349" calcext:value-type="float">
            <text:p>2349</text:p>
          </table:table-cell>
          <table:table-cell table:style-name="ce8" office:value-type="string" calcext:value-type="string" table:number-columns-spanned="2" table:number-rows-spanned="1">
            <text:p><text:span text:style-name="T3">GILZA ALMEIDA ROSARIO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NUCLEO DE CADASTRAMENTO, DOCUMENTACAO E DISTRIBUICAO FUNCIONAL/DIVISÃO DE PAGAMENTO E CENTRO DE CUSTOS/DIRETORIA DE RECURSOS HUMAN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 table:number-columns-spanned="2" table:number-rows-spanned="1">
            <text:p><text:span text:style-name="T3">GISELLE IMBASSAHY MESSIA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900.5" calcext:value-type="float">
            <text:p>2.900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 table:number-columns-spanned="2" table:number-rows-spanned="1">
            <text:p><text:span text:style-name="T3">GISLAINE FELIX DE CARVALHO CASTR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II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15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 table:number-columns-spanned="2" table:number-rows-spanned="1">
            <text:p><text:span text:style-name="T3">GIULLIANO LEMOS ALVES DOS REI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 table:number-columns-spanned="2" table:number-rows-spanned="1">
            <text:p><text:span text:style-name="T3">GIVANILSON SANTOS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RETORIA DE GESTAO ESTRATEGICA E ORCAMENTAR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15"/>
        </table:table-row>
        <table:table-row table:style-name="ro4">
          <table:table-cell table:style-name="ce3" office:value-type="float" office:value="2381" calcext:value-type="float">
            <text:p>2381</text:p>
          </table:table-cell>
          <table:table-cell table:style-name="ce8" office:value-type="string" calcext:value-type="string" table:number-columns-spanned="2" table:number-rows-spanned="1">
            <text:p><text:span text:style-name="T3">GLADEMIR GONCALVES DE FRANCA FI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481.77" calcext:value-type="float">
            <text:p>3.481,77</text:p>
          </table:table-cell>
          <table:table-cell table:style-name="ce15" office:value-type="float" office:value="812.42" calcext:value-type="float">
            <text:p>812,42</text:p>
          </table:table-cell>
          <table:table-cell table:style-name="ce15" office:value-type="float" office:value="9128.49" calcext:value-type="float">
            <text:p>9.128,49</text:p>
          </table:table-cell>
          <table:table-cell table:number-columns-repeated="15"/>
        </table:table-row>
        <table:table-row table:style-name="ro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 table:number-columns-spanned="2" table:number-rows-spanned="1">
            <text:p><text:span text:style-name="T3">GLAU MARCEL DE MENEZES ROCHA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 table:number-columns-spanned="2" table:number-rows-spanned="1">
            <text:p><text:span text:style-name="T3">GLAUCIA DE ALBUQUERQUE GARCI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15" calcext:value-type="float">
            <text:p>2315</text:p>
          </table:table-cell>
          <table:table-cell table:style-name="ce8" office:value-type="string" calcext:value-type="string" table:number-columns-spanned="2" table:number-rows-spanned="1">
            <text:p><text:span text:style-name="T3">GLAUCIA QUEIROZ DE MORAI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 table:number-columns-spanned="2" table:number-rows-spanned="1">
            <text:p><text:span text:style-name="T3">GLAUCIO RICARD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 table:number-columns-spanned="2" table:number-rows-spanned="1">
            <text:p><text:span text:style-name="T3">GLAUCO LUIZ REZENDE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 table:number-columns-spanned="2" table:number-rows-spanned="1">
            <text:p><text:span text:style-name="T3">GLEBERTON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 table:number-columns-spanned="2" table:number-rows-spanned="1">
            <text:p><text:span text:style-name="T3">GLEIDE PAULA DE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 table:number-columns-spanned="2" table:number-rows-spanned="1">
            <text:p><text:span text:style-name="T3">GLEISE CHRISTINE NUNES DE FREITA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933.77" calcext:value-type="float">
            <text:p>933,77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933.77" calcext:value-type="float">
            <text:p>933,77</text:p>
          </table:table-cell>
          <table:table-cell table:number-columns-repeated="15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 table:number-columns-spanned="2" table:number-rows-spanned="1">
            <text:p><text:span text:style-name="T3">GONCALO RIBEIRO DE MELO NE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 table:number-columns-spanned="2" table:number-rows-spanned="1">
            <text:p><text:span text:style-name="T3">GRACE DE OLIVEIRA SOUZ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O TRIBUNAL DO JURI DE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 table:number-columns-spanned="2" table:number-rows-spanned="1">
            <text:p><text:span text:style-name="T3">GRASIELE ROSARI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 table:number-columns-spanned="2" table:number-rows-spanned="1">
            <text:p><text:span text:style-name="T3">GREYCE MENDONÇA BELÉM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 table:number-columns-spanned="2" table:number-rows-spanned="1">
            <text:p><text:span text:style-name="T3">GUSTAVO MENDONCA RODRIGU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300" calcext:value-type="float">
            <text:p>300,00</text:p>
          </table:table-cell>
          <table:table-cell table:style-name="ce15" office:value-type="float" office:value="160" calcext:value-type="float">
            <text:p>16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460" calcext:value-type="float">
            <text:p>460,00</text:p>
          </table:table-cell>
          <table:table-cell table:number-columns-repeated="15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 table:number-columns-spanned="2" table:number-rows-spanned="1">
            <text:p><text:span text:style-name="T3">HEBERT DA SILVA FERR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 table:number-columns-spanned="2" table:number-rows-spanned="1">
            <text:p><text:span text:style-name="T3">HELEN MARTHA DIAS SALVIAN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 table:number-columns-spanned="2" table:number-rows-spanned="1">
            <text:p><text:span text:style-name="T3">HELENA CHRISTINA DE ALMEIDA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157.5" calcext:value-type="float">
            <text:p>3.157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 table:number-columns-spanned="2" table:number-rows-spanned="1">
            <text:p><text:span text:style-name="T3">HELENO AVILA DOS SANTO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 table:number-columns-spanned="2" table:number-rows-spanned="1">
            <text:p><text:span text:style-name="T3">HELIO LIMA FEITOSA</text:span></text:p>
          </table:table-cell>
          <table:covered-table-cell table:style-name="ce12"/>
          <table:table-cell table:style-name="ce8" office:value-type="string" calcext:value-type="string">
            <text:p><text:span text:style-name="T3">1º TENENTE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 table:number-columns-spanned="2" table:number-rows-spanned="1">
            <text:p><text:span text:style-name="T3">HELI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 table:number-columns-spanned="2" table:number-rows-spanned="1">
            <text:p><text:span text:style-name="T3">HELOISA GAMA DE SAL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381.21" calcext:value-type="float">
            <text:p>1.381,2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690.21" calcext:value-type="float">
            <text:p>3.690,2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 table:number-columns-spanned="2" table:number-rows-spanned="1">
            <text:p><text:span text:style-name="T3">HENRIQUE RIBEIRO CARDOS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3571.05" calcext:value-type="float">
            <text:p>3.571,05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8927.62" calcext:value-type="float">
            <text:p>8.927,62</text:p>
          </table:table-cell>
          <table:table-cell table:number-columns-repeated="15"/>
        </table:table-row>
        <table:table-row table:style-name="ro4">
          <table:table-cell table:style-name="ce3" office:value-type="float" office:value="2317" calcext:value-type="float">
            <text:p>2317</text:p>
          </table:table-cell>
          <table:table-cell table:style-name="ce8" office:value-type="string" calcext:value-type="string" table:number-columns-spanned="2" table:number-rows-spanned="1">
            <text:p><text:span text:style-name="T3">HERCULES MATHEUS SANTO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TRIAGEM TECNICA DAS 1ª E 2ª PROMOTORIAS DE JUSTIÇA DE NOSSA SENHORA DA GLOR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 table:number-columns-spanned="2" table:number-rows-spanned="1">
            <text:p><text:span text:style-name="T3">HONORINA JAMILLY ALMEIDA NOVA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 table:number-columns-spanned="2" table:number-rows-spanned="1">
            <text:p><text:span text:style-name="T3">HUDSON DE JESUS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style-name="ce15" office:value-type="float" office:value="40" calcext:value-type="float">
            <text:p>4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40" calcext:value-type="float">
            <text:p>40,00</text:p>
          </table:table-cell>
          <table:table-cell table:number-columns-repeated="15"/>
        </table:table-row>
        <table:table-row table:style-name="ro4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 table:number-columns-spanned="2" table:number-rows-spanned="1">
            <text:p><text:span text:style-name="T3">HUGO SILVINO DOS SANTOS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 table:number-columns-spanned="2" table:number-rows-spanned="1">
            <text:p><text:span text:style-name="T3">IANNY CAROLINY ALMEIDA SILV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 table:number-columns-spanned="2" table:number-rows-spanned="1">
            <text:p><text:span text:style-name="T3">IARA PINHEIRO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 table:number-columns-spanned="2" table:number-rows-spanned="1">
            <text:p><text:span text:style-name="T3">ICARO PRADO NOVAES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Núcleo de Comunicação</text:span></text:p>
          </table:table-cell>
          <table:table-cell table:style-name="ce8" office:value-type="string" calcext:value-type="string">
            <text:p><text:span text:style-name="T3">DIVISAO DE COMUNICACAO, CERIMONIAL E EVENTOS/COORDENADORIA DE COMUNICACAO SOCIAL (CODCOM/MPSE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 table:number-columns-spanned="2" table:number-rows-spanned="1">
            <text:p><text:span text:style-name="T3">IGOR PEREIRA TEL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575.44" calcext:value-type="float">
            <text:p>575,4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889.05" calcext:value-type="float">
            <text:p>889,05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464.49" calcext:value-type="float">
            <text:p>1.464,49</text:p>
          </table:table-cell>
          <table:table-cell table:number-columns-repeated="15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 table:number-columns-spanned="2" table:number-rows-spanned="1">
            <text:p><text:span text:style-name="T3">ILANA CHAGAS FERRO COELHO DA PAZ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 table:number-columns-spanned="2" table:number-rows-spanned="1">
            <text:p><text:span text:style-name="T3">IRINALDO JOSE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9" calcext:value-type="float">
            <text:p>2379</text:p>
          </table:table-cell>
          <table:table-cell table:style-name="ce8" office:value-type="string" calcext:value-type="string" table:number-columns-spanned="2" table:number-rows-spanned="1">
            <text:p><text:span text:style-name="T3">ISABEL CHRISTINA PRAZERES RODRIGU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481.77" calcext:value-type="float">
            <text:p>3.481,77</text:p>
          </table:table-cell>
          <table:table-cell table:style-name="ce15" office:value-type="float" office:value="812.42" calcext:value-type="float">
            <text:p>812,42</text:p>
          </table:table-cell>
          <table:table-cell table:style-name="ce15" office:value-type="float" office:value="9128.49" calcext:value-type="float">
            <text:p>9.128,49</text:p>
          </table:table-cell>
          <table:table-cell table:number-columns-repeated="15"/>
        </table:table-row>
        <table:table-row table:style-name="ro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 table:number-columns-spanned="2" table:number-rows-spanned="1">
            <text:p><text:span text:style-name="T3">ISABELA DE ARAGAO DORN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 table:number-columns-spanned="2" table:number-rows-spanned="1">
            <text:p><text:span text:style-name="T3">ISABELLE CRISTINE DA SILVA FRAZA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74.23" calcext:value-type="float">
            <text:p>474,23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783.23" calcext:value-type="float">
            <text:p>2.783,23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 table:number-columns-spanned="2" table:number-rows-spanned="1">
            <text:p><text:span text:style-name="T3">ITALO PEREIRA TEL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 table:number-columns-spanned="2" table:number-rows-spanned="1">
            <text:p><text:span text:style-name="T3">IURI MARCEL MENEZES BORG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301" calcext:value-type="float">
            <text:p>2301</text:p>
          </table:table-cell>
          <table:table-cell table:style-name="ce8" office:value-type="string" calcext:value-type="string" table:number-columns-spanned="2" table:number-rows-spanned="1">
            <text:p><text:span text:style-name="T3">IVALDO VENANCIO SILV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 table:number-columns-spanned="2" table:number-rows-spanned="1">
            <text:p><text:span text:style-name="T3">IVAN FERNANDES LEAL DE MELL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09" calcext:value-type="float">
            <text:p>2309</text:p>
          </table:table-cell>
          <table:table-cell table:style-name="ce8" office:value-type="string" calcext:value-type="string" table:number-columns-spanned="2" table:number-rows-spanned="1">
            <text:p><text:span text:style-name="T3">IVAN JOSE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 table:number-columns-spanned="2" table:number-rows-spanned="1">
            <text:p><text:span text:style-name="T3">IVAN VIEIRA DE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 table:number-columns-spanned="2" table:number-rows-spanned="1">
            <text:p><text:span text:style-name="T3">IVANDILSON DE MOURA F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85.71" calcext:value-type="float">
            <text:p>3.385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 table:number-columns-spanned="2" table:number-rows-spanned="1">
            <text:p><text:span text:style-name="T3">IVES ROCH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15"/>
        </table:table-row>
        <table:table-row table:style-name="ro4">
          <table:table-cell table:style-name="ce3" office:value-type="float" office:value="2307" calcext:value-type="float">
            <text:p>2307</text:p>
          </table:table-cell>
          <table:table-cell table:style-name="ce8" office:value-type="string" calcext:value-type="string" table:number-columns-spanned="2" table:number-rows-spanned="1">
            <text:p><text:span text:style-name="T3">IVONALDO MATIA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 table:number-columns-spanned="2" table:number-rows-spanned="1">
            <text:p><text:span text:style-name="T3">IZABELA ROSA VI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 table:number-columns-spanned="2" table:number-rows-spanned="1">
            <text:p><text:span text:style-name="T3">IZAC SILVA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 table:number-columns-spanned="2" table:number-rows-spanned="1">
            <text:p><text:span text:style-name="T3">JACQUELINE ALMEI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 table:number-columns-spanned="2" table:number-rows-spanned="1">
            <text:p><text:span text:style-name="T3">JACQUELINE CARVALHO NABUCO D AVILA CESPEDES</text:span></text:p>
          </table:table-cell>
          <table:covered-table-cell table:style-name="ce12"/>
          <table:table-cell table:style-name="ce8" office:value-type="string" calcext:value-type="string">
            <text:p><text:span text:style-name="T3">PEDAGOG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 table:number-columns-spanned="2" table:number-rows-spanned="1">
            <text:p><text:span text:style-name="T3">JACQUELINE DE LIMA MENDONC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628.6" calcext:value-type="float">
            <text:p>1.628,60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628.6" calcext:value-type="float">
            <text:p>1.628,60</text:p>
          </table:table-cell>
          <table:table-cell table:number-columns-repeated="15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 table:number-columns-spanned="2" table:number-rows-spanned="1">
            <text:p><text:span text:style-name="T3">JACQUELINE MONTE DE HOLLAND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628.6" calcext:value-type="float">
            <text:p>1.628,60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628.6" calcext:value-type="float">
            <text:p>1.628,60</text:p>
          </table:table-cell>
          <table:table-cell table:number-columns-repeated="15"/>
        </table:table-row>
        <table:table-row table:style-name="ro4">
          <table:table-cell table:style-name="ce3" office:value-type="float" office:value="2337" calcext:value-type="float">
            <text:p>2337</text:p>
          </table:table-cell>
          <table:table-cell table:style-name="ce8" office:value-type="string" calcext:value-type="string" table:number-columns-spanned="2" table:number-rows-spanned="1">
            <text:p><text:span text:style-name="T3">JADSON AZEVEDO PER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15"/>
        </table:table-row>
        <table:table-row table:style-name="ro4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 table:number-columns-spanned="2" table:number-rows-spanned="1">
            <text:p><text:span text:style-name="T3">JAMISSON CARLOS DE JESUS FERREIRA</text:span></text:p>
          </table:table-cell>
          <table:covered-table-cell table:style-name="ce12"/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 table:number-columns-spanned="2" table:number-rows-spanned="1">
            <text:p><text:span text:style-name="T3">JAMISSON RODRIGUE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 table:number-columns-spanned="2" table:number-rows-spanned="1">
            <text:p><text:span text:style-name="T3">JAQUELINE BAPTISTA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C. Adm. e Pedagógico da E.S.MP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 table:number-columns-spanned="2" table:number-rows-spanned="1">
            <text:p><text:span text:style-name="T3">JARBAS ADELINO SANTO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 table:number-columns-spanned="2" table:number-rows-spanned="1">
            <text:p><text:span text:style-name="T3">JEAN CARLOS DE ANDRADE TINTILIAN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 table:number-columns-spanned="2" table:number-rows-spanned="1">
            <text:p><text:span text:style-name="T3">JEANE SANTOS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 table:number-columns-spanned="2" table:number-rows-spanned="1">
            <text:p><text:span text:style-name="T3">JESSICA MATOS CORRE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 table:number-columns-spanned="2" table:number-rows-spanned="1">
            <text:p><text:span text:style-name="T3">JESSICA TAVARE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19" calcext:value-type="float">
            <text:p>2319</text:p>
          </table:table-cell>
          <table:table-cell table:style-name="ce8" office:value-type="string" calcext:value-type="string" table:number-columns-spanned="2" table:number-rows-spanned="1">
            <text:p><text:span text:style-name="T3">JOANA ADNA DOS SANTOS CORREI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 table:number-columns-spanned="2" table:number-rows-spanned="1">
            <text:p><text:span text:style-name="T3">JOANA ANGELICA CARREGOS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381.21" calcext:value-type="float">
            <text:p>1.381,2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4011.21" calcext:value-type="float">
            <text:p>4.011,2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 table:number-columns-spanned="2" table:number-rows-spanned="1">
            <text:p><text:span text:style-name="T3">JOANA WIRTI ROCH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 table:number-columns-spanned="2" table:number-rows-spanned="1">
            <text:p><text:span text:style-name="T3">JOAO ALBERTO LEONARDO CLEMENT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 table:number-columns-spanned="2" table:number-rows-spanned="1">
            <text:p><text:span text:style-name="T3">JOAO CARLOS NOGUEIRA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401.38" calcext:value-type="float">
            <text:p>2.401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50" calcext:value-type="float">
            <text:p>2350</text:p>
          </table:table-cell>
          <table:table-cell table:style-name="ce8" office:value-type="string" calcext:value-type="string" table:number-columns-spanned="2" table:number-rows-spanned="1">
            <text:p><text:span text:style-name="T3">JOAO COST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GARÇON</text:span></text:p>
          </table:table-cell>
          <table:table-cell table:style-name="ce8" office:value-type="string" calcext:value-type="string">
            <text:p><text:span text:style-name="T3">DIVISAO DE APOIO ADMINISTRATIVO/DIRETORIA ADMINISTRATIV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 table:number-columns-spanned="2" table:number-rows-spanned="1">
            <text:p><text:span text:style-name="T3">JOAO CRUZ LEANDRO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 table:number-columns-spanned="2" table:number-rows-spanned="1">
            <text:p><text:span text:style-name="T3">JOAO FRANCISCO GAGNO CAMPAGNAR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034" calcext:value-type="float">
            <text:p>1.034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 table:number-columns-spanned="2" table:number-rows-spanned="1">
            <text:p><text:span text:style-name="T3">JOAO HENRIQUE DE MELO ELIA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85.71" calcext:value-type="float">
            <text:p>3.385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 table:number-columns-spanned="2" table:number-rows-spanned="1">
            <text:p><text:span text:style-name="T3">JOAO LEOPOLDO DE ALBUQUERQUE MISSIA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 table:number-columns-spanned="2" table:number-rows-spanned="1">
            <text:p><text:span text:style-name="T3">JOAO PAULO SANTOS BISP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 table:number-columns-spanned="2" table:number-rows-spanned="1">
            <text:p><text:span text:style-name="T3">JOAO RAIMUNDO MOREIRA GUIMARA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 table:number-columns-spanned="2" table:number-rows-spanned="1">
            <text:p><text:span text:style-name="T3">JOAO RIBEIRO DE ALMEIDA NE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 table:number-columns-spanned="2" table:number-rows-spanned="1">
            <text:p><text:span text:style-name="T3">JOAO RICARDO ANDRADE CORT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 table:number-columns-spanned="2" table:number-rows-spanned="1">
            <text:p><text:span text:style-name="T3">JOAO RICARDO CORREA DE OLIVEIRA E SILVA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isão de Gestão Orçamentária </text:span></text:p>
          </table:table-cell>
          <table:table-cell table:style-name="ce8" office:value-type="string" calcext:value-type="string">
            <text:p><text:span text:style-name="T3">DIVISAO DE GESTAO ORCAMENTARI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15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 table:number-columns-spanned="2" table:number-rows-spanned="1">
            <text:p><text:span text:style-name="T3">JOAO RODRIGUE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 table:number-columns-spanned="2" table:number-rows-spanned="1">
            <text:p><text:span text:style-name="T3">JOAO RODRIGUES NE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 table:number-columns-spanned="2" table:number-rows-spanned="1">
            <text:p><text:span text:style-name="T3">JOAQUIM DANTAS CARDOSO NETO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 table:number-columns-spanned="2" table:number-rows-spanned="1">
            <text:p><text:span text:style-name="T3">JOELMA LOPES CUSTODIO CRUZ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860.01" calcext:value-type="float">
            <text:p>860,01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860.01" calcext:value-type="float">
            <text:p>860,01</text:p>
          </table:table-cell>
          <table:table-cell table:number-columns-repeated="15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 table:number-columns-spanned="2" table:number-rows-spanned="1">
            <text:p><text:span text:style-name="T3">JOELMA SOARES MACEDO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 table:number-columns-spanned="2" table:number-rows-spanned="1">
            <text:p><text:span text:style-name="T3">JOLIVIO ALVES SANTO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 table:number-columns-spanned="2" table:number-rows-spanned="1">
            <text:p><text:span text:style-name="T3">JORGE MURILO SEIXAS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8348.84" calcext:value-type="float">
            <text:p>8.348,84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8348.84" calcext:value-type="float">
            <text:p>8.348,84</text:p>
          </table:table-cell>
          <table:table-cell table:number-columns-repeated="15"/>
        </table:table-row>
        <table:table-row table:style-name="ro4">
          <table:table-cell table:style-name="ce3" office:value-type="float" office:value="2365" calcext:value-type="float">
            <text:p>2365</text:p>
          </table:table-cell>
          <table:table-cell table:style-name="ce8" office:value-type="string" calcext:value-type="string" table:number-columns-spanned="2" table:number-rows-spanned="1">
            <text:p><text:span text:style-name="T3">JORGIVAL LEANDRO DE SOUZ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 table:number-columns-spanned="2" table:number-rows-spanned="1">
            <text:p><text:span text:style-name="T3">JORGIVALDO SILVA FEITOS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 table:number-columns-spanned="2" table:number-rows-spanned="1">
            <text:p><text:span text:style-name="T3">JOSE AGNALD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DE APOIO OPERACIONAL - requisitad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 table:number-columns-spanned="2" table:number-rows-spanned="1">
            <text:p><text:span text:style-name="T3">JOSE AILTON NUNES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15"/>
        </table:table-row>
        <table:table-row table:style-name="ro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 table:number-columns-spanned="2" table:number-rows-spanned="1">
            <text:p><text:span text:style-name="T3">JOSE ANCELM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 table:number-columns-spanned="2" table:number-rows-spanned="1">
            <text:p><text:span text:style-name="T3">JOSE ANCELMO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575.44" calcext:value-type="float">
            <text:p>575,44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575.44" calcext:value-type="float">
            <text:p>575,44</text:p>
          </table:table-cell>
          <table:table-cell table:number-columns-repeated="15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 table:number-columns-spanned="2" table:number-rows-spanned="1">
            <text:p><text:span text:style-name="T3">JOSE ANDRADE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89" calcext:value-type="float">
            <text:p>2389</text:p>
          </table:table-cell>
          <table:table-cell table:style-name="ce8" office:value-type="string" calcext:value-type="string" table:number-columns-spanned="2" table:number-rows-spanned="1">
            <text:p><text:span text:style-name="T3">JOSE ANTONIO DA HOR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 table:number-columns-spanned="2" table:number-rows-spanned="1">
            <text:p><text:span text:style-name="T3">JOSE APARECID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42" calcext:value-type="float">
            <text:p>2342</text:p>
          </table:table-cell>
          <table:table-cell table:style-name="ce8" office:value-type="string" calcext:value-type="string" table:number-columns-spanned="2" table:number-rows-spanned="1">
            <text:p><text:span text:style-name="T3">JOSE ARNALDO DOS SANTOS JÚNIOR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 table:number-columns-spanned="2" table:number-rows-spanned="1">
            <text:p><text:span text:style-name="T3">JOSE AUGUST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 table:number-columns-spanned="2" table:number-rows-spanned="1">
            <text:p><text:span text:style-name="T3">JOSE AUGUSTO RAMOS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 table:number-columns-spanned="2" table:number-rows-spanned="1">
            <text:p><text:span text:style-name="T3">JOSE BIZERR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 table:number-columns-spanned="2" table:number-rows-spanned="1">
            <text:p><text:span text:style-name="T3">JOSE BONIFACIO DA SILVA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 table:number-columns-spanned="2" table:number-rows-spanned="1">
            <text:p><text:span text:style-name="T3">JOSE CARLOS ALVE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SUBTENENTE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 table:number-columns-spanned="2" table:number-rows-spanned="1">
            <text:p><text:span text:style-name="T3">JOSE CARLOS DE OLIVEIRA FILH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1531.27" calcext:value-type="float">
            <text:p>1.531,2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7169.76" calcext:value-type="float">
            <text:p>7.169,76</text:p>
          </table:table-cell>
          <table:table-cell table:number-columns-repeated="15"/>
        </table:table-row>
        <table:table-row table:style-name="ro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 table:number-columns-spanned="2" table:number-rows-spanned="1">
            <text:p><text:span text:style-name="T3">JOSE CARLO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/DIVISÃO DE APOIO ADMINISTRATIVO/DIRETORIA ADMINISTRATIV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 table:number-columns-spanned="2" table:number-rows-spanned="1">
            <text:p><text:span text:style-name="T3">JOSE CARLOS MELO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 table:number-columns-spanned="2" table:number-rows-spanned="1">
            <text:p><text:span text:style-name="T3">JOSE CESAR NOBREGA CAVALCANTE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85.71" calcext:value-type="float">
            <text:p>3.385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51" calcext:value-type="float">
            <text:p>2351</text:p>
          </table:table-cell>
          <table:table-cell table:style-name="ce8" office:value-type="string" calcext:value-type="string" table:number-columns-spanned="2" table:number-rows-spanned="1">
            <text:p><text:span text:style-name="T3">JOSE CLAUDINO DA ROCHA SALE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/DIVISÃO DE APOIO ADMINISTRATIVO/DIRETORIA ADMINISTRATIV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52" calcext:value-type="float">
            <text:p>2352</text:p>
          </table:table-cell>
          <table:table-cell table:style-name="ce8" office:value-type="string" calcext:value-type="string" table:number-columns-spanned="2" table:number-rows-spanned="1">
            <text:p><text:span text:style-name="T3">JOSE CLAUDIO CARDOS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/DIVISÃO DE APOIO ADMINISTRATIVO/DIRETORIA ADMINISTRATIV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 table:number-columns-spanned="2" table:number-rows-spanned="1">
            <text:p><text:span text:style-name="T3">JOSE CLAUDIO DE MATO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 table:number-columns-spanned="2" table:number-rows-spanned="1">
            <text:p><text:span text:style-name="T3">JOSE COSTA CAVALCANTE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 table:number-columns-spanned="2" table:number-rows-spanned="1">
            <text:p><text:span text:style-name="T3">JOSE DE FARO MENEZES NETO</text:span></text:p>
          </table:table-cell>
          <table:covered-table-cell table:style-name="ce12"/>
          <table:table-cell table:style-name="ce8" office:value-type="string" calcext:value-type="string">
            <text:p><text:span text:style-name="T3">ADMINISTRADOR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 table:number-columns-spanned="2" table:number-rows-spanned="1">
            <text:p><text:span text:style-name="T3">JOSE DE OLIVEIRA FREITA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 table:number-columns-spanned="2" table:number-rows-spanned="1">
            <text:p><text:span text:style-name="T3">JOSE DE OLIVEIRA FREITA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 table:number-columns-spanned="2" table:number-rows-spanned="1">
            <text:p><text:span text:style-name="T3">JOSE DENILTON NASCIMENTO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 table:number-columns-spanned="2" table:number-rows-spanned="1">
            <text:p><text:span text:style-name="T3">JOSE DERNIVAL DA SILVA SANTO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COORDENADOR DA DIVISAO DE PATRIMONI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 table:number-columns-spanned="2" table:number-rows-spanned="1">
            <text:p><text:span text:style-name="T3">JOSE EDSON CARDOSO</text:span></text:p>
          </table:table-cell>
          <table:covered-table-cell table:style-name="ce12"/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 table:number-columns-spanned="2" table:number-rows-spanned="1">
            <text:p><text:span text:style-name="T3">JOSE ELIAS PINHO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ABINETE DO SUBPROCURADOR-GERAL DE JUSTIÇA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 table:number-columns-spanned="2" table:number-rows-spanned="1">
            <text:p><text:span text:style-name="T3">JOSE ELIAS PINHO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 table:number-columns-spanned="2" table:number-rows-spanned="1">
            <text:p><text:span text:style-name="T3">JOSE ELIAS PINHO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ABINETE DO SUBPROCURADOR-GERAL DE JUSTIÇA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58" calcext:value-type="float">
            <text:p>2358</text:p>
          </table:table-cell>
          <table:table-cell table:style-name="ce8" office:value-type="string" calcext:value-type="string" table:number-columns-spanned="2" table:number-rows-spanned="1">
            <text:p><text:span text:style-name="T3">JOSE ERNILDO FELIX</text:span></text:p>
          </table:table-cell>
          <table:covered-table-cell table:style-name="ce12"/>
          <table:table-cell table:style-name="ce8" office:value-type="string" calcext:value-type="string">
            <text:p><text:span text:style-name="T3">SUBTENENTE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 table:number-columns-spanned="2" table:number-rows-spanned="1">
            <text:p><text:span text:style-name="T3">JOSE FERNAND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53" calcext:value-type="float">
            <text:p>2353</text:p>
          </table:table-cell>
          <table:table-cell table:style-name="ce8" office:value-type="string" calcext:value-type="string" table:number-columns-spanned="2" table:number-rows-spanned="1">
            <text:p><text:span text:style-name="T3">JOSE LUCAS CARVALHO RIBEIRO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/DIVISÃO DE APOIO ADMINISTRATIVO/DIRETORIA ADMINISTRATIV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 table:number-columns-spanned="2" table:number-rows-spanned="1">
            <text:p><text:span text:style-name="T3">JOSE LUCAS DA SILVA GOI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 table:number-columns-spanned="2" table:number-rows-spanned="1">
            <text:p><text:span text:style-name="T3">JOSE LUCAS SANTOS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90" calcext:value-type="float">
            <text:p>2390</text:p>
          </table:table-cell>
          <table:table-cell table:style-name="ce8" office:value-type="string" calcext:value-type="string" table:number-columns-spanned="2" table:number-rows-spanned="1">
            <text:p><text:span text:style-name="T3">JOSE LUIS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 table:number-columns-spanned="2" table:number-rows-spanned="1">
            <text:p><text:span text:style-name="T3">JOSE MAGALHAES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 table:number-columns-spanned="2" table:number-rows-spanned="1">
            <text:p><text:span text:style-name="T3">JOSE MARCOS SANTOS CHAGA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 table:number-columns-spanned="2" table:number-rows-spanned="1">
            <text:p><text:span text:style-name="T3">JOSE MARIO DA CRUZ COS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 table:number-columns-spanned="2" table:number-rows-spanned="1">
            <text:p><text:span text:style-name="T3">JOSE MARLUCIO MONTEIRO FERREIRA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. Perícia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 table:number-columns-spanned="2" table:number-rows-spanned="1">
            <text:p><text:span text:style-name="T3">JOSE MICAEL BISPO RODRIGU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 table:number-columns-spanned="2" table:number-rows-spanned="1">
            <text:p><text:span text:style-name="T3">JOSE RENATO LIMA SAMPAI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 table:number-columns-spanned="2" table:number-rows-spanned="1">
            <text:p><text:span text:style-name="T3">JOSE RICARDO ALVES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 table:number-columns-spanned="2" table:number-rows-spanned="1">
            <text:p><text:span text:style-name="T3">JOSE ROBERTO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 table:number-columns-spanned="2" table:number-rows-spanned="1">
            <text:p><text:span text:style-name="T3">JOSE RONALDO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 table:number-columns-spanned="2" table:number-rows-spanned="1">
            <text:p><text:span text:style-name="T3">JOSE RONY SILVA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 table:number-columns-spanned="2" table:number-rows-spanned="1">
            <text:p><text:span text:style-name="T3">JOSE SACRAMENT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7" calcext:value-type="float">
            <text:p>2327</text:p>
          </table:table-cell>
          <table:table-cell table:style-name="ce8" office:value-type="string" calcext:value-type="string" table:number-columns-spanned="2" table:number-rows-spanned="1">
            <text:p><text:span text:style-name="T3">JOSE VICTOR SOARES ROCH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 table:number-columns-spanned="2" table:number-rows-spanned="1">
            <text:p><text:span text:style-name="T3">JOSENIAS FRANCA DO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5"/>
        </table:table-row>
        <table:table-row table:style-name="ro4">
          <table:table-cell table:style-name="ce3" office:value-type="float" office:value="2341" calcext:value-type="float">
            <text:p>2341</text:p>
          </table:table-cell>
          <table:table-cell table:style-name="ce8" office:value-type="string" calcext:value-type="string" table:number-columns-spanned="2" table:number-rows-spanned="1">
            <text:p><text:span text:style-name="T3">JUAELITON DOS SANTOS CAMP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 table:number-columns-spanned="2" table:number-rows-spanned="1">
            <text:p><text:span text:style-name="T3">JUCIARA REI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 table:number-columns-spanned="2" table:number-rows-spanned="1">
            <text:p><text:span text:style-name="T3">JULIANA CHECCUCCI CARBALLAL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1141.52" calcext:value-type="float">
            <text:p>21.141,52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 table:number-columns-spanned="2" table:number-rows-spanned="1">
            <text:p><text:span text:style-name="T3">JULIANA COUTO VASCONCEL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 table:number-columns-spanned="2" table:number-rows-spanned="1">
            <text:p><text:span text:style-name="T3">JULIANA DA COSTA MACIEL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 table:number-columns-spanned="2" table:number-rows-spanned="1">
            <text:p><text:span text:style-name="T3">JULIANA DAYSE FREITAS DO SACRAMENTO AQUIN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 table:number-columns-spanned="2" table:number-rows-spanned="1">
            <text:p><text:span text:style-name="T3">JULIANA DE BRITTO AMORIM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 table:number-columns-spanned="2" table:number-rows-spanned="1">
            <text:p><text:span text:style-name="T3">JULIANA GOMES REZENDE DORI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 table:number-columns-spanned="2" table:number-rows-spanned="1">
            <text:p><text:span text:style-name="T3">JULIANA LUSTOSA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 table:number-columns-spanned="2" table:number-rows-spanned="1">
            <text:p><text:span text:style-name="T3">JULIANA PRADO VIEIRA RI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 table:number-columns-spanned="2" table:number-rows-spanned="1">
            <text:p><text:span text:style-name="T3">JULIANA SOARES ALVE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 table:number-columns-spanned="2" table:number-rows-spanned="1">
            <text:p><text:span text:style-name="T3">JULIANA SOBRINHO BORG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 table:number-columns-spanned="2" table:number-rows-spanned="1">
            <text:p><text:span text:style-name="T3">JULIANA VASCONCELOS DE OLIVEIRA FREITA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 table:number-columns-spanned="2" table:number-rows-spanned="1">
            <text:p><text:span text:style-name="T3">JULIANE MENDONCA NORONHA MARTIN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" table:style-name="ce15" office:value-type="float" office:value="20" calcext:value-type="float">
            <text:p>2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40" calcext:value-type="float">
            <text:p>40,00</text:p>
          </table:table-cell>
          <table:table-cell table:number-columns-repeated="15"/>
        </table:table-row>
        <table:table-row table:style-name="ro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 table:number-columns-spanned="2" table:number-rows-spanned="1">
            <text:p><text:span text:style-name="T3">JULIANE RIBEIRO DANTAS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 table:number-columns-spanned="2" table:number-rows-spanned="1">
            <text:p><text:span text:style-name="T3">JULIANE SOARES MARTIN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ESTAGIARI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 table:number-columns-spanned="2" table:number-rows-spanned="1">
            <text:p><text:span text:style-name="T3">JULIANO CAVALCANTE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 table:number-columns-spanned="2" table:number-rows-spanned="1">
            <text:p><text:span text:style-name="T3">JULIANY CRISTIN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RETORIA DE GESTAO ESTRATEGICA E ORCAMENTAR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15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 table:number-columns-spanned="2" table:number-rows-spanned="1">
            <text:p><text:span text:style-name="T3">JULIVAL PIRES REBOUCAS NE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 table:number-columns-spanned="2" table:number-rows-spanned="1">
            <text:p><text:span text:style-name="T3">JUSSARA OLIVEIRA DE MAT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 table:number-columns-spanned="2" table:number-rows-spanned="1">
            <text:p><text:span text:style-name="T3">KARLA CHRISTIANY CRUZ LEITE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355" calcext:value-type="float">
            <text:p>1.355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310" calcext:value-type="float">
            <text:p>2310</text:p>
          </table:table-cell>
          <table:table-cell table:style-name="ce8" office:value-type="string" calcext:value-type="string" table:number-columns-spanned="2" table:number-rows-spanned="1">
            <text:p><text:span text:style-name="T3">KARLA LIMA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475.83" calcext:value-type="float">
            <text:p>475,83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475.83" calcext:value-type="float">
            <text:p>475,83</text:p>
          </table:table-cell>
          <table:table-cell table:number-columns-repeated="15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 table:number-columns-spanned="2" table:number-rows-spanned="1">
            <text:p><text:span text:style-name="T3">KARLA PATRICIA DE ANDRADE MOU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 table:number-columns-spanned="2" table:number-rows-spanned="1">
            <text:p><text:span text:style-name="T3">KATHARINA RESENDE DE LIMA GUER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1ª E 3ª PROMOTORIAS DE JUSTICA DAS EXECUCOES CRIMINAI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 table:number-columns-spanned="2" table:number-rows-spanned="1">
            <text:p><text:span text:style-name="T3">KEILA LIMA FEITOS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 table:number-columns-spanned="2" table:number-rows-spanned="1">
            <text:p><text:span text:style-name="T3">KELFRENN TEIXEIRA RODRIGUES DE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4070.99" calcext:value-type="float">
            <text:p>4.070,99</text:p>
          </table:table-cell>
          <table:table-cell table:number-columns-repeated="7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4248.47" calcext:value-type="float">
            <text:p>14.248,47</text:p>
          </table:table-cell>
          <table:table-cell table:number-columns-repeated="15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 table:number-columns-spanned="2" table:number-rows-spanned="1">
            <text:p><text:span text:style-name="T3">KELLI SOBRAL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15"/>
        </table:table-row>
        <table:table-row table:style-name="ro4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 table:number-columns-spanned="2" table:number-rows-spanned="1">
            <text:p><text:span text:style-name="T3">KELLY CRISTINE PEREIRA TEL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15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 table:number-columns-spanned="2" table:number-rows-spanned="1">
            <text:p><text:span text:style-name="T3">KELLY SANTOS PIEDADE LIM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 table:number-columns-spanned="2" table:number-rows-spanned="1">
            <text:p><text:span text:style-name="T3">KENIA LIMA FEITOS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74.23" calcext:value-type="float">
            <text:p>474,23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783.23" calcext:value-type="float">
            <text:p>2.783,23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 table:number-columns-spanned="2" table:number-rows-spanned="1">
            <text:p><text:span text:style-name="T3">KETLYN DE SANTANA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 table:number-columns-spanned="2" table:number-rows-spanned="1">
            <text:p><text:span text:style-name="T3">KEVEN MATHEUS GOIS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 table:number-columns-spanned="2" table:number-rows-spanned="1">
            <text:p><text:span text:style-name="T3">KRISTIANE FERREIRA DA SILVA LIM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 table:number-columns-spanned="2" table:number-rows-spanned="1">
            <text:p><text:span text:style-name="T3">LAELSON ALCANTARA DE PONTE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 table:number-columns-spanned="2" table:number-rows-spanned="1">
            <text:p><text:span text:style-name="T3">LAIS GOMES VASCONCEL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483.15" calcext:value-type="float">
            <text:p>483,15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483.15" calcext:value-type="float">
            <text:p>483,15</text:p>
          </table:table-cell>
          <table:table-cell table:number-columns-repeated="15"/>
        </table:table-row>
        <table:table-row table:style-name="ro4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 table:number-columns-spanned="2" table:number-rows-spanned="1">
            <text:p><text:span text:style-name="T3">LARA FREIRE DE ALMEIDA DOS ANJ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 table:number-columns-spanned="2" table:number-rows-spanned="1">
            <text:p><text:span text:style-name="T3">LARISSA CAROLAINE MENEZES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 table:number-columns-spanned="2" table:number-rows-spanned="1">
            <text:p><text:span text:style-name="T3">LARISSA DIAS FEITOS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 table:number-columns-spanned="2" table:number-rows-spanned="1">
            <text:p><text:span text:style-name="T3">LARISSA DOS SANTOS SANTANA MAI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 table:number-columns-spanned="2" table:number-rows-spanned="1">
            <text:p><text:span text:style-name="T3">LARISSA SILVA TAVAR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 table:number-columns-spanned="2" table:number-rows-spanned="1">
            <text:p><text:span text:style-name="T3">LARISSA SOARES GUIMARAES PRADO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 table:number-columns-spanned="2" table:number-rows-spanned="1">
            <text:p><text:span text:style-name="T3">LAURA ELISA MENGEL SIMO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 table:number-columns-spanned="2" table:number-rows-spanned="1">
            <text:p><text:span text:style-name="T3">LAURA IMPERATRIZ BATALHA MOREIRA NERY MOU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2386" calcext:value-type="float">
            <text:p>2386</text:p>
          </table:table-cell>
          <table:table-cell table:style-name="ce8" office:value-type="string" calcext:value-type="string" table:number-columns-spanned="2" table:number-rows-spanned="1">
            <text:p><text:span text:style-name="T3">LAURA MORAIS DE SOUZA BEZER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172.33" calcext:value-type="float">
            <text:p>172,33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487.5" calcext:value-type="float">
            <text:p>1.487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3968.83" calcext:value-type="float">
            <text:p>3.968,83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 table:number-columns-spanned="2" table:number-rows-spanned="1">
            <text:p><text:span text:style-name="T3">LAURO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 table:number-columns-spanned="2" table:number-rows-spanned="1">
            <text:p><text:span text:style-name="T3">LAZARO NICOLAU FERR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 table:number-columns-spanned="2" table:number-rows-spanned="1">
            <text:p><text:span text:style-name="T3">LEA ALVES SCHLINGMANN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54" calcext:value-type="float">
            <text:p>2354</text:p>
          </table:table-cell>
          <table:table-cell table:style-name="ce8" office:value-type="string" calcext:value-type="string" table:number-columns-spanned="2" table:number-rows-spanned="1">
            <text:p><text:span text:style-name="T3">LEA GOMES DE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OFICIAL ADMINISTRATIVO</text:span></text:p>
          </table:table-cell>
          <table:table-cell table:style-name="ce8" office:value-type="string" calcext:value-type="string">
            <text:p><text:span text:style-name="T3">DIVISAO DE APOIO ADMINISTRATIVO/DIRETORIA ADMINISTRATIV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 table:number-columns-spanned="2" table:number-rows-spanned="1">
            <text:p><text:span text:style-name="T3">LEA MARIA SOBRAL DA CRUZ</text:span></text:p>
          </table:table-cell>
          <table:covered-table-cell table:style-name="ce12"/>
          <table:table-cell table:style-name="ce8" office:value-type="string" calcext:value-type="string">
            <text:p><text:span text:style-name="T3">* TEC. ASSUNTOS HISTORIOGRÁF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 table:number-columns-spanned="2" table:number-rows-spanned="1">
            <text:p><text:span text:style-name="T3">LEALDO NUNES LIMA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6" calcext:value-type="float">
            <text:p>2326</text:p>
          </table:table-cell>
          <table:table-cell table:style-name="ce8" office:value-type="string" calcext:value-type="string" table:number-columns-spanned="2" table:number-rows-spanned="1">
            <text:p><text:span text:style-name="T3">LEANDRO MENESES CALAZANS DE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 table:number-columns-spanned="2" table:number-rows-spanned="1">
            <text:p><text:span text:style-name="T3">LEILAINE SOUZA SANTANA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S DIREITOS HUMAN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 table:number-columns-spanned="2" table:number-rows-spanned="1">
            <text:p><text:span text:style-name="T3">LEMUEL SANTOS BOMFIM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575.44" calcext:value-type="float">
            <text:p>575,4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681.72" calcext:value-type="float">
            <text:p>1.681,72</text:p>
          </table:table-cell>
          <table:table-cell table:number-columns-repeated="15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 table:number-columns-spanned="2" table:number-rows-spanned="1">
            <text:p><text:span text:style-name="T3">LENILDE NASCIMENTO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 table:number-columns-spanned="2" table:number-rows-spanned="1">
            <text:p><text:span text:style-name="T3">LEOGENEFFER ARAUJ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Arq. Setorial do RH</text:span></text:p>
          </table:table-cell>
          <table:table-cell table:style-name="ce8" office:value-type="string" calcext:value-type="string">
            <text:p><text:span text:style-name="T3">ARQUIVO SETORIAL DO DRH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215.54" calcext:value-type="float">
            <text:p>215,54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215.54" calcext:value-type="float">
            <text:p>215,54</text:p>
          </table:table-cell>
          <table:table-cell table:number-columns-repeated="15"/>
        </table:table-row>
        <table:table-row table:style-name="ro4">
          <table:table-cell table:style-name="ce3" office:value-type="float" office:value="2318" calcext:value-type="float">
            <text:p>2318</text:p>
          </table:table-cell>
          <table:table-cell table:style-name="ce8" office:value-type="string" calcext:value-type="string" table:number-columns-spanned="2" table:number-rows-spanned="1">
            <text:p><text:span text:style-name="T3">LEONARDO FRAGA CARDOSO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 table:number-columns-spanned="2" table:number-rows-spanned="1">
            <text:p><text:span text:style-name="T3">LEONARDO JOSE CAMPOS MAIA DE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 table:number-columns-spanned="2" table:number-rows-spanned="1">
            <text:p><text:span text:style-name="T3">LEONEL RODRIGUES CHAGAS</text:span></text:p>
          </table:table-cell>
          <table:covered-table-cell table:style-name="ce12"/>
          <table:table-cell table:style-name="ce8" office:value-type="string" calcext:value-type="string">
            <text:p><text:span text:style-name="T3">2º TENENTE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 table:number-columns-spanned="2" table:number-rows-spanned="1">
            <text:p><text:span text:style-name="T3">LEYDSON GADELHA MOR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1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177.48" calcext:value-type="float">
            <text:p>10.177,48</text:p>
          </table:table-cell>
          <table:table-cell table:number-columns-repeated="15"/>
        </table:table-row>
        <table:table-row table:style-name="ro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 table:number-columns-spanned="2" table:number-rows-spanned="1">
            <text:p><text:span text:style-name="T3">LHAIS SAMARA MESSIA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 table:number-columns-spanned="2" table:number-rows-spanned="1">
            <text:p><text:span text:style-name="T3">LICIA REGIA DOS SANTOS DIAS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 table:number-columns-spanned="2" table:number-rows-spanned="1">
            <text:p><text:span text:style-name="T3">LICIA VANESSA DE ANDRA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 table:number-columns-spanned="2" table:number-rows-spanned="1">
            <text:p><text:span text:style-name="T3">LIDGIA MARIA DANTAS DE ANDRADE LIMA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 table:number-columns-spanned="2" table:number-rows-spanned="1">
            <text:p><text:span text:style-name="T3">LIDIANE MEDEIROS MAT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 table:number-columns-spanned="2" table:number-rows-spanned="1">
            <text:p><text:span text:style-name="T3">LIGIA MARIA MONTEIRO DE FIGUEIREDO</text:span></text:p>
          </table:table-cell>
          <table:covered-table-cell table:style-name="ce12"/>
          <table:table-cell table:style-name="ce8" office:value-type="string" calcext:value-type="string">
            <text:p><text:span text:style-name="T3">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 table:number-columns-spanned="2" table:number-rows-spanned="1">
            <text:p><text:span text:style-name="T3">LILIAN DOS SANTOS MACIEL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 table:number-columns-spanned="2" table:number-rows-spanned="1">
            <text:p><text:span text:style-name="T3">LISSANDRO PATRICIUS GOI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7" calcext:value-type="float">
            <text:p>2377</text:p>
          </table:table-cell>
          <table:table-cell table:style-name="ce8" office:value-type="string" calcext:value-type="string" table:number-columns-spanned="2" table:number-rows-spanned="1">
            <text:p><text:span text:style-name="T3">LIVIA BARRETO CANOV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241.27" calcext:value-type="float">
            <text:p>241,27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572.5" calcext:value-type="float">
            <text:p>1.572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4122.77" calcext:value-type="float">
            <text:p>4.122,77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481.77" calcext:value-type="float">
            <text:p>3.481,77</text:p>
          </table:table-cell>
          <table:table-cell table:style-name="ce15" office:value-type="float" office:value="812.42" calcext:value-type="float">
            <text:p>812,42</text:p>
          </table:table-cell>
          <table:table-cell table:style-name="ce15" office:value-type="float" office:value="9128.49" calcext:value-type="float">
            <text:p>9.128,49</text:p>
          </table:table-cell>
          <table:table-cell table:number-columns-repeated="15"/>
        </table:table-row>
        <table:table-row table:style-name="ro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 table:number-columns-spanned="2" table:number-rows-spanned="1">
            <text:p><text:span text:style-name="T3">LIZANDRA GARDENI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 table:number-columns-spanned="2" table:number-rows-spanned="1">
            <text:p><text:span text:style-name="T3">LORENA DA ROCHA SILVA RIBEIR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 table:number-columns-spanned="2" table:number-rows-spanned="1">
            <text:p><text:span text:style-name="T3">LOUYSE MARCELLY MELO NERI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 table:number-columns-spanned="2" table:number-rows-spanned="1">
            <text:p><text:span text:style-name="T3">LUA SILVA SANTOS VASCONCEL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 table:number-columns-spanned="2" table:number-rows-spanned="1">
            <text:p><text:span text:style-name="T3">LUAN BRUNO BARBOSA DE SOUZA COS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 table:number-columns-spanned="2" table:number-rows-spanned="1">
            <text:p><text:span text:style-name="T3">LUANA DIAS SOARES GARCI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 table:number-columns-spanned="2" table:number-rows-spanned="1">
            <text:p><text:span text:style-name="T3">LUANA FRANCA DE CARVALHO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 table:number-columns-spanned="2" table:number-rows-spanned="1">
            <text:p><text:span text:style-name="T3">LUANA PRATA MONTEIR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 table:number-columns-spanned="2" table:number-rows-spanned="1">
            <text:p><text:span text:style-name="T3">LUANA ROCHA PRAD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 table:number-columns-spanned="2" table:number-rows-spanned="1">
            <text:p><text:span text:style-name="T3">LUCAS LEITE MEDEIROS MASCARENHAS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82" calcext:value-type="float">
            <text:p>2382</text:p>
          </table:table-cell>
          <table:table-cell table:style-name="ce8" office:value-type="string" calcext:value-type="string" table:number-columns-spanned="2" table:number-rows-spanned="1">
            <text:p><text:span text:style-name="T3">LUCAS RAMOS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241.27" calcext:value-type="float">
            <text:p>241,27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572.5" calcext:value-type="float">
            <text:p>1.572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4122.77" calcext:value-type="float">
            <text:p>4.122,77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696.25" calcext:value-type="float">
            <text:p>1.696,25</text:p>
          </table:table-cell>
          <table:table-cell table:style-name="ce15" office:value-type="float" office:value="395.78" calcext:value-type="float">
            <text:p>395,78</text:p>
          </table:table-cell>
          <table:table-cell table:style-name="ce15" office:value-type="float" office:value="6926.33" calcext:value-type="float">
            <text:p>6.926,33</text:p>
          </table:table-cell>
          <table:table-cell table:number-columns-repeated="15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 table:number-columns-spanned="2" table:number-rows-spanned="1">
            <text:p><text:span text:style-name="T3">LUCIANA BASTOS CRUZ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900.5" calcext:value-type="float">
            <text:p>2.900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 table:number-columns-spanned="2" table:number-rows-spanned="1">
            <text:p><text:span text:style-name="T3">LUCIANA CAVALCANTI NOBREG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 table:number-columns-spanned="2" table:number-rows-spanned="1">
            <text:p><text:span text:style-name="T3">LUCIANA DIAS SOUZ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 table:number-columns-spanned="2" table:number-rows-spanned="1">
            <text:p><text:span text:style-name="T3">LUCIANA DUARTE SOBRAL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 table:number-columns-spanned="2" table:number-rows-spanned="1">
            <text:p><text:span text:style-name="T3">LUCIANA LEONARDO RIBEIRO SILVA DE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68" calcext:value-type="float">
            <text:p>2368</text:p>
          </table:table-cell>
          <table:table-cell table:style-name="ce8" office:value-type="string" calcext:value-type="string" table:number-columns-spanned="2" table:number-rows-spanned="1">
            <text:p><text:span text:style-name="T3">LUCIANA MACHADO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 table:number-columns-spanned="2" table:number-rows-spanned="1">
            <text:p><text:span text:style-name="T3">LUCIANA YASMIM SANTOS PASS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 table:number-columns-spanned="2" table:number-rows-spanned="1">
            <text:p><text:span text:style-name="T3">LUCIO JOSE CARDOSO BARRETO LIM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 table:number-columns-spanned="2" table:number-rows-spanned="1">
            <text:p><text:span text:style-name="T3">LUIS CLAUDIO ALMEID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 table:number-columns-spanned="2" table:number-rows-spanned="1">
            <text:p><text:span text:style-name="T3">LUIS FAUSTO DIAS DE VALOI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2522.39" calcext:value-type="float">
            <text:p>2.522,39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7878.96" calcext:value-type="float">
            <text:p>7.878,96</text:p>
          </table:table-cell>
          <table:table-cell table:number-columns-repeated="15"/>
        </table:table-row>
        <table:table-row table:style-name="ro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 table:number-columns-spanned="2" table:number-rows-spanned="1">
            <text:p><text:span text:style-name="T3">LUIS FELIPE JORDÃO WANDERLEY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 table:number-columns-spanned="2" table:number-rows-spanned="1">
            <text:p><text:span text:style-name="T3">LUIZ ALBERTO MOURA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5"/>
        </table:table-row>
        <table:table-row table:style-name="ro4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 table:number-columns-spanned="2" table:number-rows-spanned="1">
            <text:p><text:span text:style-name="T3">LUIZ CARLOS ARAGAO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30" calcext:value-type="float">
            <text:p>2330</text:p>
          </table:table-cell>
          <table:table-cell table:style-name="ce8" office:value-type="string" calcext:value-type="string" table:number-columns-spanned="2" table:number-rows-spanned="1">
            <text:p><text:span text:style-name="T3">LUIZ CARLOS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 table:number-columns-spanned="2" table:number-rows-spanned="1">
            <text:p><text:span text:style-name="T3">LUIZ CARLOS DOS SANTOS LOPE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 table:number-columns-spanned="2" table:number-rows-spanned="1">
            <text:p><text:span text:style-name="T3">LUIZ CARLOS PAIXAO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TECNOLOGIA DA INFORMAÇÃO E COMUNICAÇÃO 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 table:number-columns-spanned="2" table:number-rows-spanned="1">
            <text:p><text:span text:style-name="T3">LUIZ DE AZEVEDO COSTA NETO</text:span></text:p>
          </table:table-cell>
          <table:covered-table-cell table:style-name="ce12"/>
          <table:table-cell table:style-name="ce8" office:value-type="string" calcext:value-type="string">
            <text:p><text:span text:style-name="T3">CORONEL  - requisitado-BESP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 table:number-columns-spanned="2" table:number-rows-spanned="1">
            <text:p><text:span text:style-name="T3">LUIZ GONZAGA NETO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 table:number-columns-spanned="2" table:number-rows-spanned="1">
            <text:p><text:span text:style-name="T3">LUIZ GUSTAVO LIMA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97.57" calcext:value-type="float">
            <text:p>197,57</text:p>
          </table:table-cell>
          <table:table-cell table:style-name="ce15" office:value-type="float" office:value="175.92" calcext:value-type="float">
            <text:p>175,92</text:p>
          </table:table-cell>
          <table:table-cell table:number-columns-repeated="21" table:style-name="ce15" office:value-type="float" office:value="0" calcext:value-type="float">
            <text:p>0,00</text:p>
          </table:table-cell>
          <table:table-cell table:style-name="ce15" office:value-type="float" office:value="373.49" calcext:value-type="float">
            <text:p>373,49</text:p>
          </table:table-cell>
          <table:table-cell table:number-columns-repeated="15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 table:number-columns-spanned="2" table:number-rows-spanned="1">
            <text:p><text:span text:style-name="T3">LUIZ PEDRO DA COSTA TAVARES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33" calcext:value-type="float">
            <text:p>2333</text:p>
          </table:table-cell>
          <table:table-cell table:style-name="ce8" office:value-type="string" calcext:value-type="string" table:number-columns-spanned="2" table:number-rows-spanned="1">
            <text:p><text:span text:style-name="T3">LUIZ RANGEL LIM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ISÃO DE ENG. E MANUTENÇÃ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2008.23" calcext:value-type="float">
            <text:p>2.008,23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2008.23" calcext:value-type="float">
            <text:p>2.008,23</text:p>
          </table:table-cell>
          <table:table-cell table:number-columns-repeated="15"/>
        </table:table-row>
        <table:table-row table:style-name="ro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 table:number-columns-spanned="2" table:number-rows-spanned="1">
            <text:p><text:span text:style-name="T3">LUIZ TADEU COSTA MAYNARD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 table:number-columns-spanned="2" table:number-rows-spanned="1">
            <text:p><text:span text:style-name="T3">LUIZ URQUIZA DA NOBREGA NE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 table:number-columns-spanned="2" table:number-rows-spanned="1">
            <text:p><text:span text:style-name="T3">LUIZ VALTER RIBEIRO ROSARI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5"/>
        </table:table-row>
        <table:table-row table:style-name="ro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 table:number-columns-spanned="2" table:number-rows-spanned="1">
            <text:p><text:span text:style-name="T3">LUZINETE APARECIDA MENDONC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 table:number-columns-spanned="2" table:number-rows-spanned="1">
            <text:p><text:span text:style-name="T3">MACIRLEY SANTOS SILVA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TECNICO EXECUTIVO-requisitad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 table:number-columns-spanned="2" table:number-rows-spanned="1">
            <text:p><text:span text:style-name="T3">MAGALI LIMA DE MATOS SOARE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 table:number-columns-spanned="2" table:number-rows-spanned="1">
            <text:p><text:span text:style-name="T3">MAISA OLIVEIRA BOMFIM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 table:number-columns-spanned="2" table:number-rows-spanned="1">
            <text:p><text:span text:style-name="T3">MANOEL CABRAL MACHADO NE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9664.49" calcext:value-type="float">
            <text:p>9.664,49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9664.49" calcext:value-type="float">
            <text:p>9.664,49</text:p>
          </table:table-cell>
          <table:table-cell table:number-columns-repeated="15"/>
        </table:table-row>
        <table:table-row table:style-name="ro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 table:number-columns-spanned="2" table:number-rows-spanned="1">
            <text:p><text:span text:style-name="T3">MANOEL MESSIAS RODRIGUE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 table:number-columns-spanned="2" table:number-rows-spanned="1">
            <text:p><text:span text:style-name="T3">MANOELA COSTA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 table:number-columns-spanned="2" table:number-rows-spanned="1">
            <text:p><text:span text:style-name="T3">MARA ALICE BARBOSA PASS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 table:number-columns-spanned="2" table:number-rows-spanned="1">
            <text:p><text:span text:style-name="T3">MARA CAMILA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15"/>
        </table:table-row>
        <table:table-row table:style-name="ro4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 table:number-columns-spanned="2" table:number-rows-spanned="1">
            <text:p><text:span text:style-name="T3">MARA RUBIA SANTOS MACED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ORCAMENTARI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15"/>
        </table:table-row>
        <table:table-row table:style-name="ro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 table:number-columns-spanned="2" table:number-rows-spanned="1">
            <text:p><text:span text:style-name="T3">MARCELA AYRES BRITTO SANTOS BRAG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 table:number-columns-spanned="2" table:number-rows-spanned="1">
            <text:p><text:span text:style-name="T3">MARCELA GAMA DE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 table:number-columns-spanned="2" table:number-rows-spanned="1">
            <text:p><text:span text:style-name="T3">MARCELA LINS MOURA DE FIGUEIRED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 table:number-columns-spanned="2" table:number-rows-spanned="1">
            <text:p><text:span text:style-name="T3">MARCELA MAXIMO BARBOS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 table:number-columns-spanned="2" table:number-rows-spanned="1">
            <text:p><text:span text:style-name="T3">MARCELLA BATISTA GUIMARA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 table:number-columns-spanned="2" table:number-rows-spanned="1">
            <text:p><text:span text:style-name="T3">MARCELO CARDOSO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 table:number-columns-spanned="2" table:number-rows-spanned="1">
            <text:p><text:span text:style-name="T3">MARCELO TORRES DE ARRUDA RAPOS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 table:number-columns-spanned="2" table:number-rows-spanned="1">
            <text:p><text:span text:style-name="T3">MARCIA JAQUELINE OLIVEIRA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 table:number-columns-spanned="2" table:number-rows-spanned="1">
            <text:p><text:span text:style-name="T3">MARCIA MENDES UNGA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2142.63" calcext:value-type="float">
            <text:p>2.142,63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7499.2" calcext:value-type="float">
            <text:p>7.499,20</text:p>
          </table:table-cell>
          <table:table-cell table:number-columns-repeated="15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 table:number-columns-spanned="2" table:number-rows-spanned="1">
            <text:p><text:span text:style-name="T3">MARCIA RAFAELLA FREIRE ROCH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 table:number-columns-spanned="2" table:number-rows-spanned="1">
            <text:p><text:span text:style-name="T3">MARCIA VALNICE RODRIGUES LIMA</text:span></text:p>
          </table:table-cell>
          <table:covered-table-cell table:style-name="ce12"/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 table:number-columns-spanned="2" table:number-rows-spanned="1">
            <text:p><text:span text:style-name="T3">MARCILIO DE SIQUEIRA PIN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5" table:style-name="ce15" office:value-type="float" office:value="0" calcext:value-type="float">
            <text:p>0,00</text:p>
          </table:table-cell>
          <table:table-cell table:style-name="ce15" office:value-type="float" office:value="35710.46" calcext:value-type="float">
            <text:p>35.710,46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36985.46" calcext:value-type="float">
            <text:p>36.985,46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 table:number-columns-spanned="2" table:number-rows-spanned="1">
            <text:p><text:span text:style-name="T3">MARCIO DOS SANTOS DORI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 table:number-columns-spanned="2" table:number-rows-spanned="1">
            <text:p><text:span text:style-name="T3">MARCIO MATOS LIMA BARRE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JUSTIÇA FEDERAL DE 1º GRAU DA 5ª REGIÃO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 table:number-columns-spanned="2" table:number-rows-spanned="1">
            <text:p><text:span text:style-name="T3">MARCIO SILVA SIQU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756.38" calcext:value-type="float">
            <text:p>3.756,38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60" calcext:value-type="float">
            <text:p>26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260" calcext:value-type="float">
            <text:p>260,00</text:p>
          </table:table-cell>
          <table:table-cell table:number-columns-repeated="15"/>
        </table:table-row>
        <table:table-row table:style-name="ro4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 table:number-columns-spanned="2" table:number-rows-spanned="1">
            <text:p><text:span text:style-name="T3">MARCO TULIO CARVALHO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 table:number-columns-spanned="2" table:number-rows-spanned="1">
            <text:p><text:span text:style-name="T3">MARCO TULIO SANTOS DA CONCEICA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 table:number-columns-spanned="2" table:number-rows-spanned="1">
            <text:p><text:span text:style-name="T3">MARCONI ALVES VASCONCELOS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381.21" calcext:value-type="float">
            <text:p>1.381,2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4011.21" calcext:value-type="float">
            <text:p>4.011,2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 table:number-columns-spanned="2" table:number-rows-spanned="1">
            <text:p><text:span text:style-name="T3">MARCOS ANDRADE ROCHA</text:span></text:p>
          </table:table-cell>
          <table:covered-table-cell table:style-name="ce12"/>
          <table:table-cell table:style-name="ce8" office:value-type="string" calcext:value-type="string">
            <text:p><text:span text:style-name="T3">MAJOR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 table:number-columns-spanned="2" table:number-rows-spanned="1">
            <text:p><text:span text:style-name="T3">MARCOS ANTONIO BASTO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 table:number-columns-spanned="2" table:number-rows-spanned="1">
            <text:p><text:span text:style-name="T3">MARCOS ANTONIO DOS SANTOS SOUZA</text:span></text:p>
          </table:table-cell>
          <table:covered-table-cell table:style-name="ce12"/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 table:number-columns-spanned="2" table:number-rows-spanned="1">
            <text:p><text:span text:style-name="T3">MARCOS ANTONIO FARIAS NOGUEIR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 table:number-columns-spanned="2" table:number-rows-spanned="1">
            <text:p><text:span text:style-name="T3">MARCOS CELIO OLIVEIR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85.71" calcext:value-type="float">
            <text:p>3.385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 table:number-columns-spanned="2" table:number-rows-spanned="1">
            <text:p><text:span text:style-name="T3">MARCOS MATHEUS DANTA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 table:number-columns-spanned="2" table:number-rows-spanned="1">
            <text:p><text:span text:style-name="T3">MARCOS MATTHEUS DOS SANTOS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 table:number-columns-spanned="2" table:number-rows-spanned="1">
            <text:p><text:span text:style-name="T3">MARCOS VINICIUS VIEIR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 table:number-columns-spanned="2" table:number-rows-spanned="1">
            <text:p><text:span text:style-name="T3">MARCUS VINICIUS MORAIS DE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 table:number-columns-spanned="2" table:number-rows-spanned="1">
            <text:p><text:span text:style-name="T3">MARGARIDA ALVES BRANDA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157.5" calcext:value-type="float">
            <text:p>3.157,50</text:p>
          </table:table-cell>
          <table:table-cell table:style-name="ce15" office:value-type="float" office:value="400" calcext:value-type="float">
            <text:p>4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400" calcext:value-type="float">
            <text:p>400,00</text:p>
          </table:table-cell>
          <table:table-cell table:number-columns-repeated="15"/>
        </table:table-row>
        <table:table-row table:style-name="ro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 table:number-columns-spanned="2" table:number-rows-spanned="1">
            <text:p><text:span text:style-name="T3">MARIA APARECIDA OLIVEIRA CORREI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 table:number-columns-spanned="2" table:number-rows-spanned="1">
            <text:p><text:span text:style-name="T3">MARIA APARECIDA SANTOS ROLINO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 table:number-columns-spanned="2" table:number-rows-spanned="1">
            <text:p><text:span text:style-name="T3">MARIA AUXILIADOR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 table:number-columns-spanned="2" table:number-rows-spanned="1">
            <text:p><text:span text:style-name="T3">MARIA AUXILIADORA R.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 table:number-columns-spanned="2" table:number-rows-spanned="1">
            <text:p><text:span text:style-name="T3">MARIA AUXILIADORA S.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 table:number-columns-spanned="2" table:number-rows-spanned="1">
            <text:p><text:span text:style-name="T3">MARIA BENILDA BENTO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ROJETOS DE TIC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 table:number-columns-spanned="2" table:number-rows-spanned="1">
            <text:p><text:span text:style-name="T3">MARIA CONCEICAO DE FIGUEIREDO ROLEMBERG MENDONCA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5"/>
        </table:table-row>
        <table:table-row table:style-name="ro4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 table:number-columns-spanned="2" table:number-rows-spanned="1">
            <text:p><text:span text:style-name="T3">MARIA CRISLANE SILVA TORR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 table:number-columns-spanned="2" table:number-rows-spanned="1">
            <text:p><text:span text:style-name="T3">MARIA CRISTINA DA GAMA E SILVA FOZ MENDONÇA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5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 table:number-columns-spanned="2" table:number-rows-spanned="1">
            <text:p><text:span text:style-name="T3">MARIA DA CONCEIÇÃO PAIXA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 table:number-columns-spanned="2" table:number-rows-spanned="1">
            <text:p><text:span text:style-name="T3">MARIA DA CONCEIÇÃ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5">
          <table:table-cell table:style-name="ce3" office:value-type="float" office:value="2355" calcext:value-type="float">
            <text:p>2355</text:p>
          </table:table-cell>
          <table:table-cell table:style-name="ce8" office:value-type="string" calcext:value-type="string" table:number-columns-spanned="2" table:number-rows-spanned="1">
            <text:p><text:span text:style-name="T3">MARIA DE LOURDE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OFICIAL ADMINISTRATIVO</text:span></text:p>
          </table:table-cell>
          <table:table-cell table:style-name="ce8" office:value-type="string" calcext:value-type="string">
            <text:p><text:span text:style-name="T3">NUCLEO DE ACOMPANHAMENTO E CONTROLE DE CONVENIOS E CONTRATOS/DIVISAO DE APOIO ADMINISTRATIVO/DIRETORIA ADMINISTRATIV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15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 table:number-columns-spanned="2" table:number-rows-spanned="1">
            <text:p><text:span text:style-name="T3">MARIA DO NASCIMENTO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 table:number-columns-spanned="2" table:number-rows-spanned="1">
            <text:p><text:span text:style-name="T3">MARIA DOS ANJOS PEREIRA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PERMANENTE DE AUTOCOMPOSIÇÃO E PAZ COAPAZ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 table:number-columns-spanned="2" table:number-rows-spanned="1">
            <text:p><text:span text:style-name="T3">MARIA EDILEIDE REIS DOS SANTOS MOU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642.71" calcext:value-type="float">
            <text:p>3.642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59" calcext:value-type="float">
            <text:p>2359</text:p>
          </table:table-cell>
          <table:table-cell table:style-name="ce8" office:value-type="string" calcext:value-type="string" table:number-columns-spanned="2" table:number-rows-spanned="1">
            <text:p><text:span text:style-name="T3">MARIA EDJANE OLIVEIRA COST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 table:number-columns-spanned="2" table:number-rows-spanned="1">
            <text:p><text:span text:style-name="T3">MARIA ESTER LIMA DE AZEVEDO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 table:number-columns-spanned="2" table:number-rows-spanned="1">
            <text:p><text:span text:style-name="T3">MARIA EUGENIA DA SILVA RIBEIR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 table:number-columns-spanned="2" table:number-rows-spanned="1">
            <text:p><text:span text:style-name="T3">MARIA EUGENIA DED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 table:number-columns-spanned="2" table:number-rows-spanned="1">
            <text:p><text:span text:style-name="T3">MARIA FERNANDA BARBOSA DE SANTANA FERR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 table:number-columns-spanned="2" table:number-rows-spanned="1">
            <text:p><text:span text:style-name="T3">MARIA FERNANDA SOUZA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600" calcext:value-type="float">
            <text:p>600,00</text:p>
          </table:table-cell>
          <table:table-cell table:style-name="ce15" office:value-type="float" office:value="500" calcext:value-type="float">
            <text:p>5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1100" calcext:value-type="float">
            <text:p>1.100,00</text:p>
          </table:table-cell>
          <table:table-cell table:number-columns-repeated="15"/>
        </table:table-row>
        <table:table-row table:style-name="ro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 table:number-columns-spanned="2" table:number-rows-spanned="1">
            <text:p><text:span text:style-name="T3">MARIA GORETE CARDOSO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 table:number-columns-spanned="2" table:number-rows-spanned="1">
            <text:p><text:span text:style-name="T3">MARIA HELENA MOREIRA SANCHES LISBO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 table:number-columns-spanned="2" table:number-rows-spanned="1">
            <text:p><text:span text:style-name="T3">MARIA IZABEL SANTANA DE ABREU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 table:number-columns-spanned="2" table:number-rows-spanned="1">
            <text:p><text:span text:style-name="T3">MARIA JOSE DE AGUIAR SILVA NE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 table:number-columns-spanned="2" table:number-rows-spanned="1">
            <text:p><text:span text:style-name="T3">MARIA LILIAN MENDES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 table:number-columns-spanned="2" table:number-rows-spanned="1">
            <text:p><text:span text:style-name="T3">MARIA MACEDO CHAGAS MOURA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 table:number-columns-spanned="2" table:number-rows-spanned="1">
            <text:p><text:span text:style-name="T3">MARIA NAZARE DE ANDRADE FRANCO</text:span></text:p>
          </table:table-cell>
          <table:covered-table-cell table:style-name="ce12"/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60" calcext:value-type="float">
            <text:p>2360</text:p>
          </table:table-cell>
          <table:table-cell table:style-name="ce8" office:value-type="string" calcext:value-type="string" table:number-columns-spanned="2" table:number-rows-spanned="1">
            <text:p><text:span text:style-name="T3">MARIA NEILDE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EXECUTOR DE SERVIÇOS BAS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 table:number-columns-spanned="2" table:number-rows-spanned="1">
            <text:p><text:span text:style-name="T3">MARIA RITA MACHADO FIGUEIRED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3" table:style-name="ce15" office:value-type="float" office:value="0" calcext:value-type="float">
            <text:p>0,00</text:p>
          </table:table-cell>
          <table:table-cell table:style-name="ce15" office:value-type="float" office:value="1785.52" calcext:value-type="float">
            <text:p>1.785,52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7142.09" calcext:value-type="float">
            <text:p>7.142,09</text:p>
          </table:table-cell>
          <table:table-cell table:number-columns-repeated="15"/>
        </table:table-row>
        <table:table-row table:style-name="ro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 table:number-columns-spanned="2" table:number-rows-spanned="1">
            <text:p><text:span text:style-name="T3">MARIA SELMA SIQUEIRA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 table:number-columns-spanned="2" table:number-rows-spanned="1">
            <text:p><text:span text:style-name="T3">MARIA SUZANA AMADO REIS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 table:number-columns-spanned="2" table:number-rows-spanned="1">
            <text:p><text:span text:style-name="T3">MARIA TEREZA DE ARAGÃO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 table:number-columns-spanned="2" table:number-rows-spanned="1">
            <text:p><text:span text:style-name="T3">MARIANA CARDOSO BARRET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316.45" calcext:value-type="float">
            <text:p>1.316,45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316.45" calcext:value-type="float">
            <text:p>1.316,45</text:p>
          </table:table-cell>
          <table:table-cell table:number-columns-repeated="15"/>
        </table:table-row>
        <table:table-row table:style-name="ro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 table:number-columns-spanned="2" table:number-rows-spanned="1">
            <text:p><text:span text:style-name="T3">MARIANA MELO GOIS LEBRE HARDMAN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 table:number-columns-spanned="2" table:number-rows-spanned="1">
            <text:p><text:span text:style-name="T3">MARIANA MELO SOUT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 table:number-columns-spanned="2" table:number-rows-spanned="1">
            <text:p><text:span text:style-name="T3">MARIANA MOURA ROCH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 table:number-columns-spanned="2" table:number-rows-spanned="1">
            <text:p><text:span text:style-name="T3">MARIANA OLIVEIRA LIM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 table:number-columns-spanned="2" table:number-rows-spanned="1">
            <text:p><text:span text:style-name="T3">MARIANA SMITH DANTAS SOBRAL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 table:number-columns-spanned="2" table:number-rows-spanned="1">
            <text:p><text:span text:style-name="T3">MARIANA TEIXEIRA CARDOS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4" calcext:value-type="float">
            <text:p>2324</text:p>
          </table:table-cell>
          <table:table-cell table:style-name="ce8" office:value-type="string" calcext:value-type="string" table:number-columns-spanned="2" table:number-rows-spanned="1">
            <text:p><text:span text:style-name="T3">MARIANA TELES CERSOSIM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TRIAGEM TECNICA DAS 1ª E 2ª PROMOTORIAS DE JUSTIÇA DE LARANJEIRA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 table:number-columns-spanned="2" table:number-rows-spanned="1">
            <text:p><text:span text:style-name="T3">MARIANNE MATOS SOUZ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 table:number-columns-spanned="2" table:number-rows-spanned="1">
            <text:p><text:span text:style-name="T3">MARILEIDE BATISTA DE MELO BARRE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 table:number-columns-spanned="2" table:number-rows-spanned="1">
            <text:p><text:span text:style-name="T3">MARILENE PAES BARRETO DE FIGUEIRED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91" calcext:value-type="float">
            <text:p>2391</text:p>
          </table:table-cell>
          <table:table-cell table:style-name="ce8" office:value-type="string" calcext:value-type="string" table:number-columns-spanned="2" table:number-rows-spanned="1">
            <text:p><text:span text:style-name="T3">MARILIA GRAZIELLA DE OLIVEIR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 table:number-columns-spanned="2" table:number-rows-spanned="1">
            <text:p><text:span text:style-name="T3">MARILIA MELO BEZER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PERMANENTE DE AUTOCOMPOSIÇÃO E PAZ COAPAZ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 table:number-columns-spanned="2" table:number-rows-spanned="1">
            <text:p><text:span text:style-name="T3">MARILIA OLIVEIRA DA SILVA MURAD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63" calcext:value-type="float">
            <text:p>2363</text:p>
          </table:table-cell>
          <table:table-cell table:style-name="ce8" office:value-type="string" calcext:value-type="string" table:number-columns-spanned="2" table:number-rows-spanned="1">
            <text:p><text:span text:style-name="T3">MARINA LEITE FONTES TEIXEIRA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 table:number-columns-spanned="2" table:number-rows-spanned="1">
            <text:p><text:span text:style-name="T3">MARIO GUILHERME PEREIRA RAM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85.71" calcext:value-type="float">
            <text:p>3.385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 table:number-columns-spanned="2" table:number-rows-spanned="1">
            <text:p><text:span text:style-name="T3">MARIO VICTOR LINHARES BARBOS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 table:number-columns-spanned="2" table:number-rows-spanned="1">
            <text:p><text:span text:style-name="T3">MARKUS WANDER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15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 table:number-columns-spanned="2" table:number-rows-spanned="1">
            <text:p><text:span text:style-name="T3">MARTHA RAQUELL DE PAULA E SILVA GOIS GONZAG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DIRETOR DE RECURSOS HUMANO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15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 table:number-columns-spanned="2" table:number-rows-spanned="1">
            <text:p><text:span text:style-name="T3">MATHEUS CARDOSO TEIX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 table:number-columns-spanned="2" table:number-rows-spanned="1">
            <text:p><text:span text:style-name="T3">MATHEUS MORAIS DE OLIVEIRA MEL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 table:number-columns-spanned="2" table:number-rows-spanned="1">
            <text:p><text:span text:style-name="T3">MATHEUS SILVA MENDONC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2345" calcext:value-type="float">
            <text:p>2345</text:p>
          </table:table-cell>
          <table:table-cell table:style-name="ce8" office:value-type="string" calcext:value-type="string" table:number-columns-spanned="2" table:number-rows-spanned="1">
            <text:p><text:span text:style-name="T3">MATHEUS VINICIUS MOREIRA PRADO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 table:number-columns-spanned="2" table:number-rows-spanned="1">
            <text:p><text:span text:style-name="T3">MAURA SILVA DE AQUIN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 table:number-columns-spanned="2" table:number-rows-spanned="1">
            <text:p><text:span text:style-name="T3">MAURICIO GUSMAO MAGALHA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380" calcext:value-type="float">
            <text:p>2380</text:p>
          </table:table-cell>
          <table:table-cell table:style-name="ce8" office:value-type="string" calcext:value-type="string" table:number-columns-spanned="2" table:number-rows-spanned="1">
            <text:p><text:span text:style-name="T3">MAURICIO SCHIBUOLA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206.8" calcext:value-type="float">
            <text:p>206,8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572.5" calcext:value-type="float">
            <text:p>1.572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4088.3" calcext:value-type="float">
            <text:p>4.088,3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481.77" calcext:value-type="float">
            <text:p>3.481,77</text:p>
          </table:table-cell>
          <table:table-cell table:style-name="ce15" office:value-type="float" office:value="812.42" calcext:value-type="float">
            <text:p>812,42</text:p>
          </table:table-cell>
          <table:table-cell table:style-name="ce15" office:value-type="float" office:value="9128.49" calcext:value-type="float">
            <text:p>9.128,49</text:p>
          </table:table-cell>
          <table:table-cell table:number-columns-repeated="15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 table:number-columns-spanned="2" table:number-rows-spanned="1">
            <text:p><text:span text:style-name="T3">MAX ANIBAL NUNES ALV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 table:number-columns-spanned="2" table:number-rows-spanned="1">
            <text:p><text:span text:style-name="T3">MAX DIEGO SIQUEIR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419" calcext:value-type="float">
            <text:p>41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2728" calcext:value-type="float">
            <text:p>2.728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 table:number-columns-spanned="2" table:number-rows-spanned="1">
            <text:p><text:span text:style-name="T3">MAX JEAN VIEIRA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 table:number-columns-spanned="2" table:number-rows-spanned="1">
            <text:p><text:span text:style-name="T3">MAYARA CARVALHO MELLO FONT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 table:number-columns-spanned="2" table:number-rows-spanned="1">
            <text:p><text:span text:style-name="T3">MAYLANE LIMA OLIVEIRA FIGUEIRED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 table:number-columns-spanned="2" table:number-rows-spanned="1">
            <text:p><text:span text:style-name="T3">MICHELANGELO CARVALHO NABUCO D AVIL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 table:number-columns-spanned="2" table:number-rows-spanned="1">
            <text:p><text:span text:style-name="T3">MICHELINE SILVEIRA DE FARIA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 table:number-columns-spanned="2" table:number-rows-spanned="1">
            <text:p><text:span text:style-name="T3">MICHELLI DE OLIVEIRA BARBOS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97.57" calcext:value-type="float">
            <text:p>197,57</text:p>
          </table:table-cell>
          <table:table-cell table:style-name="ce15" office:value-type="float" office:value="175.92" calcext:value-type="float">
            <text:p>175,92</text:p>
          </table:table-cell>
          <table:table-cell table:number-columns-repeated="21" table:style-name="ce15" office:value-type="float" office:value="0" calcext:value-type="float">
            <text:p>0,00</text:p>
          </table:table-cell>
          <table:table-cell table:style-name="ce15" office:value-type="float" office:value="373.49" calcext:value-type="float">
            <text:p>373,49</text:p>
          </table:table-cell>
          <table:table-cell table:number-columns-repeated="15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 table:number-columns-spanned="2" table:number-rows-spanned="1">
            <text:p><text:span text:style-name="T3">MIGUEL ANGELO FONTE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E PERÍCIA TÉCNICA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2008.23" calcext:value-type="float">
            <text:p>2.008,23</text:p>
          </table:table-cell>
          <table:table-cell table:style-name="ce15" office:value-type="float" office:value="6024.69" calcext:value-type="float">
            <text:p>6.024,69</text:p>
          </table:table-cell>
          <table:table-cell table:number-columns-repeated="23" table:style-name="ce15" office:value-type="float" office:value="0" calcext:value-type="float">
            <text:p>0,00</text:p>
          </table:table-cell>
          <table:table-cell table:style-name="ce15" office:value-type="float" office:value="8032.92" calcext:value-type="float">
            <text:p>8.032,92</text:p>
          </table:table-cell>
          <table:table-cell table:number-columns-repeated="15"/>
        </table:table-row>
        <table:table-row table:style-name="ro4">
          <table:table-cell table:style-name="ce3" office:value-type="float" office:value="2356" calcext:value-type="float">
            <text:p>2356</text:p>
          </table:table-cell>
          <table:table-cell table:style-name="ce8" office:value-type="string" calcext:value-type="string" table:number-columns-spanned="2" table:number-rows-spanned="1">
            <text:p><text:span text:style-name="T3">MILENA OLIVEIRA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 table:number-columns-spanned="2" table:number-rows-spanned="1">
            <text:p><text:span text:style-name="T3">MILENA ROCHA CHAGA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 table:number-columns-spanned="2" table:number-rows-spanned="1">
            <text:p><text:span text:style-name="T3">MILLA CASTRO BOAVENTU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 table:number-columns-spanned="2" table:number-rows-spanned="1">
            <text:p><text:span text:style-name="T3">MILTON BARRETO FREITA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 table:number-columns-spanned="2" table:number-rows-spanned="1">
            <text:p><text:span text:style-name="T3">MILTON RABELO BARRETO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O CENTRO MÉD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338.82" calcext:value-type="float">
            <text:p>1.338,82</text:p>
          </table:table-cell>
          <table:table-cell table:number-columns-repeated="26" table:style-name="ce15" office:value-type="float" office:value="0" calcext:value-type="float">
            <text:p>0,00</text:p>
          </table:table-cell>
          <table:table-cell table:style-name="ce15" office:value-type="float" office:value="1338.82" calcext:value-type="float">
            <text:p>1.338,82</text:p>
          </table:table-cell>
          <table:table-cell table:number-columns-repeated="15"/>
        </table:table-row>
        <table:table-row table:style-name="ro4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 table:number-columns-spanned="2" table:number-rows-spanned="1">
            <text:p><text:span text:style-name="T3">MIRAILTON SILVA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 table:number-columns-spanned="2" table:number-rows-spanned="1">
            <text:p><text:span text:style-name="T3">MIRELLA PRATA DE BRITTO CHAV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 table:number-columns-spanned="2" table:number-rows-spanned="1">
            <text:p><text:span text:style-name="T3">MIRELLE MENDONÇA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NUCLEO DE CONSIGNAÇOES, CUSTOS E GRATIFICAÇOE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15"/>
        </table:table-row>
        <table:table-row table:style-name="ro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 table:number-columns-spanned="2" table:number-rows-spanned="1">
            <text:p><text:span text:style-name="T3">MIRENA OLIVEIRA FERREIRA LIN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 table:number-columns-spanned="2" table:number-rows-spanned="1">
            <text:p><text:span text:style-name="T3">MIRIAM TERESA CARDOSO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 table:number-columns-spanned="2" table:number-rows-spanned="1">
            <text:p><text:span text:style-name="T3">MOACIR NABUCO DAVILA MENES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 table:number-columns-spanned="2" table:number-rows-spanned="1">
            <text:p><text:span text:style-name="T3">MOACYR SOARES DA MOTTA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 table:number-columns-spanned="2" table:number-rows-spanned="1">
            <text:p><text:span text:style-name="T3">MOANA JAMILLE SANTOS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 table:number-columns-spanned="2" table:number-rows-spanned="1">
            <text:p><text:span text:style-name="T3">MONICA ANTUNES ROCHA RIGO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 table:number-columns-spanned="2" table:number-rows-spanned="1">
            <text:p><text:span text:style-name="T3">MONICA MARIA HARDMAN DANTAS BERNARD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 table:number-columns-spanned="2" table:number-rows-spanned="1">
            <text:p><text:span text:style-name="T3">MONICA OLIVEIRA NUNES DÓRI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 table:number-columns-spanned="2" table:number-rows-spanned="1">
            <text:p><text:span text:style-name="T3">MORGANA BOTO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 table:number-columns-spanned="2" table:number-rows-spanned="1">
            <text:p><text:span text:style-name="T3">MURIEL GUIMARÃES LIM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 table:number-columns-spanned="2" table:number-rows-spanned="1">
            <text:p><text:span text:style-name="T3">MURILO ALVES DOS SANTO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 table:number-columns-spanned="2" table:number-rows-spanned="1">
            <text:p><text:span text:style-name="T3">MURILO DA CRUZ LIMA</text:span></text:p>
          </table:table-cell>
          <table:covered-table-cell table:style-name="ce12"/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 table:number-columns-spanned="2" table:number-rows-spanned="1">
            <text:p><text:span text:style-name="T3">MYRELLE MARTINS MOTA SANTIAG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200" calcext:value-type="float">
            <text:p>2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200" calcext:value-type="float">
            <text:p>200,00</text:p>
          </table:table-cell>
          <table:table-cell table:number-columns-repeated="15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 table:number-columns-spanned="2" table:number-rows-spanned="1">
            <text:p><text:span text:style-name="T3">MYRNA GLYNNIS MENDONCA CRUZ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 table:number-columns-spanned="2" table:number-rows-spanned="1">
            <text:p><text:span text:style-name="T3">NARCISO BATIST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 table:number-columns-spanned="2" table:number-rows-spanned="1">
            <text:p><text:span text:style-name="T3">NATALIA PRATA FREITAS CAVALCANT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 table:number-columns-spanned="2" table:number-rows-spanned="1">
            <text:p><text:span text:style-name="T3">NATHALIA XAVIER FEITOZA PASS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 table:number-columns-spanned="2" table:number-rows-spanned="1">
            <text:p><text:span text:style-name="T3">NATHAZIA DE ALMEIDA REI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 table:number-columns-spanned="2" table:number-rows-spanned="1">
            <text:p><text:span text:style-name="T3">NAYRA MOUR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 table:number-columns-spanned="2" table:number-rows-spanned="1">
            <text:p><text:span text:style-name="T3">NELMA MARIA LIMA CANUTO SANTIAG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 table:number-columns-spanned="2" table:number-rows-spanned="1">
            <text:p><text:span text:style-name="T3">NEWTON SILVEIRA DIA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 table:number-columns-spanned="2" table:number-rows-spanned="1">
            <text:p><text:span text:style-name="T3">NILZA MOTTA ALMEIDA FREITA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ASSESSORIA DO CONSELHO SUPERIOR DO MINISTERIO PUBLICO (CSMP/SE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 table:number-columns-spanned="2" table:number-rows-spanned="1">
            <text:p><text:span text:style-name="T3">NILZIR SOARES VIEIRA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 table:number-columns-spanned="2" table:number-rows-spanned="1">
            <text:p><text:span text:style-name="T3">NIVEA HELENA AGUIAR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 table:number-columns-spanned="2" table:number-rows-spanned="1">
            <text:p><text:span text:style-name="T3">ODIL SILVA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 table:number-columns-spanned="2" table:number-rows-spanned="1">
            <text:p><text:span text:style-name="T3">ODILON CABRAL MACHADO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 table:number-columns-spanned="2" table:number-rows-spanned="1">
            <text:p><text:span text:style-name="T3">ODILON TERTULIANO DE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 table:number-columns-spanned="2" table:number-rows-spanned="1">
            <text:p><text:span text:style-name="T3">OLEANIA MENEZES SOUZ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BIBLIOTECA/ESCOLA SUPERIOR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 table:number-columns-spanned="2" table:number-rows-spanned="1">
            <text:p><text:span text:style-name="T3">OLIVIA FERNANDES LEAL DE MELL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 table:number-columns-spanned="2" table:number-rows-spanned="1">
            <text:p><text:span text:style-name="T3">ORLANDO ROCHADEL MOR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3712.75" calcext:value-type="float">
            <text:p>3.712,75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9069.32" calcext:value-type="float">
            <text:p>9.069,32</text:p>
          </table:table-cell>
          <table:table-cell table:number-columns-repeated="15"/>
        </table:table-row>
        <table:table-row table:style-name="ro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 table:number-columns-spanned="2" table:number-rows-spanned="1">
            <text:p><text:span text:style-name="T3">OSMAR FERREIRA DO AMARAL JUNIOR WANDERLEY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435.38" calcext:value-type="float">
            <text:p>3.435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 table:number-columns-spanned="2" table:number-rows-spanned="1">
            <text:p><text:span text:style-name="T3">OSMARIO LISBOA DE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 table:number-columns-spanned="2" table:number-rows-spanned="1">
            <text:p><text:span text:style-name="T3">PALOMA MATOS MONTEIR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09.5" calcext:value-type="float">
            <text:p>209,5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2839.5" calcext:value-type="float">
            <text:p>2.83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 table:number-columns-spanned="2" table:number-rows-spanned="1">
            <text:p><text:span text:style-name="T3">PAMELLA HELLY ALMEIDA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140" calcext:value-type="float">
            <text:p>140,00</text:p>
          </table:table-cell>
          <table:table-cell table:style-name="ce15" office:value-type="float" office:value="160" calcext:value-type="float">
            <text:p>16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 table:number-columns-spanned="2" table:number-rows-spanned="1">
            <text:p><text:span text:style-name="T3">PASCOAL NABUCO DAVILA FREIRE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 table:number-columns-spanned="2" table:number-rows-spanned="1">
            <text:p><text:span text:style-name="T3">PATRICIA AZEVEDO MORAES PORRAL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26.38" calcext:value-type="float">
            <text:p>1.126,38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756.38" calcext:value-type="float">
            <text:p>3.756,38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 table:number-columns-spanned="2" table:number-rows-spanned="1">
            <text:p><text:span text:style-name="T3">PATRICIA CARDOSO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 table:number-columns-spanned="2" table:number-rows-spanned="1">
            <text:p><text:span text:style-name="T3">PATRICIA PASSOS MASCARENHAS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536.42" calcext:value-type="float">
            <text:p>1.536,42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536.42" calcext:value-type="float">
            <text:p>1.536,42</text:p>
          </table:table-cell>
          <table:table-cell table:number-columns-repeated="15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 table:number-columns-spanned="2" table:number-rows-spanned="1">
            <text:p><text:span text:style-name="T3">PATRICIO FERREIRA DE FARIA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 table:number-columns-spanned="2" table:number-rows-spanned="1">
            <text:p><text:span text:style-name="T3">PAULA COSTA SOUZA PASQUETTI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 table:number-columns-spanned="2" table:number-rows-spanned="1">
            <text:p><text:span text:style-name="T3">PAULO CEZAR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 table:number-columns-spanned="2" table:number-rows-spanned="1">
            <text:p><text:span text:style-name="T3">PAULO HENRIQUE SOARES DE ASSIS BAPTIS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 table:number-columns-spanned="2" table:number-rows-spanned="1">
            <text:p><text:span text:style-name="T3">PAULO JOSE DE ARAGAO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VIGILANTE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 table:number-columns-spanned="2" table:number-rows-spanned="1">
            <text:p><text:span text:style-name="T3">PAULO JOSE DE FREITA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 table:number-columns-spanned="2" table:number-rows-spanned="1">
            <text:p><text:span text:style-name="T3">PAULO JOSE FRANCISCO ALVE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3" table:style-name="ce15" office:value-type="float" office:value="0" calcext:value-type="float">
            <text:p>0,00</text:p>
          </table:table-cell>
          <table:table-cell table:style-name="ce15" office:value-type="float" office:value="1785.52" calcext:value-type="float">
            <text:p>1.785,52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7142.09" calcext:value-type="float">
            <text:p>7.142,09</text:p>
          </table:table-cell>
          <table:table-cell table:number-columns-repeated="15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 table:number-columns-spanned="2" table:number-rows-spanned="1">
            <text:p><text:span text:style-name="T3">PAULO LIMA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1276.98" calcext:value-type="float">
            <text:p>11.276,98</text:p>
          </table:table-cell>
          <table:table-cell table:number-columns-repeated="15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 table:number-columns-spanned="2" table:number-rows-spanned="1">
            <text:p><text:span text:style-name="T3">PAULO RIBEIRO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S SERVIÇOS DE MANUTENÇÃO -CAPITAL/INTERIOR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331.32" calcext:value-type="float">
            <text:p>1.331,32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331.32" calcext:value-type="float">
            <text:p>1.331,32</text:p>
          </table:table-cell>
          <table:table-cell table:number-columns-repeated="15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 table:number-columns-spanned="2" table:number-rows-spanned="1">
            <text:p><text:span text:style-name="T3">PAULO ROBERTO NUNES DE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 table:number-columns-spanned="2" table:number-rows-spanned="1">
            <text:p><text:span text:style-name="T3">PAULO VIEIRA MESSIA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04" calcext:value-type="float">
            <text:p>2304</text:p>
          </table:table-cell>
          <table:table-cell table:style-name="ce8" office:value-type="string" calcext:value-type="string" table:number-columns-spanned="2" table:number-rows-spanned="1">
            <text:p><text:span text:style-name="T3">PEDRO ARTUR TORRES COSTA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 table:number-columns-spanned="2" table:number-rows-spanned="1">
            <text:p><text:span text:style-name="T3">PEDRO GOMES DE SOUZA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 table:number-columns-spanned="2" table:number-rows-spanned="1">
            <text:p><text:span text:style-name="T3">PEDRO MELLO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 table:number-columns-spanned="2" table:number-rows-spanned="1">
            <text:p><text:span text:style-name="T3">PEDRO MENEZES FEITOSA</text:span></text:p>
          </table:table-cell>
          <table:covered-table-cell table:style-name="ce12"/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 table:number-columns-spanned="2" table:number-rows-spanned="1">
            <text:p><text:span text:style-name="T3">PEDRO VICTORIO DAUD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 table:number-columns-spanned="2" table:number-rows-spanned="1">
            <text:p><text:span text:style-name="T3">PEDRO VINICIUS LOPE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APOIO ADMINISTRATIVO/DIRETORIA ADMINISTRATIV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 table:number-columns-spanned="2" table:number-rows-spanned="1">
            <text:p><text:span text:style-name="T3">PETERSON ALMEIDA BARBOS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 table:number-columns-spanned="2" table:number-rows-spanned="1">
            <text:p><text:span text:style-name="T3">PETRUCIO LOPES CASADO FILH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 table:number-columns-spanned="2" table:number-rows-spanned="1">
            <text:p><text:span text:style-name="T3">PIERRE VIEIRA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 table:number-columns-spanned="2" table:number-rows-spanned="1">
            <text:p><text:span text:style-name="T3">POLLYANNA MARA DE CASTRO AGUIA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 table:number-columns-spanned="2" table:number-rows-spanned="1">
            <text:p><text:span text:style-name="T3">PORFIRIO MARTINS FELIX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 table:number-columns-spanned="2" table:number-rows-spanned="1">
            <text:p><text:span text:style-name="T3">PRISCILA CAMARGO SILVA TAVAR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 table:number-columns-spanned="2" table:number-rows-spanned="1">
            <text:p><text:span text:style-name="T3">PUSCAS PEREIRA SILVA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381.21" calcext:value-type="float">
            <text:p>1.381,2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690.21" calcext:value-type="float">
            <text:p>3.690,2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 table:number-columns-spanned="2" table:number-rows-spanned="1">
            <text:p><text:span text:style-name="T3">QUELINE BARBOSA DE SOUZA ARAGÃ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 table:number-columns-spanned="2" table:number-rows-spanned="1">
            <text:p><text:span text:style-name="T3">QUEZIA EMANUELA MESSIAS ALV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 table:number-columns-spanned="2" table:number-rows-spanned="1">
            <text:p><text:span text:style-name="T3">RAFAEL CUSTODIO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TECNOLOGIA DA INFORMAÇÃO E COMUNICAÇÃO 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 table:number-columns-spanned="2" table:number-rows-spanned="1">
            <text:p><text:span text:style-name="T3">RAFAEL SANTOS CRUZ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 table:number-columns-spanned="2" table:number-rows-spanned="1">
            <text:p><text:span text:style-name="T3">RAFAEL SCHWEZ KURKOWSKI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 table:number-columns-spanned="2" table:number-rows-spanned="1">
            <text:p><text:span text:style-name="T3">RAFAEL VALENCA DA COST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 table:number-columns-spanned="2" table:number-rows-spanned="1">
            <text:p><text:span text:style-name="T3">RAIMUNDO BISPO FI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362" calcext:value-type="float">
            <text:p>2362</text:p>
          </table:table-cell>
          <table:table-cell table:style-name="ce8" office:value-type="string" calcext:value-type="string" table:number-columns-spanned="2" table:number-rows-spanned="1">
            <text:p><text:span text:style-name="T3">RAISSA GUIMARAES VIEIRA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 table:number-columns-spanned="2" table:number-rows-spanned="1">
            <text:p><text:span text:style-name="T3">RAISSA LEMOS SILVA MACHAD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 table:number-columns-spanned="2" table:number-rows-spanned="1">
            <text:p><text:span text:style-name="T3">RANDERSON FERREIRA BARBOS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N. de Cadast. , Doc. e Dist. Funcional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 table:number-columns-spanned="2" table:number-rows-spanned="1">
            <text:p><text:span text:style-name="T3">RAQUEL SOARES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 table:number-columns-spanned="2" table:number-rows-spanned="1">
            <text:p><text:span text:style-name="T3">RAUL JOSE VIEIRA NE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 table:number-columns-spanned="2" table:number-rows-spanned="1">
            <text:p><text:span text:style-name="T3">RAYANA SCHUSTER LEITE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 table:number-columns-spanned="2" table:number-rows-spanned="1">
            <text:p><text:span text:style-name="T3">RAYANNE SILVA DE PONT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 table:number-columns-spanned="2" table:number-rows-spanned="1">
            <text:p><text:span text:style-name="T3">RAYMUNDO NAPOLEAO XIMENES NET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177.48" calcext:value-type="float">
            <text:p>10.177,48</text:p>
          </table:table-cell>
          <table:table-cell table:number-columns-repeated="15"/>
        </table:table-row>
        <table:table-row table:style-name="ro4">
          <table:table-cell table:style-name="ce3" office:value-type="float" office:value="2387" calcext:value-type="float">
            <text:p>2387</text:p>
          </table:table-cell>
          <table:table-cell table:style-name="ce8" office:value-type="string" calcext:value-type="string" table:number-columns-spanned="2" table:number-rows-spanned="1">
            <text:p><text:span text:style-name="T3">REGINALDO SANTOS DE MOU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5" office:value-type="float" office:value="965.07" calcext:value-type="float">
            <text:p>965,07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232.5" calcext:value-type="float">
            <text:p>1.232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3472.57" calcext:value-type="float">
            <text:p>3.472,5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16" calcext:value-type="float">
            <text:p>2316</text:p>
          </table:table-cell>
          <table:table-cell table:style-name="ce8" office:value-type="string" calcext:value-type="string" table:number-columns-spanned="2" table:number-rows-spanned="1">
            <text:p><text:span text:style-name="T3">REJANE BRITO GUIMARAES</text:span></text:p>
          </table:table-cell>
          <table:covered-table-cell table:style-name="ce12"/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 table:number-columns-spanned="2" table:number-rows-spanned="1">
            <text:p><text:span text:style-name="T3">RENATA BRITO VIEIRA TEL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NÚCLEO DE P.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 table:number-columns-spanned="2" table:number-rows-spanned="1">
            <text:p><text:span text:style-name="T3">RENATA MACIEL ALMEIDA ARAUJ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 table:number-columns-spanned="2" table:number-rows-spanned="1">
            <text:p><text:span text:style-name="T3">RENATA MOREIRA SAND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 table:number-columns-spanned="2" table:number-rows-spanned="1">
            <text:p><text:span text:style-name="T3">RENATA PEREIRA DANTA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 table:number-columns-spanned="2" table:number-rows-spanned="1">
            <text:p><text:span text:style-name="T3">RENATA SARA DANTAS MARQUES SOAR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 table:number-columns-spanned="2" table:number-rows-spanned="1">
            <text:p><text:span text:style-name="T3">RENATO VIEIRA DANTAS BERNARD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 table:number-columns-spanned="2" table:number-rows-spanned="1">
            <text:p><text:span text:style-name="T3">RENE ANTONIO ERB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 table:number-columns-spanned="2" table:number-rows-spanned="1">
            <text:p><text:span text:style-name="T3">RENIVALDO LIMA SAMPAIO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ARQUIVO CENTRAL DO MINISTERIO PUBLICO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 table:number-columns-spanned="2" table:number-rows-spanned="1">
            <text:p><text:span text:style-name="T3">RHAQUEL GLEYSIANE FARIAS NUN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 table:number-columns-spanned="2" table:number-rows-spanned="1">
            <text:p><text:span text:style-name="T3">RICARDO MACHADO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1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785.52" calcext:value-type="float">
            <text:p>1.785,52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1963" calcext:value-type="float">
            <text:p>11.963,00</text:p>
          </table:table-cell>
          <table:table-cell table:number-columns-repeated="15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 table:number-columns-spanned="2" table:number-rows-spanned="1">
            <text:p><text:span text:style-name="T3">RICARDO MONTEIRO MOT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 table:number-columns-spanned="2" table:number-rows-spanned="1">
            <text:p><text:span text:style-name="T3">RICARDO ROUTMAN DA CUNH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 table:number-columns-spanned="2" table:number-rows-spanned="1">
            <text:p><text:span text:style-name="T3">RICARDO SOBRAL SOUS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 table:number-columns-spanned="2" table:number-rows-spanned="1">
            <text:p><text:span text:style-name="T3">RICELLI VIEIRA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 table:number-columns-spanned="2" table:number-rows-spanned="1">
            <text:p><text:span text:style-name="T3">RITA DE CASSIA ARAGÃO MELO GARCEZ</text:span></text:p>
          </table:table-cell>
          <table:covered-table-cell table:style-name="ce12"/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 table:number-columns-spanned="2" table:number-rows-spanned="1">
            <text:p><text:span text:style-name="T3">RIVALDO FRIAS DOS SANTOS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 table:number-columns-spanned="2" table:number-rows-spanned="1">
            <text:p><text:span text:style-name="T3">ROBERIO MESQUITA MATOS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 table:number-columns-spanned="2" table:number-rows-spanned="1">
            <text:p><text:span text:style-name="T3">ROBERTA ARAUJO DE MELO BRIT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 table:number-columns-spanned="2" table:number-rows-spanned="1">
            <text:p><text:span text:style-name="T3">ROBERTA CONCEICAO ALMEIDA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85.71" calcext:value-type="float">
            <text:p>3.385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12" calcext:value-type="float">
            <text:p>2312</text:p>
          </table:table-cell>
          <table:table-cell table:style-name="ce8" office:value-type="string" calcext:value-type="string" table:number-columns-spanned="2" table:number-rows-spanned="1">
            <text:p><text:span text:style-name="T3">ROBERTA GARCIA MORENO FRANCO TA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 table:number-columns-spanned="2" table:number-rows-spanned="1">
            <text:p><text:span text:style-name="T3">ROBERTA LIM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 table:number-columns-spanned="2" table:number-rows-spanned="1">
            <text:p><text:span text:style-name="T3">ROBERTA ROCHA DEDA CHAGA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DIRETOR DE TECNOLOGIA DA INFORMAÇÃO E COMUNICAÇÃO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 table:number-columns-spanned="2" table:number-rows-spanned="1">
            <text:p><text:span text:style-name="T3">ROBERTA SANDRA REIS BARRETO SIQUEIR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 table:number-columns-spanned="2" table:number-rows-spanned="1">
            <text:p><text:span text:style-name="T3">ROBERTA SOBRAL MANSOUR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 table:number-columns-spanned="2" table:number-rows-spanned="1">
            <text:p><text:span text:style-name="T3">ROBERTO ANDRUSYSZYN CELIN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 table:number-columns-spanned="2" table:number-rows-spanned="1">
            <text:p><text:span text:style-name="T3">RODOLFO GALVAO COST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 table:number-columns-spanned="2" table:number-rows-spanned="1">
            <text:p><text:span text:style-name="T3">RODOMARQUES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2017.52" calcext:value-type="float">
            <text:p>22.017,52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4589.84" calcext:value-type="float">
            <text:p>4.589,84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638.49" calcext:value-type="float">
            <text:p>5.638,49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228.33" calcext:value-type="float">
            <text:p>10.228,33</text:p>
          </table:table-cell>
          <table:table-cell table:number-columns-repeated="15"/>
        </table:table-row>
        <table:table-row table:style-name="ro4">
          <table:table-cell table:style-name="ce3" office:value-type="float" office:value="2378" calcext:value-type="float">
            <text:p>2378</text:p>
          </table:table-cell>
          <table:table-cell table:style-name="ce8" office:value-type="string" calcext:value-type="string" table:number-columns-spanned="2" table:number-rows-spanned="1">
            <text:p><text:span text:style-name="T3">RODRIGO CURVELO DA SILVA SIQU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316.16" calcext:value-type="float">
            <text:p>316,16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572.5" calcext:value-type="float">
            <text:p>1.572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4518.66" calcext:value-type="float">
            <text:p>4.518,66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481.77" calcext:value-type="float">
            <text:p>3.481,77</text:p>
          </table:table-cell>
          <table:table-cell table:style-name="ce15" office:value-type="float" office:value="812.42" calcext:value-type="float">
            <text:p>812,42</text:p>
          </table:table-cell>
          <table:table-cell table:style-name="ce15" office:value-type="float" office:value="9128.49" calcext:value-type="float">
            <text:p>9.128,49</text:p>
          </table:table-cell>
          <table:table-cell table:number-columns-repeated="15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 table:number-columns-spanned="2" table:number-rows-spanned="1">
            <text:p><text:span text:style-name="T3">RODRIGO MUNIZ DE MEL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 table:number-columns-spanned="2" table:number-rows-spanned="1">
            <text:p><text:span text:style-name="T3">ROGERI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116.83" calcext:value-type="float">
            <text:p>116,83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003.83" calcext:value-type="float">
            <text:p>3.003,83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 table:number-columns-spanned="2" table:number-rows-spanned="1">
            <text:p><text:span text:style-name="T3">ROGERIO FERREIRA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DE ARACAJU (6ª VARA CRIMINAL)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1520.26" calcext:value-type="float">
            <text:p>1.520,26</text:p>
          </table:table-cell>
          <table:table-cell table:style-name="ce15" office:value-type="float" office:value="4407.26" calcext:value-type="float">
            <text:p>4.407,26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 table:number-columns-spanned="2" table:number-rows-spanned="1">
            <text:p><text:span text:style-name="T3">ROMULO ARAGAO COSTA MEL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01.87" calcext:value-type="float">
            <text:p>3.001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 table:number-columns-spanned="2" table:number-rows-spanned="1">
            <text:p><text:span text:style-name="T3">ROMULO HENRIQUE RIBEIRO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 table:number-columns-spanned="2" table:number-rows-spanned="1">
            <text:p><text:span text:style-name="T3">ROMULO LINS ALVE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1141.52" calcext:value-type="float">
            <text:p>21.141,52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177.48" calcext:value-type="float">
            <text:p>10.177,48</text:p>
          </table:table-cell>
          <table:table-cell table:number-columns-repeated="15"/>
        </table:table-row>
        <table:table-row table:style-name="ro4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 table:number-columns-spanned="2" table:number-rows-spanned="1">
            <text:p><text:span text:style-name="T3">ROMULO NUNES FREIRE FONT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COLEGIO DE PROCURADORES DE JUST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 table:number-columns-spanned="2" table:number-rows-spanned="1">
            <text:p><text:span text:style-name="T3">RONALD NASCIMENTO DE JESU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329.82" calcext:value-type="float">
            <text:p>1.329,82</text:p>
          </table:table-cell>
          <table:table-cell table:style-name="ce15" office:value-type="float" office:value="2250.46" calcext:value-type="float">
            <text:p>2.250,46</text:p>
          </table:table-cell>
          <table:table-cell table:number-columns-repeated="18" table:style-name="ce15" office:value-type="float" office:value="0" calcext:value-type="float">
            <text:p>0,00</text:p>
          </table:table-cell>
          <table:table-cell table:style-name="ce15" office:value-type="float" office:value="5358.38" calcext:value-type="float">
            <text:p>5.358,38</text:p>
          </table:table-cell>
          <table:table-cell table:number-columns-repeated="15"/>
        </table:table-row>
        <table:table-row table:style-name="ro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 table:number-columns-spanned="2" table:number-rows-spanned="1">
            <text:p><text:span text:style-name="T3">RONNIE CHARLSON ALVE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TECNOLOGIA DA INFORMAÇÃO E COMUNICAÇÃO 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 table:number-columns-spanned="2" table:number-rows-spanned="1">
            <text:p><text:span text:style-name="T3">ROOSEVELT BATISTA DE CARVALH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 table:number-columns-spanned="2" table:number-rows-spanned="1">
            <text:p><text:span text:style-name="T3">ROOSEVELT CHRISTIAN DANTAS ALBUQUERQUE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 table:number-columns-spanned="2" table:number-rows-spanned="1">
            <text:p><text:span text:style-name="T3">ROQUE JOSE DE SOUSA NET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PROMOCAO DA IGUALDADE ETNICO RACI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20" calcext:value-type="float">
            <text:p>20,00</text:p>
          </table:table-cell>
          <table:table-cell table:number-columns-repeated="15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 table:number-columns-spanned="2" table:number-rows-spanned="1">
            <text:p><text:span text:style-name="T3">ROSA MARIA FRAG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A COORDENADORIA-GERAL</text:span></text:p>
          </table:table-cell>
          <table:table-cell table:style-name="ce8" office:value-type="string" calcext:value-type="string">
            <text:p><text:span text:style-name="T3">GABINETE DO COORDENADOR GERAL -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3" calcext:value-type="float">
            <text:p>2373</text:p>
          </table:table-cell>
          <table:table-cell table:style-name="ce8" office:value-type="string" calcext:value-type="string" table:number-columns-spanned="2" table:number-rows-spanned="1">
            <text:p><text:span text:style-name="T3">ROSANE GONÇALVE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1612" calcext:value-type="float">
            <text:p>1.612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 table:number-columns-spanned="2" table:number-rows-spanned="1">
            <text:p><text:span text:style-name="T3">ROSANGELA DE OLIVEIR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 table:number-columns-spanned="2" table:number-rows-spanned="1">
            <text:p><text:span text:style-name="T3">ROSECLEIDE ALCANTARA DE SOUZ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 table:number-columns-spanned="2" table:number-rows-spanned="1">
            <text:p><text:span text:style-name="T3">ROSELIA ALVES DA SILVA MALTA</text:span></text:p>
          </table:table-cell>
          <table:covered-table-cell table:style-name="ce12"/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 table:number-columns-spanned="2" table:number-rows-spanned="1">
            <text:p><text:span text:style-name="T3">ROSENALDO ARAGAO LIMA JUNIOR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15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 table:number-columns-spanned="2" table:number-rows-spanned="1">
            <text:p><text:span text:style-name="T3">ROSIVALDO SANTOS DA CRUZ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646.62" calcext:value-type="float">
            <text:p>646,62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646.62" calcext:value-type="float">
            <text:p>646,62</text:p>
          </table:table-cell>
          <table:table-cell table:number-columns-repeated="15"/>
        </table:table-row>
        <table:table-row table:style-name="ro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 table:number-columns-spanned="2" table:number-rows-spanned="1">
            <text:p><text:span text:style-name="T3">RUBENS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APITÃ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 table:number-columns-spanned="2" table:number-rows-spanned="1">
            <text:p><text:span text:style-name="T3">RUBENS ESTEVES DE MOURA</text:span></text:p>
          </table:table-cell>
          <table:covered-table-cell table:style-name="ce12"/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 table:number-columns-spanned="2" table:number-rows-spanned="1">
            <text:p><text:span text:style-name="T3">RUIRONALDI DOS SANTOS CRUZ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106.28" calcext:value-type="float">
            <text:p>1.106,28</text:p>
          </table:table-cell>
          <table:table-cell table:number-columns-repeated="15"/>
        </table:table-row>
        <table:table-row table:style-name="ro4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 table:number-columns-spanned="2" table:number-rows-spanned="1">
            <text:p><text:span text:style-name="T3">RUY WANDERLA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 table:number-columns-spanned="2" table:number-rows-spanned="1">
            <text:p><text:span text:style-name="T3">SALVIO HENRIQUE DA ROCHA COST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 table:number-columns-spanned="2" table:number-rows-spanned="1">
            <text:p><text:span text:style-name="T3">SAMUEL NEVES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 table:number-columns-spanned="2" table:number-rows-spanned="1">
            <text:p><text:span text:style-name="T3">SANDRA AUGUSTA BARRETO ROLLEMBERG CONRAD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 table:number-columns-spanned="2" table:number-rows-spanned="1">
            <text:p><text:span text:style-name="T3">SANDRA ELIZABETH DE ALMEIDA RAM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 table:number-columns-spanned="2" table:number-rows-spanned="1">
            <text:p><text:span text:style-name="T3">SANDRO DE REZENDE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 table:number-columns-spanned="2" table:number-rows-spanned="1">
            <text:p><text:span text:style-name="T3">SANDRO LUIZ DA COST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1398.52" calcext:value-type="float">
            <text:p>21.398,52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 table:number-columns-spanned="2" table:number-rows-spanned="1">
            <text:p><text:span text:style-name="T3">SANDRO STEFANO SA AZEVED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 table:number-columns-spanned="2" table:number-rows-spanned="1">
            <text:p><text:span text:style-name="T3">SAULO DOS SANTOS LOPES CRUZ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900.5" calcext:value-type="float">
            <text:p>2.900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 table:number-columns-spanned="2" table:number-rows-spanned="1">
            <text:p><text:span text:style-name="T3">SAULO MORAIS DE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 table:number-columns-spanned="2" table:number-rows-spanned="1">
            <text:p><text:span text:style-name="T3">SAVIO AUGUSTO SOBRAL GARCEZ</text:span></text:p>
          </table:table-cell>
          <table:covered-table-cell table:style-name="ce12"/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 table:number-columns-spanned="2" table:number-rows-spanned="1">
            <text:p><text:span text:style-name="T3">SAVIO AUGUSTO SOBRAL GARCEZ</text:span></text:p>
          </table:table-cell>
          <table:covered-table-cell table:style-name="ce12"/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 table:number-columns-spanned="2" table:number-rows-spanned="1">
            <text:p><text:span text:style-name="T3">SAVIO AUGUSTO SOBRAL GARCEZ</text:span></text:p>
          </table:table-cell>
          <table:covered-table-cell table:style-name="ce12"/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15"/>
        </table:table-row>
        <table:table-row table:style-name="ro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 table:number-columns-spanned="2" table:number-rows-spanned="1">
            <text:p><text:span text:style-name="T3">SAVIO ROBERTO AMORIM ARAGÃO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 table:number-columns-spanned="2" table:number-rows-spanned="1">
            <text:p><text:span text:style-name="T3">SERGIO DA FONSEC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 table:number-columns-spanned="2" table:number-rows-spanned="1">
            <text:p><text:span text:style-name="T3">SERGIO DOS SANTO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 table:number-columns-spanned="2" table:number-rows-spanned="1">
            <text:p><text:span text:style-name="T3">SERGIO WALDEMAR BARRETO RODRIGUES FILH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 table:number-columns-spanned="2" table:number-rows-spanned="1">
            <text:p><text:span text:style-name="T3">SHEILA ANDRADE ARAUJO MA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628.6" calcext:value-type="float">
            <text:p>1.628,60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628.6" calcext:value-type="float">
            <text:p>1.628,60</text:p>
          </table:table-cell>
          <table:table-cell table:number-columns-repeated="15"/>
        </table:table-row>
        <table:table-row table:style-name="ro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 table:number-columns-spanned="2" table:number-rows-spanned="1">
            <text:p><text:span text:style-name="T3">SHEILA CUSTODIO LEAL NOVAE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 table:number-columns-spanned="2" table:number-rows-spanned="1">
            <text:p><text:span text:style-name="T3">SHIRLANE BARBOS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 table:number-columns-spanned="2" table:number-rows-spanned="1">
            <text:p><text:span text:style-name="T3">SIDIVAL DOS SANTOS FREITA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 table:number-columns-spanned="2" table:number-rows-spanned="1">
            <text:p><text:span text:style-name="T3">SILENE MARIA DE FRANÇA JANSSEN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Núcleo de Contabilidade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 table:number-columns-spanned="2" table:number-rows-spanned="1">
            <text:p><text:span text:style-name="T3">SILVIA BRITO LUDUVICE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 table:number-columns-spanned="2" table:number-rows-spanned="1">
            <text:p><text:span text:style-name="T3">SILVIA FERNANDA CARVALHO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8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 table:number-columns-spanned="2" table:number-rows-spanned="1">
            <text:p><text:span text:style-name="T3">SILVIA FRANCA DE SOUZA MORELLI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 table:number-columns-spanned="2" table:number-rows-spanned="1">
            <text:p><text:span text:style-name="T3">SILVIA NUNES LEAL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339.41" calcext:value-type="float">
            <text:p>17.339,41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9969.41" calcext:value-type="float">
            <text:p>19.969,41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088.74" calcext:value-type="float">
            <text:p>5.088,74</text:p>
          </table:table-cell>
          <table:table-cell table:number-columns-repeated="15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 table:number-columns-spanned="2" table:number-rows-spanned="1">
            <text:p><text:span text:style-name="T3">SILVIA ROBERTA FERREIRA TAVARE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ENGENHARIA CIVI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 table:number-columns-spanned="2" table:number-rows-spanned="1">
            <text:p><text:span text:style-name="T3">SILVIA TAMARA MENDONCA DO CARM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 table:number-columns-spanned="2" table:number-rows-spanned="1">
            <text:p><text:span text:style-name="T3">SILVIO ROBERTO MATOS EUZEBI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 table:number-columns-spanned="2" table:number-rows-spanned="1">
            <text:p><text:span text:style-name="T3">SIMONE FELICIO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2969.39" calcext:value-type="float">
            <text:p>2.969,39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2969.39" calcext:value-type="float">
            <text:p>2.969,39</text:p>
          </table:table-cell>
          <table:table-cell table:number-columns-repeated="15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 table:number-columns-spanned="2" table:number-rows-spanned="1">
            <text:p><text:span text:style-name="T3">SOLANO LUCIO DE OLIVEIR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 table:number-columns-spanned="2" table:number-rows-spanned="1">
            <text:p><text:span text:style-name="T3">SONIA KAROLINE AMARAL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646.62" calcext:value-type="float">
            <text:p>646,62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646.62" calcext:value-type="float">
            <text:p>646,62</text:p>
          </table:table-cell>
          <table:table-cell table:number-columns-repeated="15"/>
        </table:table-row>
        <table:table-row table:style-name="ro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 table:number-columns-spanned="2" table:number-rows-spanned="1">
            <text:p><text:span text:style-name="T3">STANLEY KLEBER NOGUEIR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755.71" calcext:value-type="float">
            <text:p>755,7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064.71" calcext:value-type="float">
            <text:p>3.064,7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 table:number-columns-spanned="2" table:number-rows-spanned="1">
            <text:p><text:span text:style-name="T3">SUSANA ARRUDA DE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185.4" calcext:value-type="float">
            <text:p>1.185,40</text:p>
          </table:table-cell>
          <table:table-cell table:style-name="ce15" office:value-type="float" office:value="136.83" calcext:value-type="float">
            <text:p>136,83</text:p>
          </table:table-cell>
          <table:table-cell table:number-columns-repeated="21" table:style-name="ce15" office:value-type="float" office:value="0" calcext:value-type="float">
            <text:p>0,00</text:p>
          </table:table-cell>
          <table:table-cell table:style-name="ce15" office:value-type="float" office:value="1322.23" calcext:value-type="float">
            <text:p>1.322,23</text:p>
          </table:table-cell>
          <table:table-cell table:number-columns-repeated="15"/>
        </table:table-row>
        <table:table-row table:style-name="ro4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 table:number-columns-spanned="2" table:number-rows-spanned="1">
            <text:p><text:span text:style-name="T3">SUSANA RAQUEL CIPRIANO SAMPAIO REZENDE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74.23" calcext:value-type="float">
            <text:p>474,23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104.23" calcext:value-type="float">
            <text:p>3.104,23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 table:number-columns-spanned="2" table:number-rows-spanned="1">
            <text:p><text:span text:style-name="T3">SUZY MARY DE CARVALHO VIEIR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2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 table:number-columns-spanned="2" table:number-rows-spanned="1">
            <text:p><text:span text:style-name="T3">SYLVIO ALEXANDRE DE OLIVEIRA BELEM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 table:number-columns-spanned="2" table:number-rows-spanned="1">
            <text:p><text:span text:style-name="T3">TAISA TORRES ARAGA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 table:number-columns-spanned="2" table:number-rows-spanned="1">
            <text:p><text:span text:style-name="T3">TALITA CUNEGUNDES FERNANDES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10713.14" calcext:value-type="float">
            <text:p>10.713,14</text:p>
          </table:table-cell>
          <table:table-cell table:number-columns-repeated="15"/>
        </table:table-row>
        <table:table-row table:style-name="ro4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 table:number-columns-spanned="2" table:number-rows-spanned="1">
            <text:p><text:span text:style-name="T3">TALMAY TELE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6" calcext:value-type="float">
            <text:p>2376</text:p>
          </table:table-cell>
          <table:table-cell table:style-name="ce8" office:value-type="string" calcext:value-type="string" table:number-columns-spanned="2" table:number-rows-spanned="1">
            <text:p><text:span text:style-name="T3">TAMIRIS ELIZABETH ARAUJO FARR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448.07" calcext:value-type="float">
            <text:p>448,07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827.5" calcext:value-type="float">
            <text:p>1.827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4584.57" calcext:value-type="float">
            <text:p>4.584,5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 table:number-columns-spanned="2" table:number-rows-spanned="1">
            <text:p><text:span text:style-name="T3">TATIANA SOUTO QUIRIN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ÇA AUXILIAR DE ARACAJU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 table:number-columns-spanned="2" table:number-rows-spanned="1">
            <text:p><text:span text:style-name="T3">TATIANE AGUIAR GUIMARAE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 table:number-columns-spanned="2" table:number-rows-spanned="1">
            <text:p><text:span text:style-name="T3">TATIANE DOS SANTOS SILVA LISBO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 table:number-columns-spanned="2" table:number-rows-spanned="1">
            <text:p><text:span text:style-name="T3">TERESA CRISTINA DE FARO MEL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 table:number-columns-spanned="2" table:number-rows-spanned="1">
            <text:p><text:span text:style-name="T3">THAIS SARMENTO MESSIA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9" calcext:value-type="float">
            <text:p>2329</text:p>
          </table:table-cell>
          <table:table-cell table:style-name="ce8" office:value-type="string" calcext:value-type="string" table:number-columns-spanned="2" table:number-rows-spanned="1">
            <text:p><text:span text:style-name="T3">THAUANNY DE CARVALHO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 table:number-columns-spanned="2" table:number-rows-spanned="1">
            <text:p><text:span text:style-name="T3">THEREZA RAQUEL MACEDO GUIMARA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 table:number-columns-spanned="2" table:number-rows-spanned="1">
            <text:p><text:span text:style-name="T3">THIAGO JOSE MENEZES DA SILV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 table:number-columns-spanned="2" table:number-rows-spanned="1">
            <text:p><text:span text:style-name="T3">THIAGO LIMA FEITOZ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 table:number-columns-spanned="2" table:number-rows-spanned="1">
            <text:p><text:span text:style-name="T3">THISSIANE MATOS BATISTA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 table:number-columns-spanned="2" table:number-rows-spanned="1">
            <text:p><text:span text:style-name="T3">THUANE DE SANTAN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 table:number-columns-spanned="2" table:number-rows-spanned="1">
            <text:p><text:span text:style-name="T3">THYARA KAHENA SOTERO ALVES PASSOS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381.21" calcext:value-type="float">
            <text:p>1.381,21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690.21" calcext:value-type="float">
            <text:p>3.690,21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 table:number-columns-spanned="2" table:number-rows-spanned="1">
            <text:p><text:span text:style-name="T3">TIAGO RODRIGUES APOSTOL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 table:number-columns-spanned="2" table:number-rows-spanned="1">
            <text:p><text:span text:style-name="T3">ULISSES GOMES DE ANDRADE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 table:number-columns-spanned="2" table:number-rows-spanned="1">
            <text:p><text:span text:style-name="T3">UNILSON XAVIER DE SANTANA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 table:number-columns-spanned="2" table:number-rows-spanned="1">
            <text:p><text:span text:style-name="T3">VALDECI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 table:number-columns-spanned="2" table:number-rows-spanned="1">
            <text:p><text:span text:style-name="T3">VALDETE ALINE ALMEIDA DE MENEZES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1778.1" calcext:value-type="float">
            <text:p>1.778,10</text:p>
          </table:table-cell>
          <table:table-cell table:number-columns-repeated="15"/>
        </table:table-row>
        <table:table-row table:style-name="ro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 table:number-columns-spanned="2" table:number-rows-spanned="1">
            <text:p><text:span text:style-name="T3">VALDIVIA MARQUES BOMFIM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 table:number-columns-spanned="2" table:number-rows-spanned="1">
            <text:p><text:span text:style-name="T3">VALERIA CHAGAS MEL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 table:number-columns-spanned="2" table:number-rows-spanned="1">
            <text:p><text:span text:style-name="T3">VALFRAN ARAGAO COSTA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 table:number-columns-spanned="2" table:number-rows-spanned="1">
            <text:p><text:span text:style-name="T3">VALMIR DOS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 table:number-columns-spanned="2" table:number-rows-spanned="1">
            <text:p><text:span text:style-name="T3">VALTER REINALDO SILV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 table:number-columns-spanned="2" table:number-rows-spanned="1">
            <text:p><text:span text:style-name="T3">VALTER VIEIRA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 table:number-columns-spanned="2" table:number-rows-spanned="1">
            <text:p><text:span text:style-name="T3">VANDERLEY DOS SANTOS RODRIGUES</text:span></text:p>
          </table:table-cell>
          <table:covered-table-cell table:style-name="ce12"/>
          <table:table-cell table:style-name="ce8" office:value-type="string" calcext:value-type="string">
            <text:p><text:span text:style-name="T3">Coordenador da Divisão de Design e Midia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15"/>
        </table:table-row>
        <table:table-row table:style-name="ro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 table:number-columns-spanned="2" table:number-rows-spanned="1">
            <text:p><text:span text:style-name="T3">VANESSA GOIS NASCIMEN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270.5" calcext:value-type="float">
            <text:p>270,50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2579.5" calcext:value-type="float">
            <text:p>2.579,50</text:p>
          </table:table-cell>
          <table:table-cell table:style-name="ce15" office:value-type="float" office:value="600" calcext:value-type="float">
            <text:p>600,00</text:p>
          </table:table-cell>
          <table:table-cell table:style-name="ce15" office:value-type="float" office:value="220" calcext:value-type="float">
            <text:p>22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820" calcext:value-type="float">
            <text:p>820,00</text:p>
          </table:table-cell>
          <table:table-cell table:number-columns-repeated="15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 table:number-columns-spanned="2" table:number-rows-spanned="1">
            <text:p><text:span text:style-name="T3">VANESSA MOTA COUTINHO INACIO DE SOUZ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 table:number-columns-spanned="2" table:number-rows-spanned="1">
            <text:p><text:span text:style-name="T3">VANUSA MADUREIRA SOUZA MACED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300" calcext:value-type="float">
            <text:p>300,00</text:p>
          </table:table-cell>
          <table:table-cell table:number-columns-repeated="15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 table:number-columns-spanned="2" table:number-rows-spanned="1">
            <text:p><text:span text:style-name="T3">VERA LUCIA OLIVEIRA UCHOA</text:span></text:p>
          </table:table-cell>
          <table:covered-table-cell table:style-name="ce12"/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 table:number-columns-spanned="2" table:number-rows-spanned="1">
            <text:p><text:span text:style-name="T3">VERONICA DE OLIVEIRA LAZAR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 table:number-columns-spanned="2" table:number-rows-spanned="1">
            <text:p><text:span text:style-name="T3">VERONICA DINIZ FRANCO OLIVEIRA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NÚCLEO DE C. E DIST. PROCESSUAL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22" table:style-name="ce15" office:value-type="float" office:value="0" calcext:value-type="float">
            <text:p>0,00</text:p>
          </table:table-cell>
          <table:table-cell table:style-name="ce15" office:value-type="float" office:value="2400" calcext:value-type="float">
            <text:p>2.400,00</text:p>
          </table:table-cell>
          <table:table-cell table:number-columns-repeated="15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 table:number-columns-spanned="2" table:number-rows-spanned="1">
            <text:p><text:span text:style-name="T3">VERONICA EUGENIA MORALES SALINAS ALV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AS ATIVIDADES CIVEIS E CRIMINAI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27" table:style-name="ce15" office:value-type="float" office:value="0" calcext:value-type="float">
            <text:p>0,00</text:p>
          </table:table-cell>
          <table:table-cell table:style-name="ce15" office:value-type="float" office:value="600" calcext:value-type="float">
            <text:p>600,00</text:p>
          </table:table-cell>
          <table:table-cell table:number-columns-repeated="15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 table:number-columns-spanned="2" table:number-rows-spanned="1">
            <text:p><text:span text:style-name="T3">VERONICA PEREIRA DA CRUZ</text:span></text:p>
          </table:table-cell>
          <table:covered-table-cell table:style-name="ce12"/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 table:number-columns-spanned="2" table:number-rows-spanned="1">
            <text:p><text:span text:style-name="T3">VICENTE CABRAL LEA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85" calcext:value-type="float">
            <text:p>2385</text:p>
          </table:table-cell>
          <table:table-cell table:style-name="ce8" office:value-type="string" calcext:value-type="string" table:number-columns-spanned="2" table:number-rows-spanned="1">
            <text:p><text:span text:style-name="T3">VICTOR FIGUEIREDO SOTERO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241.27" calcext:value-type="float">
            <text:p>241,27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1572.5" calcext:value-type="float">
            <text:p>1.572,50</text:p>
          </table:table-cell>
          <table:table-cell table:number-columns-repeated="9" table:style-name="ce15" office:value-type="float" office:value="0" calcext:value-type="float">
            <text:p>0,00</text:p>
          </table:table-cell>
          <table:table-cell table:style-name="ce15" office:value-type="float" office:value="4122.77" calcext:value-type="float">
            <text:p>4.122,77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4834.3" calcext:value-type="float">
            <text:p>4.834,30</text:p>
          </table:table-cell>
          <table:table-cell table:style-name="ce15" office:value-type="float" office:value="1127.98" calcext:value-type="float">
            <text:p>1.127,98</text:p>
          </table:table-cell>
          <table:table-cell table:style-name="ce15" office:value-type="float" office:value="2469.96" calcext:value-type="float">
            <text:p>2.469,96</text:p>
          </table:table-cell>
          <table:table-cell table:style-name="ce15" office:value-type="float" office:value="812.42" calcext:value-type="float">
            <text:p>812,42</text:p>
          </table:table-cell>
          <table:table-cell table:style-name="ce15" office:value-type="float" office:value="9244.66" calcext:value-type="float">
            <text:p>9.244,66</text:p>
          </table:table-cell>
          <table:table-cell table:number-columns-repeated="15"/>
        </table:table-row>
        <table:table-row table:style-name="ro4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 table:number-columns-spanned="2" table:number-rows-spanned="1">
            <text:p><text:span text:style-name="T3">VICTOR JOSE PINTO RIBEIRO SILVEIRA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ÃO DE AUDITORIA INTERN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 table:number-columns-spanned="2" table:number-rows-spanned="1">
            <text:p><text:span text:style-name="T3">VICTOR OSORIO RAMOS PORTO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ROJETOS DE TIC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 table:number-columns-spanned="2" table:number-rows-spanned="1">
            <text:p><text:span text:style-name="T3">VIRGILIO DO VALE VIAN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6" table:style-name="ce15" office:value-type="float" office:value="0" calcext:value-type="float">
            <text:p>0,00</text:p>
          </table:table-cell>
          <table:table-cell table:style-name="ce15" office:value-type="float" office:value="18511.52" calcext:value-type="float">
            <text:p>18.511,52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22017.52" calcext:value-type="float">
            <text:p>22.017,52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 table:number-columns-spanned="2" table:number-rows-spanned="1">
            <text:p><text:span text:style-name="T3">VITORIA CARVALHO PLECH PER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 table:number-columns-spanned="2" table:number-rows-spanned="1">
            <text:p><text:span text:style-name="T3">VIVIANE MILENA FERREIRA DE MELO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 table:number-columns-spanned="2" table:number-rows-spanned="1">
            <text:p><text:span text:style-name="T3">VOLESSA FREIRE SAMPAIO FISCINA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692.87" calcext:value-type="float">
            <text:p>692,87</text:p>
          </table:table-cell>
          <table:table-cell table:number-columns-repeated="8" table:style-name="ce15" office:value-type="float" office:value="0" calcext:value-type="float">
            <text:p>0,00</text:p>
          </table:table-cell>
          <table:table-cell table:style-name="ce15" office:value-type="float" office:value="3322.87" calcext:value-type="float">
            <text:p>3.322,87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374" calcext:value-type="float">
            <text:p>2374</text:p>
          </table:table-cell>
          <table:table-cell table:style-name="ce8" office:value-type="string" calcext:value-type="string" table:number-columns-spanned="2" table:number-rows-spanned="1">
            <text:p><text:span text:style-name="T3">WALDSON COELH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 table:number-columns-spanned="2" table:number-rows-spanned="1">
            <text:p><text:span text:style-name="T3">WALTENBERG LIMA DE S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25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15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 table:number-columns-spanned="2" table:number-rows-spanned="1">
            <text:p><text:span text:style-name="T3">WALTER CESAR NUNES SILVA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5" office:value-type="float" office:value="1612" calcext:value-type="float">
            <text:p>1.612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887" calcext:value-type="float">
            <text:p>2.887,00</text:p>
          </table:table-cell>
          <table:table-cell table:number-columns-repeated="13" table:style-name="ce15" office:value-type="float" office:value="0" calcext:value-type="float">
            <text:p>0,00</text:p>
          </table:table-cell>
          <table:table-cell table:style-name="ce15" office:value-type="float" office:value="3571.05" calcext:value-type="float">
            <text:p>3.571,05</text:p>
          </table:table-cell>
          <table:table-cell table:number-columns-repeated="11" table:style-name="ce15" office:value-type="float" office:value="0" calcext:value-type="float">
            <text:p>0,00</text:p>
          </table:table-cell>
          <table:table-cell table:style-name="ce15" office:value-type="float" office:value="5356.57" calcext:value-type="float">
            <text:p>5.356,57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8927.62" calcext:value-type="float">
            <text:p>8.927,62</text:p>
          </table:table-cell>
          <table:table-cell table:number-columns-repeated="15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 table:number-columns-spanned="2" table:number-rows-spanned="1">
            <text:p><text:span text:style-name="T3">WANDERLEY SIQUEIRA MONTE SANTO</text:span></text:p>
          </table:table-cell>
          <table:covered-table-cell table:style-name="ce12"/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PROTOCOLO/ DAA/DA/SG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3506" calcext:value-type="float">
            <text:p>3.506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 table:number-columns-spanned="2" table:number-rows-spanned="1">
            <text:p><text:span text:style-name="T3">WASHINGTON LUIZ MENDONCA</text:span></text:p>
          </table:table-cell>
          <table:covered-table-cell table:style-name="ce12"/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 table:number-columns-spanned="2" table:number-rows-spanned="1">
            <text:p><text:span text:style-name="T3">WELLINGTON FERREIRA DANTAS</text:span></text:p>
          </table:table-cell>
          <table:covered-table-cell table:style-name="ce12"/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4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 table:number-columns-spanned="2" table:number-rows-spanned="1">
            <text:p><text:span text:style-name="T3">WESLEY CRISTIAN SANTOS ALMEID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5" office:value-type="float" office:value="1355" calcext:value-type="float">
            <text:p>1.355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630" calcext:value-type="float">
            <text:p>2.630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 table:number-columns-spanned="2" table:number-rows-spanned="1">
            <text:p><text:span text:style-name="T3">WESLEY DE SANTANA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Chefe do Setor de A. e Est. do Cartóri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 table:number-columns-spanned="2" table:number-rows-spanned="1">
            <text:p><text:span text:style-name="T3">WESLEY SANTOS CERQUEIRA</text:span></text:p>
          </table:table-cell>
          <table:covered-table-cell table:style-name="ce12"/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646.62" calcext:value-type="float">
            <text:p>646,62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646.62" calcext:value-type="float">
            <text:p>646,62</text:p>
          </table:table-cell>
          <table:table-cell table:number-columns-repeated="15"/>
        </table:table-row>
        <table:table-row table:style-name="ro4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 table:number-columns-spanned="2" table:number-rows-spanned="1">
            <text:p><text:span text:style-name="T3">WILLDE PEREIRA SOBRAL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 table:number-columns-spanned="2" table:number-rows-spanned="1">
            <text:p><text:span text:style-name="T3">WILTON ARAUJO SANTOS</text:span></text:p>
          </table:table-cell>
          <table:covered-table-cell table:style-name="ce12"/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12" table:style-name="ce15" office:value-type="float" office:value="0" calcext:value-type="float">
            <text:p>0,00</text:p>
          </table:table-cell>
          <table:table-cell table:style-name="ce15" office:value-type="float" office:value="2231" calcext:value-type="float">
            <text:p>2.231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 table:number-columns-spanned="2" table:number-rows-spanned="1">
            <text:p><text:span text:style-name="T3">WOLNEY MACIEL DE CARVALHO NETO</text:span></text:p>
          </table:table-cell>
          <table:covered-table-cell table:style-name="ce12"/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30" table:style-name="ce15" office:value-type="float" office:value="0" calcext:value-type="float">
            <text:p>0,00</text:p>
          </table:table-cell>
          <table:table-cell table:number-columns-repeated="15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 table:number-columns-spanned="2" table:number-rows-spanned="1">
            <text:p><text:span text:style-name="T3">YANNE LEITE MENESES</text:span></text:p>
          </table:table-cell>
          <table:covered-table-cell table:style-name="ce12"/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5" office:value-type="float" office:value="1034" calcext:value-type="float">
            <text:p>1.034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275" calcext:value-type="float">
            <text:p>1.275,00</text:p>
          </table:table-cell>
          <table:table-cell table:number-columns-repeated="10" table:style-name="ce15" office:value-type="float" office:value="0" calcext:value-type="float">
            <text:p>0,00</text:p>
          </table:table-cell>
          <table:table-cell table:style-name="ce15" office:value-type="float" office:value="2309" calcext:value-type="float">
            <text:p>2.309,00</text:p>
          </table:table-cell>
          <table:table-cell table:number-columns-repeated="4" table:style-name="ce15" office:value-type="float" office:value="0" calcext:value-type="float">
            <text:p>0,00</text:p>
          </table:table-cell>
          <table:table-cell table:style-name="ce15" office:value-type="float" office:value="1290.01" calcext:value-type="float">
            <text:p>1.290,01</text:p>
          </table:table-cell>
          <table:table-cell table:number-columns-repeated="24" table:style-name="ce15" office:value-type="float" office:value="0" calcext:value-type="float">
            <text:p>0,00</text:p>
          </table:table-cell>
          <table:table-cell table:style-name="ce15" office:value-type="float" office:value="1290.01" calcext:value-type="float">
            <text:p>1.290,01</text:p>
          </table:table-cell>
          <table:table-cell table:number-columns-repeated="15"/>
        </table:table-row>
        <table:table-row table:style-name="ro6">
          <table:table-cell table:style-name="ce4" office:value-type="string" calcext:value-type="string" table:number-columns-spanned="5" table:number-rows-spanned="1">
            <text:p><text:span text:style-name="T2">TOTAL:</text:span></text:p>
          </table:table-cell>
          <table:covered-table-cell table:number-columns-repeated="4" table:style-name="ce9"/>
          <table:table-cell table:style-name="ce16" office:value-type="float" office:value="1141833.07" calcext:value-type="float">
            <text:p>1.141.833,07</text:p>
          </table:table-cell>
          <table:table-cell table:style-name="ce16" office:value-type="float" office:value="2315.24" calcext:value-type="float">
            <text:p>2.315,24</text:p>
          </table:table-cell>
          <table:table-cell table:style-name="ce16" office:value-type="float" office:value="937125" calcext:value-type="float">
            <text:p>937.125,00</text:p>
          </table:table-cell>
          <table:table-cell table:style-name="ce16" office:value-type="float" office:value="15555" calcext:value-type="float">
            <text:p>15.555,00</text:p>
          </table:table-cell>
          <table:table-cell table:style-name="ce16" office:value-type="float" office:value="86046.36" calcext:value-type="float">
            <text:p>86.046,36</text:p>
          </table:table-cell>
          <table:table-cell table:style-name="ce16" office:value-type="float" office:value="692.87" calcext:value-type="float">
            <text:p>692,87</text:p>
          </table:table-cell>
          <table:table-cell table:style-name="ce16" office:value-type="float" office:value="628.5" calcext:value-type="float">
            <text:p>628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35710.46" calcext:value-type="float">
            <text:p>35.710,46</text:p>
          </table:table-cell>
          <table:table-cell table:style-name="ce16" office:value-type="float" office:value="275328.58" calcext:value-type="float">
            <text:p>275.328,58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36.21" calcext:value-type="float">
            <text:p>136,21</text:p>
          </table:table-cell>
          <table:table-cell table:style-name="ce16" office:value-type="float" office:value="1520.26" calcext:value-type="float">
            <text:p>1.520,26</text:p>
          </table:table-cell>
          <table:table-cell table:style-name="ce16" office:value-type="float" office:value="2496891.55" calcext:value-type="float">
            <text:p>2.496.891,55</text:p>
          </table:table-cell>
          <table:table-cell table:style-name="ce16" office:value-type="float" office:value="10840" calcext:value-type="float">
            <text:p>10.840,00</text:p>
          </table:table-cell>
          <table:table-cell table:style-name="ce16" office:value-type="float" office:value="5580" calcext:value-type="float">
            <text:p>5.580,00</text:p>
          </table:table-cell>
          <table:table-cell table:style-name="ce16" office:value-type="float" office:value="8070.42" calcext:value-type="float">
            <text:p>8.070,42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31129.37" calcext:value-type="float">
            <text:p>31.129,37</text:p>
          </table:table-cell>
          <table:table-cell table:style-name="ce16" office:value-type="float" office:value="6024.69" calcext:value-type="float">
            <text:p>6.024,69</text:p>
          </table:table-cell>
          <table:table-cell table:style-name="ce16" office:value-type="float" office:value="47896.16" calcext:value-type="float">
            <text:p>47.896,16</text:p>
          </table:table-cell>
          <table:table-cell table:style-name="ce16" office:value-type="float" office:value="488.67" calcext:value-type="float">
            <text:p>488,67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6439.22" calcext:value-type="float">
            <text:p>6.439,22</text:p>
          </table:table-cell>
          <table:table-cell table:style-name="ce16" office:value-type="float" office:value="6931.18" calcext:value-type="float">
            <text:p>6.931,18</text:p>
          </table:table-cell>
          <table:table-cell table:number-columns-repeated="2" table:style-name="ce16" office:value-type="float" office:value="0" calcext:value-type="float">
            <text:p>0,00</text:p>
          </table:table-cell>
          <table:table-cell table:style-name="ce16" office:value-type="float" office:value="174616.26" calcext:value-type="float">
            <text:p>174.616,26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142.63" calcext:value-type="float">
            <text:p>2.142,63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8141.98" calcext:value-type="float">
            <text:p>8.141,98</text:p>
          </table:table-cell>
          <table:table-cell table:number-columns-repeated="3" table:style-name="ce16" office:value-type="float" office:value="0" calcext:value-type="float">
            <text:p>0,00</text:p>
          </table:table-cell>
          <table:table-cell table:style-name="ce16" office:value-type="float" office:value="26247.19" calcext:value-type="float">
            <text:p>26.247,19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5356.56" calcext:value-type="float">
            <text:p>5.356,56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644444.47" calcext:value-type="float">
            <text:p>644.444,47</text:p>
          </table:table-cell>
          <table:table-cell table:style-name="ce16" office:value-type="float" office:value="1127.98" calcext:value-type="float">
            <text:p>1.127,98</text:p>
          </table:table-cell>
          <table:table-cell table:style-name="ce16" office:value-type="float" office:value="30502.68" calcext:value-type="float">
            <text:p>30.502,68</text:p>
          </table:table-cell>
          <table:table-cell table:style-name="ce16" office:value-type="float" office:value="6895.14" calcext:value-type="float">
            <text:p>6.895,14</text:p>
          </table:table-cell>
          <table:table-cell table:style-name="ce16" office:value-type="float" office:value="1022874.6" calcext:value-type="float">
            <text:p>1.022.874,60</text:p>
          </table:table-cell>
          <table:table-cell table:number-columns-repeated="15"/>
        </table:table-row>
        <table:table-row table:style-name="ro6">
          <table:table-cell table:style-name="ce5" office:value-type="string" calcext:value-type="string" table:number-columns-spanned="49" table:number-rows-spanned="1">
            <text:p><text:span text:style-name="T1">Fonte da Informação: Diretoria de Recursos Humanos</text:span></text:p>
          </table:table-cell>
          <table:covered-table-cell table:number-columns-repeated="48" table:style-name="ce10"/>
          <table:table-cell table:number-columns-repeated="15"/>
        </table:table-row>
        <table:table-row table:style-name="ro6">
          <table:table-cell table:style-name="ce5" office:value-type="string" calcext:value-type="string" table:number-columns-spanned="49" table:number-rows-spanned="1">
            <text:p><text:span text:style-name="T1">Data da última atualização: 31/08/2023</text:span></text:p>
          </table:table-cell>
          <table:covered-table-cell table:number-columns-repeated="48" table:style-name="ce10"/>
          <table:table-cell table:number-columns-repeated="15"/>
        </table:table-row>
        <table:table-row table:style-name="ro6">
          <table:table-cell table:style-name="ce1" office:value-type="string" calcext:value-type="string" table:number-columns-spanned="2" table:number-rows-spanned="1">
            <text:p><text:span text:style-name="T1">Hora da última atualização:</text:span></text:p>
          </table:table-cell>
          <table:covered-table-cell table:style-name="ce6"/>
          <table:table-cell table:style-name="ce1" office:value-type="string" calcext:value-type="string" table:number-columns-spanned="47" table:number-rows-spanned="1">
            <text:p><text:span text:style-name="T1">08:02:04</text:span></text:p>
          </table:table-cell>
          <table:covered-table-cell table:number-columns-repeated="46" table:style-name="ce6"/>
          <table:table-cell table:number-columns-repeated="15"/>
        </table:table-row>
        <table:table-row table:style-name="ro7" table:number-rows-repeated="1047632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3-09-20T08:03:12.317000000</dc:date>
    <meta:editing-duration>PT50S</meta:editing-duration>
    <meta:editing-cycles>1</meta:editing-cycles>
    <meta:document-statistic meta:table-count="1" meta:cell-count="45029" meta:object-count="0"/>
  </office:meta>
</office:document-meta>
</file>